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55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096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21cm"/>
    </style:style>
    <style:style style:name="co7" style:family="table-column">
      <style:table-column-properties fo:break-before="auto" style:column-width="1.713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2.018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1.52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underline-style="non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32" style:family="table-cell" style:parent-style-name="_2a__2a__20_Replayable">
      <style:table-cell-properties style:text-align-source="fix" style:repeat-content="false" fo:background-color="transparent"/>
      <style:paragraph-properties fo:text-align="start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0pt" fo:language="none" fo:country="none" style:font-name-asian="Segoe UI" style:font-size-asian="10pt" style:language-asian="none" style:country-asian="none" style:font-name-complex="Tahoma" style:font-size-complex="10pt" style:language-complex="none" style:country-complex="non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40" style:family="table-cell" style:parent-style-name="Default" style:data-style-name="N44">
      <style:table-cell-properties fo:background-color="transparent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61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53" style:family="table-cell" style:parent-style-name="Default" style:data-style-name="N107">
      <style:table-cell-properties style:text-align-source="fix" style:repeat-content="false"/>
      <style:paragraph-properties fo:text-align="end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68" style:family="table-cell" style:parent-style-name="Default">
      <style:table-cell-properties fo:background-color="transparent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1" style:family="table-cell" style:parent-style-name="Default"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67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50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  <style:text-properties fo:color="#000000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55" style:family="table-cell" style:parent-style-name="Default" style:data-style-name="N107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underline-style="non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56" style:family="table-cell" style:parent-style-name="Default" style:data-style-name="N44">
      <style:table-cell-properties style:text-align-source="fix" style:repeat-content="false" fo:background-color="transparent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05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74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71" style:family="table-cell" style:parent-style-name="Default" style:data-style-name="N107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2.01pt solid #cc0000" fo:border-right="none" fo:border-top="none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11" style:family="table-cell" style:parent-style-name="Default">
      <style:table-cell-properties fo:border-bottom="none" style:text-align-source="fix" style:repeat-content="false" fo:background-color="transparent" fo:wrap-option="wrap" fo:border-left="2.01pt solid #cc0000" fo:border-right="none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79" style:family="table-cell" style:parent-style-name="Default">
      <style:table-cell-properties fo:border-bottom="none" fo:background-color="transparent" fo:border-left="2.01pt solid #cc0000" fo:border-right="none" fo:border-top="non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0" style:family="table-cell" style:parent-style-name="Default">
      <style:table-cell-properties fo:border-bottom="none" style:text-align-source="fix" style:repeat-content="false" fo:background-color="transparent" fo:border-left="none" fo:border-right="2.01pt solid #cc0000" fo:border-top="none"/>
      <style:paragraph-properties fo:text-align="center"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21" style:family="table-cell" style:parent-style-name="Default">
      <style:table-cell-properties fo:border-bottom="none" style:text-align-source="fix" style:repeat-content="false" fo:background-color="transparent" fo:wrap-option="wrap" fo:border-left="none" fo:border-right="2.01pt solid #cc0000" fo:border-top="none"/>
      <style:paragraph-properties fo:text-align="center" fo:margin-left="0cm"/>
      <style:text-properties fo:color="#cc0000" style:text-outline="false" style:text-line-through-style="none" style:text-line-through-type="none" style:font-name="Noto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2" style:family="table-cell" style:parent-style-name="Default">
      <style:table-cell-properties fo:border-bottom="none" fo:background-color="transparent" fo:border-left="none" fo:border-right="2.01pt solid #cc0000" fo:border-top="non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3" style:family="table-cell" style:parent-style-name="_2a__2a__20_Play_20_Here">
      <style:table-cell-properties fo:background-color="transparent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4" style:family="table-cell" style:parent-style-name="_2a__2a__20_Play_20_Here"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5" style:family="table-cell" style:parent-style-name="_2a__2a__20_Replayable">
      <style:table-cell-properties fo:background-color="transparent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7" style:family="table-cell" style:parent-style-name="_2a__2a__20_Play_20_Here">
      <style:table-cell-properties fo:background-color="transparent"/>
      <style:paragraph-properties fo:margin-left="0cm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underline-style="none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93" style:family="table-cell" style:parent-style-name="_2a__2a__20_Replayable"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94" style:family="table-cell" style:parent-style-name="_2a__2a__20__3f_">
      <style:map style:condition="is-true-formula([.$B1]=&quot;Completed&quot;)" style:apply-style-name="_2a__2a__20_Completed" style:base-cell-address="Backlog.A1"/>
      <style:map style:condition="is-true-formula([.$B1]=&quot;Dropped&quot;)" style:apply-style-name="_2a__2a__20_Dropped" style:base-cell-address="Backlog.A1"/>
      <style:map style:condition="is-true-formula([.$B1]=&quot;Replayable&quot;)" style:apply-style-name="_2a__2a__20_Replayable" style:base-cell-address="Backlog.A1"/>
      <style:map style:condition="is-true-formula([.$B1]=&quot;Pending&quot;)" style:apply-style-name="_2a__2a__20_Pending" style:base-cell-address="Backlog.A1"/>
      <style:map style:condition="is-true-formula([.$B1]=&quot;?&quot;)" style:apply-style-name="_2a__2a__20__3f_" style:base-cell-address="Backlog.A1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9" style:family="table-cell" style:parent-style-name="Default">
      <style:table-cell-properties fo:background-color="#ff3399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180" style:family="table-cell" style:parent-style-name="Default">
      <style:table-cell-properties fo:border-bottom="none" fo:background-color="#99ff66" fo:border-left="0.06pt solid #000000" fo:border-right="none" fo:border-top="0.06pt solid #000000"/>
    </style:style>
    <style:style style:name="ce181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182" style:family="table-cell" style:parent-style-name="Default">
      <style:table-cell-properties fo:border-bottom="none" fo:background-color="#00ccff" fo:border-left="0.06pt solid #000000" fo:border-right="none" fo:border-top="none"/>
    </style:style>
    <style:style style:name="ce183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84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85" style:family="table-cell" style:parent-style-name="Default">
      <style:table-cell-properties fo:border-bottom="0.06pt solid #000000" fo:background-color="#663300" fo:border-left="0.06pt solid #000000" fo:border-right="none" fo:border-top="none"/>
    </style:style>
    <style:style style:name="ce186" style:family="table-cell" style:parent-style-name="Default">
      <style:table-cell-properties fo:background-color="#ff3399" style:text-align-source="fix" style:repeat-content="false" fo:border="0.06pt solid #000000"/>
      <style:paragraph-properties fo:text-align="center" fo:margin-left="0cm"/>
      <style:text-properties fo:color="#ffffff"/>
    </style:style>
    <style:style style:name="ce187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102" style:family="table-cell" style:parent-style-name="Default">
      <style:table-cell-properties fo:background-color="#000000"/>
    </style:style>
    <style:style style:name="ce113" style:family="table-cell" style:parent-style-name="Default">
      <style:table-cell-properties fo:background-color="#00ccff"/>
    </style:style>
    <style:style style:name="ce123" style:family="table-cell" style:parent-style-name="Default">
      <style:table-cell-properties fo:background-color="#ffcc00"/>
    </style:style>
    <style:style style:name="ce188" style:family="table-cell" style:parent-style-name="Default">
      <style:table-cell-properties fo:background-color="#eeeeee"/>
    </style:style>
    <style:style style:name="ce189" style:family="table-cell" style:parent-style-name="Default">
      <style:table-cell-properties fo:border-bottom="0.06pt solid #000000" fo:background-color="#6633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19">
      <style:table-cell-properties fo:border-bottom="none" fo:background-color="#99ff66" fo:border-left="none" fo:border-right="none" fo:border-top="0.06pt solid #000000"/>
    </style:style>
    <style:style style:name="ce191" style:family="table-cell" style:parent-style-name="Default" style:data-style-name="N119">
      <style:table-cell-properties fo:background-color="#000000" fo:border="none"/>
    </style:style>
    <style:style style:name="ce192" style:family="table-cell" style:parent-style-name="Default" style:data-style-name="N119">
      <style:table-cell-properties fo:background-color="#00ccff" fo:border="none"/>
    </style:style>
    <style:style style:name="ce193" style:family="table-cell" style:parent-style-name="Default" style:data-style-name="N119">
      <style:table-cell-properties fo:background-color="#ffcc00" fo:border="none"/>
    </style:style>
    <style:style style:name="ce194" style:family="table-cell" style:parent-style-name="Default" style:data-style-name="N119">
      <style:table-cell-properties fo:background-color="#eeeeee" fo:border="none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5" style:family="table-cell" style:parent-style-name="Default" style:data-style-name="N2">
      <style:table-cell-properties fo:border-bottom="none" fo:background-color="#99ff66" fo:border-left="none" fo:border-right="0.06pt solid #000000" fo:border-top="0.06pt solid #000000"/>
    </style:style>
    <style:style style:name="ce196" style:family="table-cell" style:parent-style-name="Default" style:data-style-name="N2">
      <style:table-cell-properties fo:border-bottom="none" fo:background-color="#000000" fo:border-left="none" fo:border-right="0.06pt solid #000000" fo:border-top="none"/>
    </style:style>
    <style:style style:name="ce197" style:family="table-cell" style:parent-style-name="Default" style:data-style-name="N2">
      <style:table-cell-properties fo:border-bottom="none" fo:background-color="#00ccff" fo:border-left="none" fo:border-right="0.06pt solid #000000" fo:border-top="none"/>
    </style:style>
    <style:style style:name="ce198" style:family="table-cell" style:parent-style-name="Default" style:data-style-name="N2">
      <style:table-cell-properties fo:border-bottom="none" fo:background-color="#ffcc00" fo:border-left="none" fo:border-right="0.06pt solid #000000" fo:border-top="none"/>
    </style:style>
    <style:style style:name="ce199" style:family="table-cell" style:parent-style-name="Default" style:data-style-name="N2">
      <style:table-cell-properties fo:border-bottom="none" fo:background-color="#eeeeee" fo:border-left="none" fo:border-right="0.06pt solid #000000" fo:border-top="none"/>
    </style:style>
    <style:style style:name="ce200" style:family="table-cell" style:parent-style-name="Default" style:data-style-name="N2">
      <style:table-cell-properties fo:border-bottom="0.06pt solid #000000" fo:background-color="#663300" fo:border-left="none" fo:border-right="0.06pt solid #000000" fo:border-top="none"/>
    </style:style>
    <style:style style:name="ce201" style:family="table-cell" style:parent-style-name="Default" style:data-style-name="N0"/>
    <style:style style:name="ce202" style:family="table-cell" style:parent-style-name="Default" style:data-style-name="N119"/>
    <style:style style:name="ce14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6" style:family="table-cell" style:parent-style-name="Default" style:data-style-name="N107">
      <style:table-cell-properties style:text-align-source="fix" style:repeat-content="false"/>
      <style:paragraph-properties fo:text-align="end" fo:margin-left="0cm"/>
    </style:style>
    <style:style style:name="ce114" style:family="table-cell" style:parent-style-name="Default">
      <style:text-properties style:font-name="Liberation Serif" fo:font-size="6.80000019073486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170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/>
      <table:table table:name="Backlog" table:style-name="ta1">
        <office:forms form:automatic-focus="true" form:apply-design-mode="false"/>
        <table:table-column table:style-name="co1" table:default-cell-style-name="ce15"/>
        <table:table-column table:style-name="co2" table:default-cell-style-name="ce125"/>
        <table:table-column table:style-name="co3" table:default-cell-style-name="ce61"/>
        <table:table-column table:style-name="co4" table:default-cell-style-name="ce105"/>
        <table:table-column table:style-name="co2" table:default-cell-style-name="ce79"/>
        <table:table-column table:style-name="co5" table:default-cell-style-name="ce82"/>
        <table:table-column table:style-name="co6" table:default-cell-style-name="ce125"/>
        <table:table-column table:style-name="co7" table:default-cell-style-name="ce125"/>
        <table:table-column table:style-name="co8" table:default-cell-style-name="ce125"/>
        <table:table-column table:style-name="co9" table:default-cell-style-name="ce125"/>
        <table:table-column table:style-name="co10" table:default-cell-style-name="ce125"/>
        <table:table-column table:style-name="co11" table:default-cell-style-name="ce125"/>
        <table:table-column table:style-name="co6" table:number-columns-repeated="2" table:default-cell-style-name="ce125"/>
        <table:table-column table:style-name="co12" table:default-cell-style-name="ce125"/>
        <table:table-column table:style-name="co13" table:default-cell-style-name="ce125"/>
        <table:table-column table:style-name="co14" table:number-columns-repeated="1008" table:default-cell-style-name="ce11"/>
        <table:table-row table:style-name="ro1">
          <table:table-cell table:style-name="ce1" office:value-type="string" calcext:value-type="string">
            <text:p>Game</text:p>
          </table:table-cell>
          <table:table-cell table:style-name="ce35" office:value-type="string" calcext:value-type="string">
            <text:p>Status</text:p>
          </table:table-cell>
          <table:table-cell table:style-name="ce40" office:value-type="string" calcext:value-type="string">
            <text:p>Duration</text:p>
          </table:table-cell>
          <table:table-cell table:style-name="ce56" office:value-type="string" calcext:value-type="string">
            <text:p>Mutiplayer</text:p>
          </table:table-cell>
          <table:table-cell table:style-name="ce76" office:value-type="string" calcext:value-type="string">
            <text:p>PCGamingWiki</text:p>
          </table:table-cell>
          <table:table-cell table:style-name="ce80" office:value-type="string" calcext:value-type="string">
            <text:p>Trailer</text:p>
          </table:table-cell>
          <table:table-cell table:style-name="ce35" office:value-type="string" calcext:value-type="string">
            <text:p>Backup</text:p>
          </table:table-cell>
          <table:table-cell table:style-name="ce35" office:value-type="string" calcext:value-type="string">
            <text:p>Epic</text:p>
          </table:table-cell>
          <table:table-cell table:style-name="ce35" office:value-type="string" calcext:value-type="string">
            <text:p>GOG</text:p>
          </table:table-cell>
          <table:table-cell table:style-name="ce35" office:value-type="string" calcext:value-type="string">
            <text:p>Origin</text:p>
          </table:table-cell>
          <table:table-cell table:style-name="ce35" office:value-type="string" calcext:value-type="string">
            <text:p>PS3</text:p>
          </table:table-cell>
          <table:table-cell table:style-name="ce35" office:value-type="string" calcext:value-type="string">
            <text:p>PS4</text:p>
          </table:table-cell>
          <table:table-cell table:style-name="ce35" office:value-type="string" calcext:value-type="string">
            <text:p>Steam</text:p>
          </table:table-cell>
          <table:table-cell table:style-name="ce35" office:value-type="string" calcext:value-type="string">
            <text:p>Twitch</text:p>
          </table:table-cell>
          <table:table-cell table:style-name="ce35" office:value-type="string" calcext:value-type="string">
            <text:p>uPlay</text:p>
          </table:table-cell>
          <table:table-cell table:style-name="ce35" office:value-type="string" calcext:value-type="string">
            <text:p>Wii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Dropped</text:p>
          </table:table-cell>
          <table:table-cell office:value-type="time" office:time-value="PT01H24M00S" calcext:value-type="time">
            <text:p>01:24</text:p>
          </table:table-cell>
          <table:table-cell/>
          <table:table-cell table:style-name="ce111" table:formula="of:=HYPERLINK(&quot;https:/www.pcgamingwiki.com/wiki/&quot;&amp;SUBSTITUTE([.A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$1 Ride </text:p>
          </table:table-cell>
          <table:table-cell office:value-type="string" calcext:value-type="string">
            <text:p>Dropped</text:p>
          </table:table-cell>
          <table:table-cell office:value-type="time" office:time-value="PT00H37M00S" calcext:value-type="time">
            <text:p>00:37</text:p>
          </table:table-cell>
          <table:table-cell/>
          <table:table-cell table:style-name="ce111" table:formula="of:=HYPERLINK(&quot;https:/www.pcgamingwiki.com/wiki/&quot;&amp;SUBSTITUTE([.A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10 Second Ninja X</text:p>
          </table:table-cell>
          <table:table-cell office:value-type="string" calcext:value-type="string">
            <text:p>Dropped</text:p>
          </table:table-cell>
          <table:table-cell office:value-type="time" office:time-value="PT02H00M00S" calcext:value-type="time">
            <text:p>02:00</text:p>
          </table:table-cell>
          <table:table-cell/>
          <table:table-cell table:style-name="ce111" table:formula="of:=HYPERLINK(&quot;https:/www.pcgamingwiki.com/wiki/&quot;&amp;SUBSTITUTE([.A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2064: Read Only Memories </text:p>
          </table:table-cell>
          <table:table-cell office:value-type="string" calcext:value-type="string">
            <text:p>Completed</text:p>
          </table:table-cell>
          <table:table-cell office:value-type="time" office:time-value="PT10H36M00S" calcext:value-type="time">
            <text:p>10:36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XX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Out Of 10 Ep1</text:p>
          </table:table-cell>
          <table:table-cell office:value-type="string" calcext:value-type="string">
            <text:p>Dropped</text:p>
          </table:table-cell>
          <table:table-cell office:value-type="time" office:time-value="PT00H39M00S" calcext:value-type="time">
            <text:p>00:39</text:p>
          </table:table-cell>
          <table:table-cell/>
          <table:table-cell table:style-name="ce111" table:formula="of:=HYPERLINK(&quot;https:/www.pcgamingwiki.com/wiki/&quot;&amp;SUBSTITUTE([.A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Out Of 10 Ep2</text:p>
          </table:table-cell>
          <table:table-cell office:value-type="string" calcext:value-type="string">
            <text:p>Dropped</text:p>
          </table:table-cell>
          <table:table-cell office:value-type="time" office:time-value="PT00H30M00S" calcext:value-type="time">
            <text:p>00:30</text:p>
          </table:table-cell>
          <table:table-cell/>
          <table:table-cell table:style-name="ce111" table:formula="of:=HYPERLINK(&quot;https:/www.pcgamingwiki.com/wiki/&quot;&amp;SUBSTITUTE([.A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Out Of 10 Ep3</text:p>
          </table:table-cell>
          <table:table-cell office:value-type="string" calcext:value-type="string">
            <text:p>Dropped</text:p>
          </table:table-cell>
          <table:table-cell office:value-type="time" office:time-value="PT00H31M00S" calcext:value-type="time">
            <text:p>00:31</text:p>
          </table:table-cell>
          <table:table-cell/>
          <table:table-cell table:style-name="ce111" table:formula="of:=HYPERLINK(&quot;https:/www.pcgamingwiki.com/wiki/&quot;&amp;SUBSTITUTE([.A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Out Of 10 Ep4</text:p>
          </table:table-cell>
          <table:table-cell office:value-type="string" calcext:value-type="string">
            <text:p>Dropped</text:p>
          </table:table-cell>
          <table:table-cell office:value-type="time" office:time-value="PT00H36M00S" calcext:value-type="time">
            <text:p>00:36</text:p>
          </table:table-cell>
          <table:table-cell/>
          <table:table-cell table:style-name="ce111" table:formula="of:=HYPERLINK(&quot;https:/www.pcgamingwiki.com/wiki/&quot;&amp;SUBSTITUTE([.A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 Out Of 10 Ep5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30 Impossible Levels </text:p>
          </table:table-cell>
          <table:table-cell office:value-type="string" calcext:value-type="string">
            <text:p>Dropped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style-name="ce111" table:formula="of:=HYPERLINK(&quot;https:/www.pcgamingwiki.com/wiki/&quot;&amp;SUBSTITUTE([.A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3D Pinball - Cadete Espacial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60 Parsecs! </text:p>
          </table:table-cell>
          <table:table-cell office:value-type="string" calcext:value-type="string">
            <text:p>Completed</text:p>
          </table:table-cell>
          <table:table-cell office:value-type="time" office:time-value="PT01H50M00S" calcext:value-type="time">
            <text:p>01:5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8Doors: Arum's Afterlife Adventur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 Blind Lege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2"/>
          <table:table-cell table:style-name="ce68" table:number-columns-repeated="47"/>
          <table:table-cell table:number-columns-repeated="961"/>
        </table:table-row>
        <table:table-row table:style-name="ro3">
          <table:table-cell table:style-name="ce7" office:value-type="string" calcext:value-type="string">
            <text:p>A Boy And His Blob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0H00M00S" calcext:value-type="time">
            <text:p>10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style-name="ce68" table:number-columns-repeated="47"/>
          <table:table-cell table:number-columns-repeated="961"/>
        </table:table-row>
        <table:table-row table:style-name="ro3">
          <table:table-cell office:value-type="string" calcext:value-type="string">
            <text:p>A Fistful of Gun </text:p>
          </table:table-cell>
          <table:table-cell office:value-type="string" calcext:value-type="string">
            <text:p>Pending</text:p>
          </table:table-cell>
          <table:table-cell office:value-type="time" office:time-value="PT02H57M00S" calcext:value-type="time">
            <text:p>02:5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 Game Of Thrones: The Board Game Digital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Good Snowman Is Hard To Bui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 Knight's Quest</text:p>
          </table:table-cell>
          <table:table-cell office:value-type="string" calcext:value-type="string">
            <text:p>Pending</text:p>
          </table:table-cell>
          <table:table-cell office:value-type="time" office:time-value="PT15H00M00S" calcext:value-type="time">
            <text:p>15:00</text:p>
          </table:table-cell>
          <table:table-cell/>
          <table:table-cell table:style-name="ce111" table:formula="of:=HYPERLINK(&quot;https:/www.pcgamingwiki.com/wiki/&quot;&amp;SUBSTITUTE([.A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 New Beginning </text:p>
          </table:table-cell>
          <table:table-cell office:value-type="string" calcext:value-type="string">
            <text:p>Completed</text:p>
          </table:table-cell>
          <table:table-cell office:value-type="time" office:time-value="PT09H43M00S" calcext:value-type="time">
            <text:p>09:4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 Normal Lost Phone</text:p>
          </table:table-cell>
          <table:table-cell office:value-type="string" calcext:value-type="string">
            <text:p>Pending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 Plague Tale: Innocenc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Short Hike</text:p>
          </table:table-cell>
          <table:table-cell office:value-type="string" calcext:value-type="string">
            <text:p>Completed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 Story About My Uncle </text:p>
          </table:table-cell>
          <table:table-cell office:value-type="string" calcext:value-type="string">
            <text:p>Completed</text:p>
          </table:table-cell>
          <table:table-cell office:value-type="time" office:time-value="PT03H20M00S" calcext:value-type="time">
            <text:p>03:2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 Virus Named Tom </text:p>
          </table:table-cell>
          <table:table-cell office:value-type="string" calcext:value-type="string">
            <text:p>Dropped</text:p>
          </table:table-cell>
          <table:table-cell office:value-type="time" office:time-value="PT05H49M00S" calcext:value-type="time">
            <text:p>05:49</text:p>
          </table:table-cell>
          <table:table-cell/>
          <table:table-cell table:style-name="ce111" table:formula="of:=HYPERLINK(&quot;https:/www.pcgamingwiki.com/wiki/&quot;&amp;SUBSTITUTE([.A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aaaaAAaaaAAAaaAAAAaAAAAA!!! for the Awesome </text:p>
          </table:table-cell>
          <table:table-cell office:value-type="string" calcext:value-type="string">
            <text:p>Dropped</text:p>
          </table:table-cell>
          <table:table-cell office:value-type="time" office:time-value="PT05H42M00S" calcext:value-type="time">
            <text:p>05:42</text:p>
          </table:table-cell>
          <table:table-cell/>
          <table:table-cell table:style-name="ce111" table:formula="of:=HYPERLINK(&quot;https:/www.pcgamingwiki.com/wiki/&quot;&amp;SUBSTITUTE([.A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bandon Ship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bsolute Drif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BZU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ce Combat: Assault Horizon - Enhanced Edition </text:p>
          </table:table-cell>
          <table:table-cell office:value-type="string" calcext:value-type="string">
            <text:p>Dropped</text:p>
          </table:table-cell>
          <table:table-cell office:value-type="time" office:time-value="PT12H16M00S" calcext:value-type="time">
            <text:p>12:16</text:p>
          </table:table-cell>
          <table:table-cell/>
          <table:table-cell table:style-name="ce111" table:formula="of:=HYPERLINK(&quot;https:/www.pcgamingwiki.com/wiki/&quot;&amp;SUBSTITUTE([.A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ces of the Luftwaffe – Squadr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cross the Groov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am Wolfe</text:p>
          </table:table-cell>
          <table:table-cell office:value-type="string" calcext:value-type="string">
            <text:p>Completed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dventures of Chris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egis Defenders</text:p>
          </table:table-cell>
          <table:table-cell office:value-type="string" calcext:value-type="string">
            <text:p>Pending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ER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FTERGRINDER 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ge of Wonders III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1H04M00S" calcext:value-type="time">
            <text:p>31:0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Agent Awesome </text:p>
          </table:table-cell>
          <table:table-cell office:value-type="string" calcext:value-type="string">
            <text:p>Dropped</text:p>
          </table:table-cell>
          <table:table-cell office:value-type="time" office:time-value="PT09H57M00S" calcext:value-type="time">
            <text:p>09:57</text:p>
          </table:table-cell>
          <table:table-cell/>
          <table:table-cell table:style-name="ce111" table:formula="of:=HYPERLINK(&quot;https:/www.pcgamingwiki.com/wiki/&quot;&amp;SUBSTITUTE([.A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lan Wake </text:p>
          </table:table-cell>
          <table:table-cell office:value-type="string" calcext:value-type="string">
            <text:p>Pending</text:p>
          </table:table-cell>
          <table:table-cell office:value-type="time" office:time-value="PT12H52M00S" calcext:value-type="time">
            <text:p>12:5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lan Wake's American Nightmare </text:p>
          </table:table-cell>
          <table:table-cell office:value-type="string" calcext:value-type="string">
            <text:p>Pending</text:p>
          </table:table-cell>
          <table:table-cell office:value-type="time" office:time-value="PT04H12M00S" calcext:value-type="time">
            <text:p>04:1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go Bo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Alien: Isolation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table:style-name="ce7" office:value-type="string" calcext:value-type="string">
            <text:p>Alone In The Dark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00M00S" calcext:value-type="time">
            <text:p>09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long the Edge</text:p>
          </table:table-cell>
          <table:table-cell office:value-type="string" calcext:value-type="string">
            <text:p>Dropped</text:p>
          </table:table-cell>
          <table:table-cell table:style-name="ce68"/>
          <table:table-cell table:style-name="ce61"/>
          <table:table-cell table:style-name="ce111" table:formula="of:=HYPERLINK(&quot;https:/www.pcgamingwiki.com/wiki/&quot;&amp;SUBSTITUTE([.A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Alpha Protocol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5H36M00S" calcext:value-type="time">
            <text:p>15:3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Alt Frequencies</text:p>
          </table:table-cell>
          <table:table-cell office:value-type="string" calcext:value-type="string">
            <text:p>Dropped</text:p>
          </table:table-cell>
          <table:table-cell table:style-name="ce68"/>
          <table:table-cell table:style-name="ce61"/>
          <table:table-cell table:style-name="ce111" table:formula="of:=HYPERLINK(&quot;https:/www.pcgamingwiki.com/wiki/&quot;&amp;SUBSTITUTE([.A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erican Fugitive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mnesia: A Machine for Pigs </text:p>
          </table:table-cell>
          <table:table-cell office:value-type="string" calcext:value-type="string">
            <text:p>Dropped</text:p>
          </table:table-cell>
          <table:table-cell office:value-type="time" office:time-value="PT04H41M00S" calcext:value-type="time">
            <text:p>04:41</text:p>
          </table:table-cell>
          <table:table-cell/>
          <table:table-cell table:style-name="ce111" table:formula="of:=HYPERLINK(&quot;https:/www.pcgamingwiki.com/wiki/&quot;&amp;SUBSTITUTE([.A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mnesia: Memori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4H43M00S" calcext:value-type="time">
            <text:p>24:4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Amnesia: Rebirt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mnesia: The Dark Descent </text:p>
          </table:table-cell>
          <table:table-cell office:value-type="string" calcext:value-type="string">
            <text:p>Dropped</text:p>
          </table:table-cell>
          <table:table-cell office:value-type="time" office:time-value="PT08H17M00S" calcext:value-type="time">
            <text:p>08:17</text:p>
          </table:table-cell>
          <table:table-cell/>
          <table:table-cell table:style-name="ce111" table:formula="of:=HYPERLINK(&quot;https:/www.pcgamingwiki.com/wiki/&quot;&amp;SUBSTITUTE([.A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mong the Sleep: Enhanced Ed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Among Us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mpersand </text:p>
          </table:table-cell>
          <table:table-cell office:value-type="string" calcext:value-type="string">
            <text:p>Dropped</text:p>
          </table:table-cell>
          <table:table-cell office:value-type="time" office:time-value="PT02H00M00S" calcext:value-type="time">
            <text:p>02:00</text:p>
          </table:table-cell>
          <table:table-cell/>
          <table:table-cell table:style-name="ce111" table:formula="of:=HYPERLINK(&quot;https:/www.pcgamingwiki.com/wiki/&quot;&amp;SUBSTITUTE([.A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alogue: A Hate Story </text:p>
          </table:table-cell>
          <table:table-cell office:value-type="string" calcext:value-type="string">
            <text:p>Completed</text:p>
          </table:table-cell>
          <table:table-cell office:value-type="time" office:time-value="PT04H25M00S" calcext:value-type="time">
            <text:p>04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arcute</text:p>
          </table:table-cell>
          <table:table-cell office:value-type="string" calcext:value-type="string">
            <text:p>Dropped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style-name="ce111" table:formula="of:=HYPERLINK(&quot;https:/www.pcgamingwiki.com/wiki/&quot;&amp;SUBSTITUTE([.A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nd Yet It Moves </text:p>
          </table:table-cell>
          <table:table-cell office:value-type="string" calcext:value-type="string">
            <text:p>Dropped</text:p>
          </table:table-cell>
          <table:table-cell office:value-type="time" office:time-value="PT03H17M00S" calcext:value-type="time">
            <text:p>03:17</text:p>
          </table:table-cell>
          <table:table-cell/>
          <table:table-cell table:style-name="ce111" table:formula="of:=HYPERLINK(&quot;https:/www.pcgamingwiki.com/wiki/&quot;&amp;SUBSTITUTE([.A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na's Quest </text:p>
          </table:table-cell>
          <table:table-cell office:value-type="string" calcext:value-type="string">
            <text:p>Completed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nno 1701 – History Ed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8"/>
          <table:table-cell table:style-name="ce84"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3">
          <table:table-cell office:value-type="string" calcext:value-type="string">
            <text:p>Anodyne </text:p>
          </table:table-cell>
          <table:table-cell office:value-type="string" calcext:value-type="string">
            <text:p>Pending</text:p>
          </table:table-cell>
          <table:table-cell office:value-type="time" office:time-value="PT06H41M00S" calcext:value-type="time">
            <text:p>06:4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odyne 2</text:p>
          </table:table-cell>
          <table:table-cell office:value-type="string" calcext:value-type="string">
            <text:p>Dropped</text:p>
          </table:table-cell>
          <table:table-cell office:value-type="time" office:time-value="PT09H30M00S" calcext:value-type="time">
            <text:p>09:30</text:p>
          </table:table-cell>
          <table:table-cell/>
          <table:table-cell table:style-name="ce111" table:formula="of:=HYPERLINK(&quot;https:/www.pcgamingwiki.com/wiki/&quot;&amp;SUBSTITUTE([.A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Anomaly 2 </text:p>
          </table:table-cell>
          <table:table-cell office:value-type="string" calcext:value-type="string">
            <text:p>Pending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nomaly: Korea </text:p>
          </table:table-cell>
          <table:table-cell office:value-type="string" calcext:value-type="string">
            <text:p>Pending</text:p>
          </table:table-cell>
          <table:table-cell office:value-type="time" office:time-value="PT04H04M00S" calcext:value-type="time">
            <text:p>04:0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nomaly: Warzone Earth </text:p>
          </table:table-cell>
          <table:table-cell office:value-type="string" calcext:value-type="string">
            <text:p>Pending</text:p>
          </table:table-cell>
          <table:table-cell office:value-type="time" office:time-value="PT08H13M00S" calcext:value-type="time">
            <text:p>08:1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other Lost Phone: Laura's Story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Antichambe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55M00S" calcext:value-type="time">
            <text:p>06:5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Antihero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Antisqua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9H00M00S" calcext:value-type="time">
            <text:p>19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Ape Out</text:p>
          </table:table-cell>
          <table:table-cell office:value-type="string" calcext:value-type="string">
            <text:p>Dropped</text:p>
          </table:table-cell>
          <table:table-cell office:value-type="time" office:time-value="PT02H00M00S" calcext:value-type="time">
            <text:p>02:00</text:p>
          </table:table-cell>
          <table:table-cell/>
          <table:table-cell table:style-name="ce111" table:formula="of:=HYPERLINK(&quot;https:/www.pcgamingwiki.com/wiki/&quot;&amp;SUBSTITUTE([.A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perture Desk Job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Aperture Tag: The Paint Gun Testing Initiative </text:p>
          </table:table-cell>
          <table:table-cell office:value-type="string" calcext:value-type="string">
            <text:p>Pending</text:p>
          </table:table-cell>
          <table:table-cell office:value-type="time" office:time-value="PT04H03M00S" calcext:value-type="time">
            <text:p>04:0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qua Panic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/>
          <table:table-cell table:style-name="ce94"/>
          <table:table-cell table:number-columns-repeated="1006"/>
        </table:table-row>
        <table:table-row table:style-name="ro3">
          <table:table-cell office:value-type="string" calcext:value-type="string">
            <text:p>Aquaria </text:p>
          </table:table-cell>
          <table:table-cell office:value-type="string" calcext:value-type="string">
            <text:p>Pending</text:p>
          </table:table-cell>
          <table:table-cell office:value-type="time" office:time-value="PT20H06M00S" calcext:value-type="time">
            <text:p>20:0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RK: Survival Evolved</text:p>
          </table:table-cell>
          <table:table-cell office:value-type="string" calcext:value-type="string">
            <text:p>Dropped</text:p>
          </table:table-cell>
          <table:table-cell office:value-type="time" office:time-value="PT148H00M00S" calcext:value-type="time">
            <text:p>148:00</text:p>
          </table:table-cell>
          <table:table-cell/>
          <table:table-cell table:style-name="ce111" table:formula="of:=HYPERLINK(&quot;https:/www.pcgamingwiki.com/wiki/&quot;&amp;SUBSTITUTE([.A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rt Of Fighting 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 Far as the Ey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scendant</text:p>
          </table:table-cell>
          <table:table-cell office:value-type="string" calcext:value-type="string">
            <text:p>Dropped</text:p>
          </table:table-cell>
          <table:table-cell office:value-type="time" office:time-value="PT18H00M00S" calcext:value-type="time">
            <text:p>18:00</text:p>
          </table:table-cell>
          <table:table-cell/>
          <table:table-cell table:style-name="ce111" table:formula="of:=HYPERLINK(&quot;https:/www.pcgamingwiki.com/wiki/&quot;&amp;SUBSTITUTE([.A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hes of the Singularity: Escala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shwalkers: A Survival Journe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ssassin's Creed Chronicles: China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83" office:value-type="string" calcext:value-type="string">
            <text:p>U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ssassin's Creed Chronicles: India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83" office:value-type="string" calcext:value-type="string">
            <text:p>U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ssassin's Creed Chronicles: Russia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83" office:value-type="string" calcext:value-type="string">
            <text:p>U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ssassin's Creed IV: Black Flag</text:p>
          </table:table-cell>
          <table:table-cell office:value-type="string" calcext:value-type="string">
            <text:p>Pending</text:p>
          </table:table-cell>
          <table:table-cell office:value-type="time" office:time-value="PT22H30M00S" calcext:value-type="time">
            <text:p>2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83" office:value-type="string" calcext:value-type="string">
            <text:p>U</text:p>
          </table:table-cell>
          <table:table-cell table:number-columns-repeated="1009"/>
        </table:table-row>
        <table:table-row table:style-name="ro3">
          <table:table-cell office:value-type="string" calcext:value-type="string">
            <text:p>Assassin's Creed Unity</text:p>
          </table:table-cell>
          <table:table-cell office:value-type="string" calcext:value-type="string">
            <text:p>Pending</text:p>
          </table:table-cell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83" office:value-type="string" calcext:value-type="string">
            <text:p>U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sassin’s Creed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sassin’s Creed 2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Assassin’s Creed: Brotherhood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sassin’s Creed: Revelations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ssassins Creed Syndicate</text:p>
          </table:table-cell>
          <table:table-cell office:value-type="string" calcext:value-type="string">
            <text:p>Pending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5"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Assassins's Creed 3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6H00M00S" calcext:value-type="time">
            <text:p>16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4"/>
          <table:table-cell table:style-name="ce84" office:value-type="float" office:value="3" calcext:value-type="float">
            <text:p>3</text:p>
          </table:table-cell>
          <table:table-cell table:style-name="ce28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Astrologast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Atom Zombie Smasher </text:p>
          </table:table-cell>
          <table:table-cell office:value-type="string" calcext:value-type="string">
            <text:p>Pending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urion: Legacy of the Kori-Oda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utomachef</text:p>
          </table:table-cell>
          <table:table-cell office:value-type="string" calcext:value-type="string">
            <text:p>Dropped</text:p>
          </table:table-cell>
          <table:table-cell office:value-type="time" office:time-value="PT10H00M00S" calcext:value-type="time">
            <text:p>10:00</text:p>
          </table:table-cell>
          <table:table-cell/>
          <table:table-cell table:style-name="ce111" table:formula="of:=HYPERLINK(&quot;https:/www.pcgamingwiki.com/wiki/&quot;&amp;SUBSTITUTE([.A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utonauts</text:p>
          </table:table-cell>
          <table:table-cell office:value-type="string" calcext:value-type="string">
            <text:p>Dropped</text:p>
          </table:table-cell>
          <table:table-cell office:value-type="time" office:time-value="PT90H00M00S" calcext:value-type="time">
            <text:p>90:00</text:p>
          </table:table-cell>
          <table:table-cell/>
          <table:table-cell table:style-name="ce111" table:formula="of:=HYPERLINK(&quot;https:/www.pcgamingwiki.com/wiki/&quot;&amp;SUBSTITUTE([.A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vadon: The Black Fortress </text:p>
          </table:table-cell>
          <table:table-cell office:value-type="string" calcext:value-type="string">
            <text:p>Dropped</text:p>
          </table:table-cell>
          <table:table-cell office:value-type="time" office:time-value="PT52H42M00S" calcext:value-type="time">
            <text:p>52:42</text:p>
          </table:table-cell>
          <table:table-cell/>
          <table:table-cell table:style-name="ce111" table:formula="of:=HYPERLINK(&quot;https:/www.pcgamingwiki.com/wiki/&quot;&amp;SUBSTITUTE([.A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Aven Colony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office:value-type="string" calcext:value-type="string">
            <text:p>Avencast: Rise of the Mage </text:p>
          </table:table-cell>
          <table:table-cell office:value-type="string" calcext:value-type="string">
            <text:p>Pending</text:p>
          </table:table-cell>
          <table:table-cell office:value-type="time" office:time-value="PT13H47M00S" calcext:value-type="time">
            <text:p>13:4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vicii Invector</text:p>
          </table:table-cell>
          <table:table-cell office:value-type="string" calcext:value-type="string">
            <text:p>Pending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ay From Earth: Mars</text:p>
          </table:table-cell>
          <table:table-cell office:value-type="string" calcext:value-type="string">
            <text:p>Dropped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1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wesomenauts </text:p>
          </table:table-cell>
          <table:table-cell office:value-type="string" calcext:value-type="string">
            <text:p>Dropped</text:p>
          </table:table-cell>
          <table:table-cell office:value-type="time" office:time-value="PT62H20M00S" calcext:value-type="time">
            <text:p>62:20</text:p>
          </table:table-cell>
          <table:table-cell/>
          <table:table-cell table:style-name="ce111" table:formula="of:=HYPERLINK(&quot;https:/www.pcgamingwiki.com/wiki/&quot;&amp;SUBSTITUTE([.A1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xiom Verg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ztez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ck to the Future Part III - Timeline of Monkey Island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1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ack to the Future: The Game - Episode 1: It's About Time </text:p>
          </table:table-cell>
          <table:table-cell office:value-type="string" calcext:value-type="string">
            <text:p>Completed</text:p>
          </table:table-cell>
          <table:table-cell office:value-type="time" office:time-value="PT02H40M00S" calcext:value-type="time">
            <text:p>02:4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ck to the Future: The Game - Episode 2: Get Tannen! </text:p>
          </table:table-cell>
          <table:table-cell office:value-type="string" calcext:value-type="string">
            <text:p>Completed</text:p>
          </table:table-cell>
          <table:table-cell office:value-type="time" office:time-value="PT02H18M00S" calcext:value-type="time">
            <text:p>02:18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ck to the Future: The Game - Episode 3: Citizen Brown </text:p>
          </table:table-cell>
          <table:table-cell office:value-type="string" calcext:value-type="string">
            <text:p>Completed</text:p>
          </table:table-cell>
          <table:table-cell office:value-type="time" office:time-value="PT02H28M00S" calcext:value-type="time">
            <text:p>02:28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ck to the Future: The Game - Episode 4: Double Visions </text:p>
          </table:table-cell>
          <table:table-cell office:value-type="string" calcext:value-type="string">
            <text:p>Completed</text:p>
          </table:table-cell>
          <table:table-cell office:value-type="time" office:time-value="PT02H31M00S" calcext:value-type="time">
            <text:p>02:31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ck to the Future: The Game - Episode 5: Outatime </text:p>
          </table:table-cell>
          <table:table-cell office:value-type="string" calcext:value-type="string">
            <text:p>Completed</text:p>
          </table:table-cell>
          <table:table-cell office:value-type="time" office:time-value="PT02H25M00S" calcext:value-type="time">
            <text:p>02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d Hotel </text:p>
          </table:table-cell>
          <table:table-cell office:value-type="string" calcext:value-type="string">
            <text:p>Dropped</text:p>
          </table:table-cell>
          <table:table-cell office:value-type="time" office:time-value="PT03H32M00S" calcext:value-type="time">
            <text:p>03:32</text:p>
          </table:table-cell>
          <table:table-cell/>
          <table:table-cell table:style-name="ce111" table:formula="of:=HYPERLINK(&quot;https:/www.pcgamingwiki.com/wiki/&quot;&amp;SUBSTITUTE([.A1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d Nort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d Rats: the Rats' Revenge </text:p>
          </table:table-cell>
          <table:table-cell office:value-type="string" calcext:value-type="string">
            <text:p>Dropped</text:p>
          </table:table-cell>
          <table:table-cell office:value-type="time" office:time-value="PT03H58M00S" calcext:value-type="time">
            <text:p>03:58</text:p>
          </table:table-cell>
          <table:table-cell/>
          <table:table-cell table:style-name="ce111" table:formula="of:=HYPERLINK(&quot;https:/www.pcgamingwiki.com/wiki/&quot;&amp;SUBSTITUTE([.A1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FL - Brakes Are For Loser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llanc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Bang Bang Racing</text:p>
          </table:table-cell>
          <table:table-cell office:value-type="string" calcext:value-type="string">
            <text:p>Dropped</text:p>
          </table:table-cell>
          <table:table-cell table:style-name="ce67"/>
          <table:table-cell table:style-name="ce71"/>
          <table:table-cell table:style-name="ce111" table:formula="of:=HYPERLINK(&quot;https:/www.pcgamingwiki.com/wiki/&quot;&amp;SUBSTITUTE([.A1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table:number-columns-repeated="6"/>
          <table:table-cell table:style-name="ce42" office:value-type="string" calcext:value-type="string">
            <text:p>T</text:p>
          </table:table-cell>
          <table:table-cell table:style-name="ce42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Barony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/>
          <table:table-cell table:style-name="ce111" table:formula="of:=HYPERLINK(&quot;https:/www.pcgamingwiki.com/wiki/&quot;&amp;SUBSTITUTE([.A1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seball Stars 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stion </text:p>
          </table:table-cell>
          <table:table-cell office:value-type="string" calcext:value-type="string">
            <text:p>Pending</text:p>
          </table:table-cell>
          <table:table-cell office:value-type="time" office:time-value="PT08H09M00S" calcext:value-type="time">
            <text:p>08:0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tman - The Enemy Withi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atman - The Telltale Seri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atman Arkham Asylum</text:p>
          </table:table-cell>
          <table:table-cell office:value-type="string" calcext:value-type="string">
            <text:p>Pending</text:p>
          </table:table-cell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tman Arkham City</text:p>
          </table:table-cell>
          <table:table-cell office:value-type="string" calcext:value-type="string">
            <text:p>Pending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tman Arkham Knight</text:p>
          </table:table-cell>
          <table:table-cell office:value-type="string" calcext:value-type="string">
            <text:p>Pending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Battlefield 3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1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3">
          <table:table-cell table:style-name="ce7" office:value-type="string" calcext:value-type="string">
            <text:p>Battlefield 4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3">
          <table:table-cell table:style-name="ce7" office:value-type="string" calcext:value-type="string">
            <text:p>Battlefield V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Bayonetta</text:p>
          </table:table-cell>
          <table:table-cell office:value-type="string" calcext:value-type="string">
            <text:p>Completed</text:p>
          </table:table-cell>
          <table:table-cell table:style-name="ce125"/>
          <table:table-cell/>
          <table:table-cell table:style-name="ce111" table:formula="of:=HYPERLINK(&quot;https:/www.pcgamingwiki.com/wiki/&quot;&amp;SUBSTITUTE([.A1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Beat Hazard Ultra</text:p>
          </table:table-cell>
          <table:table-cell office:value-type="string" calcext:value-type="string">
            <text:p>Replayable</text:p>
          </table:table-cell>
          <table:table-cell office:value-type="time" office:time-value="PT10H39M00S" calcext:value-type="time">
            <text:p>10:3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Beatbuddy: Tale of the Guardians </text:p>
          </table:table-cell>
          <table:table-cell office:value-type="string" calcext:value-type="string">
            <text:p>Pending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eautiful Desola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fore I Forge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eholde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eneath A Steel Sky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Betraye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55M00S" calcext:value-type="time">
            <text:p>08:5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BFF or Di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ibou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inary Domain </text:p>
          </table:table-cell>
          <table:table-cell office:value-type="string" calcext:value-type="string">
            <text:p>Pending</text:p>
          </table:table-cell>
          <table:table-cell office:value-type="time" office:time-value="PT09H45M00S" calcext:value-type="time">
            <text:p>09:4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o Menac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Bionic Commando (2009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25M00S" calcext:value-type="time">
            <text:p>08:2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Bionic Dues </text:p>
          </table:table-cell>
          <table:table-cell office:value-type="string" calcext:value-type="string">
            <text:p>Dropped</text:p>
          </table:table-cell>
          <table:table-cell office:value-type="time" office:time-value="PT11H02M00S" calcext:value-type="time">
            <text:p>11:02</text:p>
          </table:table-cell>
          <table:table-cell/>
          <table:table-cell table:style-name="ce111" table:formula="of:=HYPERLINK(&quot;https:/www.pcgamingwiki.com/wiki/&quot;&amp;SUBSTITUTE([.A1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oShock 2 Remastere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ioShock Infinite: The Complete Edi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oShock Remastere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it Blaster XL </text:p>
          </table:table-cell>
          <table:table-cell office:value-type="string" calcext:value-type="string">
            <text:p>Dropped</text:p>
          </table:table-cell>
          <table:table-cell office:value-type="time" office:time-value="PT04H50M00S" calcext:value-type="time">
            <text:p>04:50</text:p>
          </table:table-cell>
          <table:table-cell/>
          <table:table-cell table:style-name="ce111" table:formula="of:=HYPERLINK(&quot;https:/www.pcgamingwiki.com/wiki/&quot;&amp;SUBSTITUTE([.A1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.Trip Beat </text:p>
          </table:table-cell>
          <table:table-cell office:value-type="string" calcext:value-type="string">
            <text:p>Dropped</text:p>
          </table:table-cell>
          <table:table-cell office:value-type="time" office:time-value="PT03H52M00S" calcext:value-type="time">
            <text:p>03:52</text:p>
          </table:table-cell>
          <table:table-cell/>
          <table:table-cell table:style-name="ce111" table:formula="of:=HYPERLINK(&quot;https:/www.pcgamingwiki.com/wiki/&quot;&amp;SUBSTITUTE([.A1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.Trip Presents Runner 2: Future Legend of Rhythm Alien </text:p>
          </table:table-cell>
          <table:table-cell office:value-type="string" calcext:value-type="string">
            <text:p>Dropped</text:p>
          </table:table-cell>
          <table:table-cell office:value-type="time" office:time-value="PT09H33M00S" calcext:value-type="time">
            <text:p>09:33</text:p>
          </table:table-cell>
          <table:table-cell/>
          <table:table-cell table:style-name="ce111" table:formula="of:=HYPERLINK(&quot;https:/www.pcgamingwiki.com/wiki/&quot;&amp;SUBSTITUTE([.A1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it.Trip Runner </text:p>
          </table:table-cell>
          <table:table-cell office:value-type="string" calcext:value-type="string">
            <text:p>Dropped</text:p>
          </table:table-cell>
          <table:table-cell office:value-type="time" office:time-value="PT10H28M00S" calcext:value-type="time">
            <text:p>10:28</text:p>
          </table:table-cell>
          <table:table-cell/>
          <table:table-cell table:style-name="ce111" table:formula="of:=HYPERLINK(&quot;https:/www.pcgamingwiki.com/wiki/&quot;&amp;SUBSTITUTE([.A1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Black Desert Online 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1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Black Widow: Recharge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air Witc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asphemous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azing Chrome</text:p>
          </table:table-cell>
          <table:table-cell office:value-type="string" calcext:value-type="string">
            <text:p>Pending</text:p>
          </table:table-cell>
          <table:table-cell office:value-type="time" office:time-value="PT02H00M00S" calcext:value-type="time">
            <text:p>02:00</text:p>
          </table:table-cell>
          <table:table-cell/>
          <table:table-cell table:style-name="ce111" table:formula="of:=HYPERLINK(&quot;https:/www.pcgamingwiki.com/wiki/&quot;&amp;SUBSTITUTE([.A1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lazing Sta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leed </text:p>
          </table:table-cell>
          <table:table-cell office:value-type="string" calcext:value-type="string">
            <text:p>Pending</text:p>
          </table:table-cell>
          <table:table-cell office:value-type="time" office:time-value="PT01H43M00S" calcext:value-type="time">
            <text:p>01:4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cks That Matter </text:p>
          </table:table-cell>
          <table:table-cell office:value-type="string" calcext:value-type="string">
            <text:p>Dropped</text:p>
          </table:table-cell>
          <table:table-cell office:value-type="time" office:time-value="PT10H01M00S" calcext:value-type="time">
            <text:p>10:01</text:p>
          </table:table-cell>
          <table:table-cell/>
          <table:table-cell table:style-name="ce111" table:formula="of:=HYPERLINK(&quot;https:/www.pcgamingwiki.com/wiki/&quot;&amp;SUBSTITUTE([.A1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lood: One Unit Whole Blood </text:p>
          </table:table-cell>
          <table:table-cell office:value-type="string" calcext:value-type="string">
            <text:p>Pending</text:p>
          </table:table-cell>
          <table:table-cell office:value-type="time" office:time-value="PT13H37M00S" calcext:value-type="time">
            <text:p>13:3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5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dbath Kavkaz </text:p>
          </table:table-cell>
          <table:table-cell office:value-type="string" calcext:value-type="string">
            <text:p>Dropped</text:p>
          </table:table-cell>
          <table:table-cell office:value-type="time" office:time-value="PT07H06M00S" calcext:value-type="time">
            <text:p>07:06</text:p>
          </table:table-cell>
          <table:table-cell/>
          <table:table-cell table:style-name="ce111" table:formula="of:=HYPERLINK(&quot;https:/www.pcgamingwiki.com/wiki/&quot;&amp;SUBSTITUTE([.A1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dborn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1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table:style-name="ce7" office:value-type="string" calcext:value-type="string">
            <text:p>Bloop Reloade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Blue Fir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Pending</text:p>
          </table:table-cell>
          <table:table-cell table:style-name="ce125"/>
          <table:table-cell/>
          <table:table-cell table:style-name="ce111" table:formula="of:=HYPERLINK(&quot;https:/www.pcgamingwiki.com/wiki/&quot;&amp;SUBSTITUTE([.A1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4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Bomber Crew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mbsling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Bone: Out from Bonevill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52M00S" calcext:value-type="time">
            <text:p>01:5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Bone: The Great Cow Rac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01M00S" calcext:value-type="time">
            <text:p>03:0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8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Boomerang Fu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6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orderlands 2 </text:p>
          </table:table-cell>
          <table:table-cell office:value-type="string" calcext:value-type="string">
            <text:p>Dropped</text:p>
          </table:table-cell>
          <table:table-cell office:value-type="time" office:time-value="PT49H01M00S" calcext:value-type="time">
            <text:p>49:01</text:p>
          </table:table-cell>
          <table:table-cell/>
          <table:table-cell table:style-name="ce111" table:formula="of:=HYPERLINK(&quot;https:/www.pcgamingwiki.com/wiki/&quot;&amp;SUBSTITUTE([.A1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orderlands 3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rderlands The Pre-Sequel</text:p>
          </table:table-cell>
          <table:table-cell office:value-type="string" calcext:value-type="string">
            <text:p>Dropped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rderlands: Game of the Year </text:p>
          </table:table-cell>
          <table:table-cell office:value-type="string" calcext:value-type="string">
            <text:p>Dropped</text:p>
          </table:table-cell>
          <table:table-cell office:value-type="time" office:time-value="PT43H31M00S" calcext:value-type="time">
            <text:p>43:31</text:p>
          </table:table-cell>
          <table:table-cell/>
          <table:table-cell table:style-name="ce111" table:formula="of:=HYPERLINK(&quot;https:/www.pcgamingwiki.com/wiki/&quot;&amp;SUBSTITUTE([.A1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otanicula </text:p>
          </table:table-cell>
          <table:table-cell office:value-type="string" calcext:value-type="string">
            <text:p>Pending</text:p>
          </table:table-cell>
          <table:table-cell office:value-type="time" office:time-value="PT03H55M00S" calcext:value-type="time">
            <text:p>03:5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id </text:p>
          </table:table-cell>
          <table:table-cell office:value-type="string" calcext:value-type="string">
            <text:p>Completed</text:p>
          </table:table-cell>
          <table:table-cell office:value-type="time" office:time-value="PT05H40M00S" calcext:value-type="time">
            <text:p>05:4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Braveland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43M00S" calcext:value-type="time">
            <text:p>04:4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Brawlhalla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55H22M00S" calcext:value-type="time">
            <text:p>155:2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Bridge Constructor </text:p>
          </table:table-cell>
          <table:table-cell office:value-type="string" calcext:value-type="string">
            <text:p>Pending</text:p>
          </table:table-cell>
          <table:table-cell office:value-type="time" office:time-value="PT07H58M00S" calcext:value-type="time">
            <text:p>07:5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dge Constructor Playground</text:p>
          </table:table-cell>
          <table:table-cell office:value-type="string" calcext:value-type="string">
            <text:p>Pending</text:p>
          </table:table-cell>
          <table:table-cell table:style-name="ce68"/>
          <table:table-cell table:style-name="ce61"/>
          <table:table-cell table:style-name="ce111" table:formula="of:=HYPERLINK(&quot;https:/www.pcgamingwiki.com/wiki/&quot;&amp;SUBSTITUTE([.A1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7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idge Constructor The Walking Dea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dge Constructor: Medieval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1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Brigador Up-Armored Edition</text:p>
          </table:table-cell>
          <table:table-cell table:style-name="ce28" office:value-type="string" calcext:value-type="string">
            <text:p>?</text:p>
          </table:table-cell>
          <table:table-cell table:style-name="ce11"/>
          <table:table-cell table:style-name="ce53"/>
          <table:table-cell table:style-name="ce111" table:formula="of:=HYPERLINK(&quot;https:/www.pcgamingwiki.com/wiki/&quot;&amp;SUBSTITUTE([.A1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Broforce</text:p>
          </table:table-cell>
          <table:table-cell office:value-type="string" calcext:value-type="string">
            <text:p>Pending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roken Age</text:p>
          </table:table-cell>
          <table:table-cell office:value-type="string" calcext:value-type="string">
            <text:p>Dropped</text:p>
          </table:table-cell>
          <table:table-cell office:value-type="time" office:time-value="PT10H00M00S" calcext:value-type="time">
            <text:p>10:00</text:p>
          </table:table-cell>
          <table:table-cell/>
          <table:table-cell table:style-name="ce111" table:formula="of:=HYPERLINK(&quot;https:/www.pcgamingwiki.com/wiki/&quot;&amp;SUBSTITUTE([.A1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Broken Sword II: The Smoking Mirror - Remastered </text:p>
          </table:table-cell>
          <table:table-cell office:value-type="string" calcext:value-type="string">
            <text:p>Pending</text:p>
          </table:table-cell>
          <table:table-cell office:value-type="time" office:time-value="PT07H05M00S" calcext:value-type="time">
            <text:p>07:0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roken Sword: The Shadow of the Templars - Director's Cut </text:p>
          </table:table-cell>
          <table:table-cell office:value-type="string" calcext:value-type="string">
            <text:p>Pending</text:p>
          </table:table-cell>
          <table:table-cell office:value-type="time" office:time-value="PT10H09M00S" calcext:value-type="time">
            <text:p>10:0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others: A Tale of Two Sons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utal Legend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ullshot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8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rly Men at Sea </text:p>
          </table:table-cell>
          <table:table-cell office:value-type="string" calcext:value-type="string">
            <text:p>Dropped</text:p>
          </table:table-cell>
          <table:table-cell office:value-type="time" office:time-value="PT01H13M00S" calcext:value-type="time">
            <text:p>01:13</text:p>
          </table:table-cell>
          <table:table-cell/>
          <table:table-cell table:style-name="ce111" table:formula="of:=HYPERLINK(&quot;https:/www.pcgamingwiki.com/wiki/&quot;&amp;SUBSTITUTE([.A1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rnout Paradise Remastered </text:p>
          </table:table-cell>
          <table:table-cell office:value-type="string" calcext:value-type="string">
            <text:p>Pending</text:p>
          </table:table-cell>
          <table:table-cell office:value-type="time" office:time-value="PT15H39M00S" calcext:value-type="time">
            <text:p>15:3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Butcher</text:p>
          </table:table-cell>
          <table:table-cell office:value-type="string" calcext:value-type="string">
            <text:p>Pending</text:p>
          </table:table-cell>
          <table:table-cell office:value-type="time" office:time-value="PT07H30M00S" calcext:value-type="time">
            <text:p>07:30</text:p>
          </table:table-cell>
          <table:table-cell table:style-name="ce68"/>
          <table:table-cell table:style-name="ce111" table:formula="of:=HYPERLINK(&quot;https:/www.pcgamingwiki.com/wiki/&quot;&amp;SUBSTITUTE([.A1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lcu-Late </text:p>
          </table:table-cell>
          <table:table-cell office:value-type="string" calcext:value-type="string">
            <text:p>Dropped</text:p>
          </table:table-cell>
          <table:table-cell office:value-type="time" office:time-value="PT00H40M00S" calcext:value-type="time">
            <text:p>00:40</text:p>
          </table:table-cell>
          <table:table-cell/>
          <table:table-cell table:style-name="ce111" table:formula="of:=HYPERLINK(&quot;https:/www.pcgamingwiki.com/wiki/&quot;&amp;SUBSTITUTE([.A1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lico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Call of Juarez: Gunslinger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Cally's Trials </text:p>
          </table:table-cell>
          <table:table-cell office:value-type="string" calcext:value-type="string">
            <text:p>Dropped</text:p>
          </table:table-cell>
          <table:table-cell office:value-type="time" office:time-value="PT05H12M00S" calcext:value-type="time">
            <text:p>05:12</text:p>
          </table:table-cell>
          <table:table-cell/>
          <table:table-cell table:style-name="ce111" table:formula="of:=HYPERLINK(&quot;https:/www.pcgamingwiki.com/wiki/&quot;&amp;SUBSTITUTE([.A1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mp Sunshine</text:p>
          </table:table-cell>
          <table:table-cell office:value-type="string" calcext:value-type="string">
            <text:p>Pending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7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abalt </text:p>
          </table:table-cell>
          <table:table-cell office:value-type="string" calcext:value-type="string">
            <text:p>Dropped</text:p>
          </table:table-cell>
          <table:table-cell office:value-type="time" office:time-value="PT01H21M00S" calcext:value-type="time">
            <text:p>01:21</text:p>
          </table:table-cell>
          <table:table-cell/>
          <table:table-cell table:style-name="ce111" table:formula="of:=HYPERLINK(&quot;https:/www.pcgamingwiki.com/wiki/&quot;&amp;SUBSTITUTE([.A1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ndleman: The Complete Journey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apsized </text:p>
          </table:table-cell>
          <table:table-cell office:value-type="string" calcext:value-type="string">
            <text:p>Pending</text:p>
          </table:table-cell>
          <table:table-cell office:value-type="time" office:time-value="PT04H18M00S" calcext:value-type="time">
            <text:p>04:1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 Mechanic Simulator 2018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ravan </text:p>
          </table:table-cell>
          <table:table-cell office:value-type="string" calcext:value-type="string">
            <text:p>Dropped</text:p>
          </table:table-cell>
          <table:table-cell office:value-type="time" office:time-value="PT10H39M00S" calcext:value-type="time">
            <text:p>10:39</text:p>
          </table:table-cell>
          <table:table-cell/>
          <table:table-cell table:style-name="ce111" table:formula="of:=HYPERLINK(&quot;https:/www.pcgamingwiki.com/wiki/&quot;&amp;SUBSTITUTE([.A2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mageddon TDR 2000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3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t Ques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atch a Falling Star </text:p>
          </table:table-cell>
          <table:table-cell office:value-type="string" calcext:value-type="string">
            <text:p>Dropped</text:p>
          </table:table-cell>
          <table:table-cell office:value-type="time" office:time-value="PT04H58M00S" calcext:value-type="time">
            <text:p>04:58</text:p>
          </table:table-cell>
          <table:table-cell/>
          <table:table-cell table:style-name="ce111" table:formula="of:=HYPERLINK(&quot;https:/www.pcgamingwiki.com/wiki/&quot;&amp;SUBSTITUTE([.A2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ave Story's Secret Santa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2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ve Story+ </text:p>
          </table:table-cell>
          <table:table-cell office:value-type="string" calcext:value-type="string">
            <text:p>Completed</text:p>
          </table:table-cell>
          <table:table-cell office:value-type="time" office:time-value="PT07H13M00S" calcext:value-type="time">
            <text:p>07:1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CAYN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55M00S" calcext:value-type="time">
            <text:p>02:5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Celeste</text:p>
          </table:table-cell>
          <table:table-cell office:value-type="string" calcext:value-type="string">
            <text:p>Pending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entipede: Recharge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evill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1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Chains </text:p>
          </table:table-cell>
          <table:table-cell office:value-type="string" calcext:value-type="string">
            <text:p>Dropped</text:p>
          </table:table-cell>
          <table:table-cell office:value-type="time" office:time-value="PT02H22M00S" calcext:value-type="time">
            <text:p>02:22</text:p>
          </table:table-cell>
          <table:table-cell/>
          <table:table-cell table:style-name="ce111" table:formula="of:=HYPERLINK(&quot;https:/www.pcgamingwiki.com/wiki/&quot;&amp;SUBSTITUTE([.A2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aos on Deponia </text:p>
          </table:table-cell>
          <table:table-cell office:value-type="string" calcext:value-type="string">
            <text:p>Completed</text:p>
          </table:table-cell>
          <table:table-cell office:value-type="time" office:time-value="PT11H04M00S" calcext:value-type="time">
            <text:p>11:0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Charlie's Adventur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40M00S" calcext:value-type="time">
            <text:p>01:4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Chicken Assassin: Reloaded</text:p>
          </table:table-cell>
          <table:table-cell office:value-type="string" calcext:value-type="string">
            <text:p>Dropped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style-name="ce111" table:formula="of:=HYPERLINK(&quot;https:/www.pcgamingwiki.com/wiki/&quot;&amp;SUBSTITUTE([.A2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hicken Labyrinth Puzzles </text:p>
          </table:table-cell>
          <table:table-cell office:value-type="string" calcext:value-type="string">
            <text:p>Dropped</text:p>
          </table:table-cell>
          <table:table-cell office:value-type="time" office:time-value="PT00H25M00S" calcext:value-type="time">
            <text:p>00:25</text:p>
          </table:table-cell>
          <table:table-cell/>
          <table:table-cell table:style-name="ce111" table:formula="of:=HYPERLINK(&quot;https:/www.pcgamingwiki.com/wiki/&quot;&amp;SUBSTITUTE([.A2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Child Of Light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3H30M00S" calcext:value-type="time">
            <text:p>13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8"/>
          <table:table-cell table:style-name="ce84"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2">
          <table:table-cell office:value-type="string" calcext:value-type="string">
            <text:p>Chip’s Challenge 1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ivalry: Medieval Warfare </text:p>
          </table:table-cell>
          <table:table-cell office:value-type="string" calcext:value-type="string">
            <text:p>Dropped</text:p>
          </table:table-cell>
          <table:table-cell office:value-type="time" office:time-value="PT33H53M00S" calcext:value-type="time">
            <text:p>33:53</text:p>
          </table:table-cell>
          <table:table-cell/>
          <table:table-cell table:style-name="ce111" table:formula="of:=HYPERLINK(&quot;https:/www.pcgamingwiki.com/wiki/&quot;&amp;SUBSTITUTE([.A2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Chocolate Castle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time" office:time-value="PT08H30M00S" calcext:value-type="time">
            <text:p>08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0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L</text:p>
          </table:table-cell>
          <table:table-cell table:style-name="ce129" table:number-columns-repeated="3"/>
          <table:table-cell table:style-name="ce133"/>
          <table:table-cell table:style-name="ce129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Chroma Squa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hronology</text:p>
          </table:table-cell>
          <table:table-cell office:value-type="string" calcext:value-type="string">
            <text:p>Pending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2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/>
          <table:table-cell table:style-name="ce88"/>
          <table:table-cell/>
          <table:table-cell table:style-name="ce91"/>
          <table:table-cell table:number-columns-repeated="1013"/>
        </table:table-row>
        <table:table-row table:style-name="ro2">
          <table:table-cell office:value-type="string" calcext:value-type="string">
            <text:p>Cibele </text:p>
          </table:table-cell>
          <table:table-cell office:value-type="string" calcext:value-type="string">
            <text:p>Completed</text:p>
          </table:table-cell>
          <table:table-cell office:value-type="time" office:time-value="PT01H07M00S" calcext:value-type="time">
            <text:p>01:0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tadel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2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Cities Skylines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2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5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office:value-type="string" calcext:value-type="string">
            <text:p>Citizens of Earth </text:p>
          </table:table-cell>
          <table:table-cell office:value-type="string" calcext:value-type="string">
            <text:p>Pending</text:p>
          </table:table-cell>
          <table:table-cell office:value-type="time" office:time-value="PT22H26M00S" calcext:value-type="time">
            <text:p>22:2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ity Of Brass</text:p>
          </table:table-cell>
          <table:table-cell office:value-type="string" calcext:value-type="string">
            <text:p>Dropped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11" table:formula="of:=HYPERLINK(&quot;https:/www.pcgamingwiki.com/wiki/&quot;&amp;SUBSTITUTE([.A2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ergy Splode </text:p>
          </table:table-cell>
          <table:table-cell office:value-type="string" calcext:value-type="string">
            <text:p>Dropped</text:p>
          </table:table-cell>
          <table:table-cell office:value-type="time" office:time-value="PT14H00M00S" calcext:value-type="time">
            <text:p>14:00</text:p>
          </table:table-cell>
          <table:table-cell/>
          <table:table-cell table:style-name="ce111" table:formula="of:=HYPERLINK(&quot;https:/www.pcgamingwiki.com/wiki/&quot;&amp;SUBSTITUTE([.A2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lose To The Sun</text:p>
          </table:table-cell>
          <table:table-cell office:value-type="string" calcext:value-type="string">
            <text:p>Dropped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111" table:formula="of:=HYPERLINK(&quot;https:/www.pcgamingwiki.com/wiki/&quot;&amp;SUBSTITUTE([.A2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2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Closur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11M00S" calcext:value-type="time">
            <text:p>08:1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Cloudbuil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14M00S" calcext:value-type="time">
            <text:p>06:1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Clouds &amp; Sheep 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Cog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24M00S" calcext:value-type="time">
            <text:p>07:2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Colin McRae Rally 2.0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2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Company of Heroes </text:p>
          </table:table-cell>
          <table:table-cell office:value-type="string" calcext:value-type="string">
            <text:p>Dropped</text:p>
          </table:table-cell>
          <table:table-cell office:value-type="time" office:time-value="PT22H53M00S" calcext:value-type="time">
            <text:p>22:53</text:p>
          </table:table-cell>
          <table:table-cell/>
          <table:table-cell table:style-name="ce111" table:formula="of:=HYPERLINK(&quot;https:/www.pcgamingwiki.com/wiki/&quot;&amp;SUBSTITUTE([.A2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mpany of Heroes 2 </text:p>
          </table:table-cell>
          <table:table-cell office:value-type="string" calcext:value-type="string">
            <text:p>Dropped</text:p>
          </table:table-cell>
          <table:table-cell office:value-type="time" office:time-value="PT16H35M00S" calcext:value-type="time">
            <text:p>16:35</text:p>
          </table:table-cell>
          <table:table-cell/>
          <table:table-cell table:style-name="ce111" table:formula="of:=HYPERLINK(&quot;https:/www.pcgamingwiki.com/wiki/&quot;&amp;SUBSTITUTE([.A2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arium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demned: Criminal Origins </text:p>
          </table:table-cell>
          <table:table-cell office:value-type="string" calcext:value-type="string">
            <text:p>Dropped</text:p>
          </table:table-cell>
          <table:table-cell office:value-type="time" office:time-value="PT07H46M00S" calcext:value-type="time">
            <text:p>07:46</text:p>
          </table:table-cell>
          <table:table-cell/>
          <table:table-cell table:style-name="ce111" table:formula="of:=HYPERLINK(&quot;https:/www.pcgamingwiki.com/wiki/&quot;&amp;SUBSTITUTE([.A2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flictCraft </text:p>
          </table:table-cell>
          <table:table-cell office:value-type="string" calcext:value-type="string">
            <text:p>Dropped</text:p>
          </table:table-cell>
          <table:table-cell office:value-type="time" office:time-value="PT03H52M00S" calcext:value-type="time">
            <text:p>03:52</text:p>
          </table:table-cell>
          <table:table-cell/>
          <table:table-cell table:style-name="ce111" table:formula="of:=HYPERLINK(&quot;https:/www.pcgamingwiki.com/wiki/&quot;&amp;SUBSTITUTE([.A2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struct: Escape the System </text:p>
          </table:table-cell>
          <table:table-cell office:value-type="string" calcext:value-type="string">
            <text:p>Dropped</text:p>
          </table:table-cell>
          <table:table-cell office:value-type="time" office:time-value="PT07H39M00S" calcext:value-type="time">
            <text:p>07:39</text:p>
          </table:table-cell>
          <table:table-cell/>
          <table:table-cell table:style-name="ce111" table:formula="of:=HYPERLINK(&quot;https:/www.pcgamingwiki.com/wiki/&quot;&amp;SUBSTITUTE([.A2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structor Classic 1997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1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Contraption Maker </text:p>
          </table:table-cell>
          <table:table-cell office:value-type="string" calcext:value-type="string">
            <text:p>Pending</text:p>
          </table:table-cell>
          <table:table-cell office:value-type="time" office:time-value="PT14H14M00S" calcext:value-type="time">
            <text:p>14:1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ntrol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2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style-name="ce83"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Corporate Lifestyle Simulato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58M00S" calcext:value-type="time">
            <text:p>01:5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Cortex Command </text:p>
          </table:table-cell>
          <table:table-cell office:value-type="string" calcext:value-type="string">
            <text:p>Dropped</text:p>
          </table:table-cell>
          <table:table-cell office:value-type="time" office:time-value="PT07H05M00S" calcext:value-type="time">
            <text:p>07:05</text:p>
          </table:table-cell>
          <table:table-cell/>
          <table:table-cell table:style-name="ce111" table:formula="of:=HYPERLINK(&quot;https:/www.pcgamingwiki.com/wiki/&quot;&amp;SUBSTITUTE([.A2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smic Dust &amp; Rust </text:p>
          </table:table-cell>
          <table:table-cell office:value-type="string" calcext:value-type="string">
            <text:p>Dropped</text:p>
          </table:table-cell>
          <table:table-cell office:value-type="time" office:time-value="PT01H02M00S" calcext:value-type="time">
            <text:p>01:02</text:p>
          </table:table-cell>
          <table:table-cell/>
          <table:table-cell table:style-name="ce111" table:formula="of:=HYPERLINK(&quot;https:/www.pcgamingwiki.com/wiki/&quot;&amp;SUBSTITUTE([.A2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osmic Expres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7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table:number-columns-repeated="6"/>
          <table:table-cell table:style-name="ce42" office:value-type="string" calcext:value-type="string">
            <text:p>T</text:p>
          </table:table-cell>
          <table:table-cell table:style-name="ce4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Costume Quest </text:p>
          </table:table-cell>
          <table:table-cell office:value-type="string" calcext:value-type="string">
            <text:p>Completed</text:p>
          </table:table-cell>
          <table:table-cell office:value-type="time" office:time-value="PT06H24M00S" calcext:value-type="time">
            <text:p>06:2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Costume Quest 2</text:p>
          </table:table-cell>
          <table:table-cell office:value-type="string" calcext:value-type="string">
            <text:p>Pending</text:p>
          </table:table-cell>
          <table:table-cell office:value-type="time" office:time-value="PT07H30M00S" calcext:value-type="time">
            <text:p>07:30</text:p>
          </table:table-cell>
          <table:table-cell/>
          <table:table-cell table:style-name="ce111" table:formula="of:=HYPERLINK(&quot;https:/www.pcgamingwiki.com/wiki/&quot;&amp;SUBSTITUTE([.A2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4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rash Bandicoot N. Sane Trilogy</text:p>
          </table:table-cell>
          <table:table-cell office:value-type="string" calcext:value-type="string">
            <text:p>Pending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0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Crash Time II </text:p>
          </table:table-cell>
          <table:table-cell office:value-type="string" calcext:value-type="string">
            <text:p>Pending</text:p>
          </table:table-cell>
          <table:table-cell office:value-type="time" office:time-value="PT12H54M00S" calcext:value-type="time">
            <text:p>12:5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ashlands</text:p>
          </table:table-cell>
          <table:table-cell office:value-type="string" calcext:value-type="string">
            <text:p>Dropped</text:p>
          </table:table-cell>
          <table:table-cell office:value-type="time" office:time-value="PT34H00M00S" calcext:value-type="time">
            <text:p>34:00</text:p>
          </table:table-cell>
          <table:table-cell/>
          <table:table-cell table:style-name="ce111" table:formula="of:=HYPERLINK(&quot;https:/www.pcgamingwiki.com/wiki/&quot;&amp;SUBSTITUTE([.A2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awl (2017) </text:p>
          </table:table-cell>
          <table:table-cell office:value-type="string" calcext:value-type="string">
            <text:p>Dropped</text:p>
          </table:table-cell>
          <table:table-cell office:value-type="time" office:time-value="PT01H20M00S" calcext:value-type="time">
            <text:p>01:20</text:p>
          </table:table-cell>
          <table:table-cell/>
          <table:table-cell table:style-name="ce111" table:formula="of:=HYPERLINK(&quot;https:/www.pcgamingwiki.com/wiki/&quot;&amp;SUBSTITUTE([.A2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Crayon Physics Delux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26M00S" calcext:value-type="time">
            <text:p>04:2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Crazy Taxi 3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2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Creature in the Well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2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s Tal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ruel Arena </text:p>
          </table:table-cell>
          <table:table-cell office:value-type="string" calcext:value-type="string">
            <text:p>Pending</text:p>
          </table:table-cell>
          <table:table-cell office:value-type="time" office:time-value="PT01H54M00S" calcext:value-type="time">
            <text:p>01:5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usader Kings II </text:p>
          </table:table-cell>
          <table:table-cell office:value-type="string" calcext:value-type="string">
            <text:p>Dropped</text:p>
          </table:table-cell>
          <table:table-cell office:value-type="time" office:time-value="PT107H55M00S" calcext:value-type="time">
            <text:p>107:55</text:p>
          </table:table-cell>
          <table:table-cell/>
          <table:table-cell table:style-name="ce111" table:formula="of:=HYPERLINK(&quot;https:/www.pcgamingwiki.com/wiki/&quot;&amp;SUBSTITUTE([.A2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5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ying Suns</text:p>
          </table:table-cell>
          <table:table-cell office:value-type="string" calcext:value-type="string">
            <text:p>Dropped</text:p>
          </table:table-cell>
          <table:table-cell table:style-name="ce68"/>
          <table:table-cell table:style-name="ce61"/>
          <table:table-cell table:style-name="ce111" table:formula="of:=HYPERLINK(&quot;https:/www.pcgamingwiki.com/wiki/&quot;&amp;SUBSTITUTE([.A2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ypt of the NecroDancer </text:p>
          </table:table-cell>
          <table:table-cell office:value-type="string" calcext:value-type="string">
            <text:p>Replayable</text:p>
          </table:table-cell>
          <table:table-cell office:value-type="time" office:time-value="PT19H04M00S" calcext:value-type="time">
            <text:p>19:0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Crypto Against All Odd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Crysi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2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3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ysis 2 </text:p>
          </table:table-cell>
          <table:table-cell office:value-type="string" calcext:value-type="string">
            <text:p>Dropped</text:p>
          </table:table-cell>
          <table:table-cell office:value-type="time" office:time-value="PT10H08M00S" calcext:value-type="time">
            <text:p>10:08</text:p>
          </table:table-cell>
          <table:table-cell/>
          <table:table-cell table:style-name="ce111" table:formula="of:=HYPERLINK(&quot;https:/www.pcgamingwiki.com/wiki/&quot;&amp;SUBSTITUTE([.A2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Cultist Simulator</text:p>
          </table:table-cell>
          <table:table-cell office:value-type="string" calcext:value-type="string">
            <text:p>Dropped</text:p>
          </table:table-cell>
          <table:table-cell office:value-type="time" office:time-value="PT19H30M00S" calcext:value-type="time">
            <text:p>19:30</text:p>
          </table:table-cell>
          <table:table-cell/>
          <table:table-cell table:style-name="ce111" table:formula="of:=HYPERLINK(&quot;https:/www.pcgamingwiki.com/wiki/&quot;&amp;SUBSTITUTE([.A2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table:number-columns-repeated="6"/>
          <table:table-cell table:style-name="ce42" office:value-type="string" calcext:value-type="string">
            <text:p>T</text:p>
          </table:table-cell>
          <table:table-cell table:style-name="ce4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Cyber Hook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2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EMON X MACHINA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andara</text:p>
          </table:table-cell>
          <table:table-cell office:value-type="string" calcext:value-type="string">
            <text:p>Dropped</text:p>
          </table:table-cell>
          <table:table-cell office:value-type="time" office:time-value="PT06H30M00S" calcext:value-type="time">
            <text:p>06:30</text:p>
          </table:table-cell>
          <table:table-cell/>
          <table:table-cell table:style-name="ce111" table:formula="of:=HYPERLINK(&quot;https:/www.pcgamingwiki.com/wiki/&quot;&amp;SUBSTITUTE([.A2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rk Devo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6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ark Matter (2006)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2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ark Souls</text:p>
          </table:table-cell>
          <table:table-cell office:value-type="string" calcext:value-type="string">
            <text:p>Dropped</text:p>
          </table:table-cell>
          <table:table-cell table:style-name="ce125" table:number-columns-repeated="2"/>
          <table:table-cell table:style-name="ce111" table:formula="of:=HYPERLINK(&quot;https:/www.pcgamingwiki.com/wiki/&quot;&amp;SUBSTITUTE([.A2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1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Dark Souls 3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2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ark Storm: VR Mission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2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arkest Dungeon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2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arksiders 2: Deathfinitive Edition</text:p>
          </table:table-cell>
          <table:table-cell office:value-type="string" calcext:value-type="string">
            <text:p>Pending</text:p>
          </table:table-cell>
          <table:table-cell office:value-type="time" office:time-value="PT20H00M00S" calcext:value-type="time">
            <text:p>2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Darksiders: Warmastered Edition</text:p>
          </table:table-cell>
          <table:table-cell office:value-type="string" calcext:value-type="string">
            <text:p>Pending</text:p>
          </table:table-cell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DARQ: Complete Ed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2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7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office:value-type="string" calcext:value-type="string">
            <text:p>Darwinia </text:p>
          </table:table-cell>
          <table:table-cell office:value-type="string" calcext:value-type="string">
            <text:p>Pending</text:p>
          </table:table-cell>
          <table:table-cell office:value-type="time" office:time-value="PT11H46M00S" calcext:value-type="time">
            <text:p>11:4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ay of the Tentacle: Remastered </text:p>
          </table:table-cell>
          <table:table-cell office:value-type="string" calcext:value-type="string">
            <text:p>Pending</text:p>
          </table:table-cell>
          <table:table-cell office:value-type="time" office:time-value="PT05H10M00S" calcext:value-type="time">
            <text:p>05:1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7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 Blob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2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ead Age </text:p>
          </table:table-cell>
          <table:table-cell office:value-type="string" calcext:value-type="string">
            <text:p>Dropped</text:p>
          </table:table-cell>
          <table:table-cell office:value-type="time" office:time-value="PT38H47M00S" calcext:value-type="time">
            <text:p>38:47</text:p>
          </table:table-cell>
          <table:table-cell/>
          <table:table-cell table:style-name="ce111" table:formula="of:=HYPERLINK(&quot;https:/www.pcgamingwiki.com/wiki/&quot;&amp;SUBSTITUTE([.A2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ad Bits </text:p>
          </table:table-cell>
          <table:table-cell office:value-type="string" calcext:value-type="string">
            <text:p>Dropped</text:p>
          </table:table-cell>
          <table:table-cell office:value-type="time" office:time-value="PT01H36M00S" calcext:value-type="time">
            <text:p>01:36</text:p>
          </table:table-cell>
          <table:table-cell/>
          <table:table-cell table:style-name="ce111" table:formula="of:=HYPERLINK(&quot;https:/www.pcgamingwiki.com/wiki/&quot;&amp;SUBSTITUTE([.A2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ad by Daylight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2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ad in Vinla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ad Island </text:p>
          </table:table-cell>
          <table:table-cell office:value-type="string" calcext:value-type="string">
            <text:p>Dropped</text:p>
          </table:table-cell>
          <table:table-cell office:value-type="time" office:time-value="PT25H30M00S" calcext:value-type="time">
            <text:p>25:30</text:p>
          </table:table-cell>
          <table:table-cell/>
          <table:table-cell table:style-name="ce111" table:formula="of:=HYPERLINK(&quot;https:/www.pcgamingwiki.com/wiki/&quot;&amp;SUBSTITUTE([.A2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ad or Alive 5 Last Round </text:p>
          </table:table-cell>
          <table:table-cell office:value-type="string" calcext:value-type="string">
            <text:p>Dropped</text:p>
          </table:table-cell>
          <table:table-cell office:value-type="time" office:time-value="PT05H15M00S" calcext:value-type="time">
            <text:p>05:15</text:p>
          </table:table-cell>
          <table:table-cell/>
          <table:table-cell table:style-name="ce111" table:formula="of:=HYPERLINK(&quot;https:/www.pcgamingwiki.com/wiki/&quot;&amp;SUBSTITUTE([.A2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ad Rising </text:p>
          </table:table-cell>
          <table:table-cell office:value-type="string" calcext:value-type="string">
            <text:p>Completed</text:p>
          </table:table-cell>
          <table:table-cell office:value-type="time" office:time-value="PT18H40M00S" calcext:value-type="time">
            <text:p>18:4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ead Rising 2: Off the Record </text:p>
          </table:table-cell>
          <table:table-cell office:value-type="string" calcext:value-type="string">
            <text:p>Pending</text:p>
          </table:table-cell>
          <table:table-cell office:value-type="time" office:time-value="PT17H53M00S" calcext:value-type="time">
            <text:p>17:5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ad Space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8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ad Space 2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2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0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table:style-name="ce83" office:value-type="string" calcext:value-type="string">
            <text:p>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Dead Space Extraction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eadbolt </text:p>
          </table:table-cell>
          <table:table-cell office:value-type="string" calcext:value-type="string">
            <text:p>Pending</text:p>
          </table:table-cell>
          <table:table-cell office:value-type="time" office:time-value="PT06H38M00S" calcext:value-type="time">
            <text:p>06:3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eadbreed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2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eadlight: Director's Cut</text:p>
          </table:table-cell>
          <table:table-cell office:value-type="string" calcext:value-type="string">
            <text:p>Pending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2"/>
          <table:table-cell table:style-name="ce87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eadly Premonition: The Director's Cut </text:p>
          </table:table-cell>
          <table:table-cell office:value-type="string" calcext:value-type="string">
            <text:p>Dropped</text:p>
          </table:table-cell>
          <table:table-cell office:value-type="time" office:time-value="PT25H04M00S" calcext:value-type="time">
            <text:p>25:04</text:p>
          </table:table-cell>
          <table:table-cell/>
          <table:table-cell table:style-name="ce111" table:formula="of:=HYPERLINK(&quot;https:/www.pcgamingwiki.com/wiki/&quot;&amp;SUBSTITUTE([.A2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Dear Esther: Landmark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2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6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table:number-columns-repeated="5"/>
          <table:table-cell table:style-name="ce42" office:value-type="string" calcext:value-type="string">
            <text:p>S</text:p>
          </table:table-cell>
          <table:table-cell table:style-name="ce42" office:value-type="string" calcext:value-type="string">
            <text:p>T</text:p>
          </table:table-cell>
          <table:table-cell table:style-name="ce4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Death Coming</text:p>
          </table:table-cell>
          <table:table-cell office:value-type="string" calcext:value-type="string">
            <text:p>Completed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2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eath Ray Manta </text:p>
          </table:table-cell>
          <table:table-cell office:value-type="string" calcext:value-type="string">
            <text:p>Pending</text:p>
          </table:table-cell>
          <table:table-cell office:value-type="time" office:time-value="PT00H51M00S" calcext:value-type="time">
            <text:p>00:5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eath Squared</text:p>
          </table:table-cell>
          <table:table-cell office:value-type="string" calcext:value-type="string">
            <text:p>Pending</text:p>
          </table:table-cell>
          <table:table-cell table:style-name="ce50"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2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2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eath Stranding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0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 Space Dash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3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FCON </text:p>
          </table:table-cell>
          <table:table-cell office:value-type="string" calcext:value-type="string">
            <text:p>Dropped</text:p>
          </table:table-cell>
          <table:table-cell office:value-type="time" office:time-value="PT01H41M00S" calcext:value-type="time">
            <text:p>01:41</text:p>
          </table:table-cell>
          <table:table-cell/>
          <table:table-cell table:style-name="ce111" table:formula="of:=HYPERLINK(&quot;https:/www.pcgamingwiki.com/wiki/&quot;&amp;SUBSTITUTE([.A3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efence Alliance 2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Defense Grid: The Awakening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Deilan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1H00M00S" calcext:value-type="time">
            <text:p>11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Delores: A Thimbleweed Park Mini-Adventur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00M00S" calcext:value-type="time">
            <text:p>01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2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Demented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3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mon Hunter 2: New Chapt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EMON'S TIL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0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ponia </text:p>
          </table:table-cell>
          <table:table-cell office:value-type="string" calcext:value-type="string">
            <text:p>Completed</text:p>
          </table:table-cell>
          <table:table-cell office:value-type="time" office:time-value="PT09H07M00S" calcext:value-type="time">
            <text:p>09:0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ponia Doomsday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Desert Ash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Desert Child</text:p>
          </table:table-cell>
          <table:table-cell office:value-type="string" calcext:value-type="string">
            <text:p>Dropped</text:p>
          </table:table-cell>
          <table:table-cell office:value-type="time" office:time-value="PT02H30M00S" calcext:value-type="time">
            <text:p>02:30</text:p>
          </table:table-cell>
          <table:table-cell/>
          <table:table-cell table:style-name="ce111" table:formula="of:=HYPERLINK(&quot;https:/www.pcgamingwiki.com/wiki/&quot;&amp;SUBSTITUTE([.A3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Destiny 2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2H00M00S" calcext:value-type="time">
            <text:p>12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Deus Ex </text:p>
          </table:table-cell>
          <table:table-cell office:value-type="string" calcext:value-type="string">
            <text:p>Dropped</text:p>
          </table:table-cell>
          <table:table-cell office:value-type="time" office:time-value="PT27H27M00S" calcext:value-type="time">
            <text:p>27:27</text:p>
          </table:table-cell>
          <table:table-cell/>
          <table:table-cell table:style-name="ce111" table:formula="of:=HYPERLINK(&quot;https:/www.pcgamingwiki.com/wiki/&quot;&amp;SUBSTITUTE([.A3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e Young</text:p>
          </table:table-cell>
          <table:table-cell office:value-type="string" calcext:value-type="string">
            <text:p>Pending</text:p>
          </table:table-cell>
          <table:table-cell/>
          <table:table-cell table:style-name="ce61"/>
          <table:table-cell table:style-name="ce111" table:formula="of:=HYPERLINK(&quot;https:/www.pcgamingwiki.com/wiki/&quot;&amp;SUBSTITUTE([.A3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6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Die Young – Prologue</text:p>
          </table:table-cell>
          <table:table-cell office:value-type="string" calcext:value-type="string">
            <text:p>Pending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7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igital - A Love Story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Dirt 3: Complete Editio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2H57M00S" calcext:value-type="time">
            <text:p>22:5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1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Dirt Rally </text:p>
          </table:table-cell>
          <table:table-cell office:value-type="string" calcext:value-type="string">
            <text:p>Dropped</text:p>
          </table:table-cell>
          <table:table-cell office:value-type="time" office:time-value="PT60H37M00S" calcext:value-type="time">
            <text:p>60:3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irt: Showdown </text:p>
          </table:table-cell>
          <table:table-cell office:value-type="string" calcext:value-type="string">
            <text:p>Pending</text:p>
          </table:table-cell>
          <table:table-cell office:value-type="time" office:time-value="PT10H25M00S" calcext:value-type="time">
            <text:p>10:25</text:p>
          </table:table-cell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3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Disaster: Day Of Crisi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30M00S" calcext:value-type="time">
            <text:p>09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istraint: Deluxe Edition</text:p>
          </table:table-cell>
          <table:table-cell office:value-type="string" calcext:value-type="string">
            <text:p>Pending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DmC: Devil May Cry </text:p>
          </table:table-cell>
          <table:table-cell office:value-type="string" calcext:value-type="string">
            <text:p>Pending</text:p>
          </table:table-cell>
          <table:table-cell office:value-type="time" office:time-value="PT10H29M00S" calcext:value-type="time">
            <text:p>10:2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o Not Feed the Monkeys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3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1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Dohna Dohna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3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6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Doki Doki Literature Club! </text:p>
          </table:table-cell>
          <table:table-cell office:value-type="string" calcext:value-type="string">
            <text:p>Completed</text:p>
          </table:table-cell>
          <table:table-cell office:value-type="time" office:time-value="PT04H58M00S" calcext:value-type="time">
            <text:p>04:58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n't Take It Personally, Babe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Donkey Kong Country Return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2H00M00S" calcext:value-type="time">
            <text:p>12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2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DOOM (2016)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3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oom 3: BFG Edition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3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office:value-type="string" calcext:value-type="string">
            <text:p>Door Kickers </text:p>
          </table:table-cell>
          <table:table-cell office:value-type="string" calcext:value-type="string">
            <text:p>Dropped</text:p>
          </table:table-cell>
          <table:table-cell office:value-type="time" office:time-value="PT18H41M00S" calcext:value-type="time">
            <text:p>18:41</text:p>
          </table:table-cell>
          <table:table-cell/>
          <table:table-cell table:style-name="ce111" table:formula="of:=HYPERLINK(&quot;https:/www.pcgamingwiki.com/wiki/&quot;&amp;SUBSTITUTE([.A3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orways: Chapter 3 - The Underworld </text:p>
          </table:table-cell>
          <table:table-cell office:value-type="string" calcext:value-type="string">
            <text:p>Dropped</text:p>
          </table:table-cell>
          <table:table-cell office:value-type="time" office:time-value="PT02H20M00S" calcext:value-type="time">
            <text:p>02:20</text:p>
          </table:table-cell>
          <table:table-cell/>
          <table:table-cell table:style-name="ce111" table:formula="of:=HYPERLINK(&quot;https:/www.pcgamingwiki.com/wiki/&quot;&amp;SUBSTITUTE([.A3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uble Cross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ouble Kick Hero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ownwel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Dragon Age: Inquis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3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3">
          <table:table-cell table:style-name="ce7" office:value-type="string" calcext:value-type="string">
            <text:p>Drawn to Life: The Next Chapter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8H00M00S" calcext:value-type="time">
            <text:p>1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Drayt Empir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3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readOut </text:p>
          </table:table-cell>
          <table:table-cell office:value-type="string" calcext:value-type="string">
            <text:p>Dropped</text:p>
          </table:table-cell>
          <table:table-cell office:value-type="time" office:time-value="PT04H14M00S" calcext:value-type="time">
            <text:p>04:14</text:p>
          </table:table-cell>
          <table:table-cell/>
          <table:table-cell table:style-name="ce111" table:formula="of:=HYPERLINK(&quot;https:/www.pcgamingwiki.com/wiki/&quot;&amp;SUBSTITUTE([.A3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readOut: Keepers of The Dark </text:p>
          </table:table-cell>
          <table:table-cell office:value-type="string" calcext:value-type="string">
            <text:p>Dropped</text:p>
          </table:table-cell>
          <table:table-cell office:value-type="time" office:time-value="PT06H04M00S" calcext:value-type="time">
            <text:p>06:04</text:p>
          </table:table-cell>
          <table:table-cell/>
          <table:table-cell table:style-name="ce111" table:formula="of:=HYPERLINK(&quot;https:/www.pcgamingwiki.com/wiki/&quot;&amp;SUBSTITUTE([.A3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Dream Pinball 3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Dreaming Sarah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00M00S" calcext:value-type="time">
            <text:p>02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3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Drive Megapoli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3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rive!Drive!Drive!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3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roid Assault </text:p>
          </table:table-cell>
          <table:table-cell office:value-type="string" calcext:value-type="string">
            <text:p>Pending</text:p>
          </table:table-cell>
          <table:table-cell office:value-type="time" office:time-value="PT02H31M00S" calcext:value-type="time">
            <text:p>02:3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DRONE: The Gam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Dropsy </text:p>
          </table:table-cell>
          <table:table-cell office:value-type="string" calcext:value-type="string">
            <text:p>Dropped</text:p>
          </table:table-cell>
          <table:table-cell office:value-type="time" office:time-value="PT05H13M00S" calcext:value-type="time">
            <text:p>05:13</text:p>
          </table:table-cell>
          <table:table-cell/>
          <table:table-cell table:style-name="ce111" table:formula="of:=HYPERLINK(&quot;https:/www.pcgamingwiki.com/wiki/&quot;&amp;SUBSTITUTE([.A3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uet (2015) </text:p>
          </table:table-cell>
          <table:table-cell office:value-type="string" calcext:value-type="string">
            <text:p>Dropped</text:p>
          </table:table-cell>
          <table:table-cell office:value-type="time" office:time-value="PT04H13M00S" calcext:value-type="time">
            <text:p>04:13</text:p>
          </table:table-cell>
          <table:table-cell/>
          <table:table-cell table:style-name="ce111" table:formula="of:=HYPERLINK(&quot;https:/www.pcgamingwiki.com/wiki/&quot;&amp;SUBSTITUTE([.A3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4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uke Nukem 3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3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ungeon Defenders </text:p>
          </table:table-cell>
          <table:table-cell office:value-type="string" calcext:value-type="string">
            <text:p>Pending</text:p>
          </table:table-cell>
          <table:table-cell office:value-type="time" office:time-value="PT39H27M00S" calcext:value-type="time">
            <text:p>39:2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ungeon Rushers</text:p>
          </table:table-cell>
          <table:table-cell office:value-type="string" calcext:value-type="string">
            <text:p>Pending</text:p>
          </table:table-cell>
          <table:table-cell office:value-type="time" office:time-value="PT20H00M00S" calcext:value-type="time">
            <text:p>20:00</text:p>
          </table:table-cell>
          <table:table-cell/>
          <table:table-cell table:style-name="ce111" table:formula="of:=HYPERLINK(&quot;https:/www.pcgamingwiki.com/wiki/&quot;&amp;SUBSTITUTE([.A3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Dungeon Souls </text:p>
          </table:table-cell>
          <table:table-cell office:value-type="string" calcext:value-type="string">
            <text:p>Pending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Dungeons 2 </text:p>
          </table:table-cell>
          <table:table-cell office:value-type="string" calcext:value-type="string">
            <text:p>Pending</text:p>
          </table:table-cell>
          <table:table-cell office:value-type="time" office:time-value="PT18H01M00S" calcext:value-type="time">
            <text:p>18:0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Dungeons 3</text:p>
          </table:table-cell>
          <table:table-cell office:value-type="string" calcext:value-type="string">
            <text:p>Pending</text:p>
          </table:table-cell>
          <table:table-cell office:value-type="time" office:time-value="PT26H00M00S" calcext:value-type="time">
            <text:p>26:00</text:p>
          </table:table-cell>
          <table:table-cell/>
          <table:table-cell table:style-name="ce111" table:formula="of:=HYPERLINK(&quot;https:/www.pcgamingwiki.com/wiki/&quot;&amp;SUBSTITUTE([.A3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ungeons of Dredmor </text:p>
          </table:table-cell>
          <table:table-cell office:value-type="string" calcext:value-type="string">
            <text:p>Dropped</text:p>
          </table:table-cell>
          <table:table-cell office:value-type="time" office:time-value="PT27H16M00S" calcext:value-type="time">
            <text:p>27:16</text:p>
          </table:table-cell>
          <table:table-cell/>
          <table:table-cell table:style-name="ce111" table:formula="of:=HYPERLINK(&quot;https:/www.pcgamingwiki.com/wiki/&quot;&amp;SUBSTITUTE([.A3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ust: An Elysian Tail </text:p>
          </table:table-cell>
          <table:table-cell office:value-type="string" calcext:value-type="string">
            <text:p>Completed</text:p>
          </table:table-cell>
          <table:table-cell office:value-type="time" office:time-value="PT13H25M00S" calcext:value-type="time">
            <text:p>13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Dustforce </text:p>
          </table:table-cell>
          <table:table-cell office:value-type="string" calcext:value-type="string">
            <text:p>Pending</text:p>
          </table:table-cell>
          <table:table-cell office:value-type="time" office:time-value="PT34H47M00S" calcext:value-type="time">
            <text:p>34:4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Dusty Revenge </text:p>
          </table:table-cell>
          <table:table-cell office:value-type="string" calcext:value-type="string">
            <text:p>Pending</text:p>
          </table:table-cell>
          <table:table-cell office:value-type="time" office:time-value="PT05H07M00S" calcext:value-type="time">
            <text:p>05:0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5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Dynamite Jack </text:p>
          </table:table-cell>
          <table:table-cell office:value-type="string" calcext:value-type="string">
            <text:p>Completed</text:p>
          </table:table-cell>
          <table:table-cell office:value-type="time" office:time-value="PT04H20M00S" calcext:value-type="time">
            <text:p>04:2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ador: Genesi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1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ador: Masters of the Broken World </text:p>
          </table:table-cell>
          <table:table-cell office:value-type="string" calcext:value-type="string">
            <text:p>Dropped</text:p>
          </table:table-cell>
          <table:table-cell office:value-type="time" office:time-value="PT119H04M00S" calcext:value-type="time">
            <text:p>119:04</text:p>
          </table:table-cell>
          <table:table-cell/>
          <table:table-cell table:style-name="ce111" table:formula="of:=HYPERLINK(&quot;https:/www.pcgamingwiki.com/wiki/&quot;&amp;SUBSTITUTE([.A3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Eagle Islan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30M00S" calcext:value-type="time">
            <text:p>05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Earthlock</text:p>
          </table:table-cell>
          <table:table-cell office:value-type="string" calcext:value-type="string">
            <text:p>Dropped</text:p>
          </table:table-cell>
          <table:table-cell office:value-type="time" office:time-value="PT20H00M00S" calcext:value-type="time">
            <text:p>20:00</text:p>
          </table:table-cell>
          <table:table-cell/>
          <table:table-cell table:style-name="ce111" table:formula="of:=HYPERLINK(&quot;https:/www.pcgamingwiki.com/wiki/&quot;&amp;SUBSTITUTE([.A3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Eat Lea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4"/>
          <table:table-cell table:style-name="ce84" office:value-type="float" office:value="3" calcext:value-type="float">
            <text:p>3</text:p>
          </table:table-cell>
          <table:table-cell table:style-name="ce28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Eaten Aliv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3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dgar - Bokbok in Boulzac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Edg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25M00S" calcext:value-type="time">
            <text:p>06:2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Edna &amp; Harvey: Harvey's New Eyes </text:p>
          </table:table-cell>
          <table:table-cell office:value-type="string" calcext:value-type="string">
            <text:p>Pending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6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Eets Munchies </text:p>
          </table:table-cell>
          <table:table-cell office:value-type="string" calcext:value-type="string">
            <text:p>Pending</text:p>
          </table:table-cell>
          <table:table-cell office:value-type="time" office:time-value="PT02H54M00S" calcext:value-type="time">
            <text:p>02:5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Effie</text:p>
          </table:table-cell>
          <table:table-cell office:value-type="string" calcext:value-type="string">
            <text:p>Completed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lite Dangerous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3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Else Heart.Break(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6H00M00S" calcext:value-type="time">
            <text:p>16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3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Endless Legend </text:p>
          </table:table-cell>
          <table:table-cell office:value-type="string" calcext:value-type="string">
            <text:p>Dropped</text:p>
          </table:table-cell>
          <table:table-cell office:value-type="time" office:time-value="PT18H23M00S" calcext:value-type="time">
            <text:p>18:23</text:p>
          </table:table-cell>
          <table:table-cell/>
          <table:table-cell table:style-name="ce111" table:formula="of:=HYPERLINK(&quot;https:/www.pcgamingwiki.com/wiki/&quot;&amp;SUBSTITUTE([.A3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ndless Space </text:p>
          </table:table-cell>
          <table:table-cell office:value-type="string" calcext:value-type="string">
            <text:p>Dropped</text:p>
          </table:table-cell>
          <table:table-cell office:value-type="time" office:time-value="PT24H50M00S" calcext:value-type="time">
            <text:p>24:50</text:p>
          </table:table-cell>
          <table:table-cell/>
          <table:table-cell table:style-name="ce111" table:formula="of:=HYPERLINK(&quot;https:/www.pcgamingwiki.com/wiki/&quot;&amp;SUBSTITUTE([.A3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nergy Balance </text:p>
          </table:table-cell>
          <table:table-cell office:value-type="string" calcext:value-type="string">
            <text:p>Dropped</text:p>
          </table:table-cell>
          <table:table-cell office:value-type="time" office:time-value="PT03H15M00S" calcext:value-type="time">
            <text:p>03:15</text:p>
          </table:table-cell>
          <table:table-cell/>
          <table:table-cell table:style-name="ce111" table:formula="of:=HYPERLINK(&quot;https:/www.pcgamingwiki.com/wiki/&quot;&amp;SUBSTITUTE([.A3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nergy Cycle </text:p>
          </table:table-cell>
          <table:table-cell office:value-type="string" calcext:value-type="string">
            <text:p>Dropped</text:p>
          </table:table-cell>
          <table:table-cell office:value-type="time" office:time-value="PT00H44M00S" calcext:value-type="time">
            <text:p>00:44</text:p>
          </table:table-cell>
          <table:table-cell/>
          <table:table-cell table:style-name="ce111" table:formula="of:=HYPERLINK(&quot;https:/www.pcgamingwiki.com/wiki/&quot;&amp;SUBSTITUTE([.A3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nglish Country Tune </text:p>
          </table:table-cell>
          <table:table-cell office:value-type="string" calcext:value-type="string">
            <text:p>Dropped</text:p>
          </table:table-cell>
          <table:table-cell office:value-type="time" office:time-value="PT11H29M00S" calcext:value-type="time">
            <text:p>11:29</text:p>
          </table:table-cell>
          <table:table-cell/>
          <table:table-cell table:style-name="ce111" table:formula="of:=HYPERLINK(&quot;https:/www.pcgamingwiki.com/wiki/&quot;&amp;SUBSTITUTE([.A3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nslaved: Odyssey to the West </text:p>
          </table:table-cell>
          <table:table-cell office:value-type="string" calcext:value-type="string">
            <text:p>Completed</text:p>
          </table:table-cell>
          <table:table-cell office:value-type="time" office:time-value="PT09H49M00S" calcext:value-type="time">
            <text:p>09:49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7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Enter The Gungeon</text:p>
          </table:table-cell>
          <table:table-cell office:value-type="string" calcext:value-type="string">
            <text:p>Pending</text:p>
          </table:table-cell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Epic Battle Fantasy 4 </text:p>
          </table:table-cell>
          <table:table-cell office:value-type="string" calcext:value-type="string">
            <text:p>Dropped</text:p>
          </table:table-cell>
          <table:table-cell office:value-type="time" office:time-value="PT25H17M00S" calcext:value-type="time">
            <text:p>25:17</text:p>
          </table:table-cell>
          <table:table-cell/>
          <table:table-cell table:style-name="ce111" table:formula="of:=HYPERLINK(&quot;https:/www.pcgamingwiki.com/wiki/&quot;&amp;SUBSTITUTE([.A3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pistory: Typing Chronicles </text:p>
          </table:table-cell>
          <table:table-cell office:value-type="string" calcext:value-type="string">
            <text:p>Completed</text:p>
          </table:table-cell>
          <table:table-cell office:value-type="time" office:time-value="PT06H25M00S" calcext:value-type="time">
            <text:p>06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3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Escape from Monkey Islan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3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Escape Machine City: Airborn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3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Escape Machines </text:p>
          </table:table-cell>
          <table:table-cell office:value-type="string" calcext:value-type="string">
            <text:p>Dropped</text:p>
          </table:table-cell>
          <table:table-cell office:value-type="time" office:time-value="PT00H15M00S" calcext:value-type="time">
            <text:p>00:15</text:p>
          </table:table-cell>
          <table:table-cell/>
          <table:table-cell table:style-name="ce111" table:formula="of:=HYPERLINK(&quot;https:/www.pcgamingwiki.com/wiki/&quot;&amp;SUBSTITUTE([.A3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schalon: Book 1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6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therborn</text:p>
          </table:table-cell>
          <table:table-cell office:value-type="string" calcext:value-type="string">
            <text:p>Dropped</text:p>
          </table:table-cell>
          <table:table-cell office:value-type="time" office:time-value="PT03H00M00S" calcext:value-type="time">
            <text:p>03:00</text:p>
          </table:table-cell>
          <table:table-cell/>
          <table:table-cell table:style-name="ce111" table:formula="of:=HYPERLINK(&quot;https:/www.pcgamingwiki.com/wiki/&quot;&amp;SUBSTITUTE([.A3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Eufloria </text:p>
          </table:table-cell>
          <table:table-cell office:value-type="string" calcext:value-type="string">
            <text:p>Pending</text:p>
          </table:table-cell>
          <table:table-cell office:value-type="time" office:time-value="PT14H28M00S" calcext:value-type="time">
            <text:p>14:2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Europa Universalis IV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8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vent[0] </text:p>
          </table:table-cell>
          <table:table-cell office:value-type="string" calcext:value-type="string">
            <text:p>Dropped</text:p>
          </table:table-cell>
          <table:table-cell office:value-type="time" office:time-value="PT02H43M00S" calcext:value-type="time">
            <text:p>02:43</text:p>
          </table:table-cell>
          <table:table-cell/>
          <table:table-cell table:style-name="ce111" table:formula="of:=HYPERLINK(&quot;https:/www.pcgamingwiki.com/wiki/&quot;&amp;SUBSTITUTE([.A3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volvation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3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xtreme Exorcism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1 2015 </text:p>
          </table:table-cell>
          <table:table-cell office:value-type="string" calcext:value-type="string">
            <text:p>Dropped</text:p>
          </table:table-cell>
          <table:table-cell office:value-type="time" office:time-value="PT11H06M00S" calcext:value-type="time">
            <text:p>11:06</text:p>
          </table:table-cell>
          <table:table-cell/>
          <table:table-cell table:style-name="ce111" table:formula="of:=HYPERLINK(&quot;https:/www.pcgamingwiki.com/wiki/&quot;&amp;SUBSTITUTE([.A3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1 2018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aeria</text:p>
          </table:table-cell>
          <table:table-cell office:value-type="string" calcext:value-type="string">
            <text:p>Pending</text:p>
          </table:table-cell>
          <table:table-cell office:value-type="time" office:time-value="PT115H00M00S" calcext:value-type="time">
            <text:p>11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3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table:style-name="ce7" office:value-type="string" calcext:value-type="string">
            <text:p>Fahrenheit: Indigo Prophecy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3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Fallout </text:p>
          </table:table-cell>
          <table:table-cell office:value-type="string" calcext:value-type="string">
            <text:p>Dropped</text:p>
          </table:table-cell>
          <table:table-cell office:value-type="time" office:time-value="PT21H43M00S" calcext:value-type="time">
            <text:p>21:43</text:p>
          </table:table-cell>
          <table:table-cell/>
          <table:table-cell table:style-name="ce111" table:formula="of:=HYPERLINK(&quot;https:/www.pcgamingwiki.com/wiki/&quot;&amp;SUBSTITUTE([.A3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antasy Genera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3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8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r Cry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3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3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r Cry 2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4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0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ar Cry 3</text:p>
          </table:table-cell>
          <table:table-cell office:value-type="string" calcext:value-type="string">
            <text:p>Completed</text:p>
          </table:table-cell>
          <table:table-cell office:value-type="time" office:time-value="PT15H30M00S" calcext:value-type="time">
            <text:p>15:30</text:p>
          </table:table-cell>
          <table:table-cell/>
          <table:table-cell table:style-name="ce111" table:formula="of:=HYPERLINK(&quot;https:/www.pcgamingwiki.com/wiki/&quot;&amp;SUBSTITUTE([.A4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ar Cry 3 Blood Dragon</text:p>
          </table:table-cell>
          <table:table-cell office:value-type="string" calcext:value-type="string">
            <text:p>Pending</text:p>
          </table:table-cell>
          <table:table-cell office:value-type="time" office:time-value="PT04H30M00S" calcext:value-type="time">
            <text:p>04:30</text:p>
          </table:table-cell>
          <table:table-cell/>
          <table:table-cell table:style-name="ce111" table:formula="of:=HYPERLINK(&quot;https:/www.pcgamingwiki.com/wiki/&quot;&amp;SUBSTITUTE([.A4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Far Cry 4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4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/>
          <table:table-cell table:style-name="ce83" office:value-type="string" calcext:value-type="string">
            <text:p>U</text:p>
          </table:table-cell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Far Cry 5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4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4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3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araway: Director's Cu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atal Fury Specia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ll Seal: Arbiter's Mar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ez </text:p>
          </table:table-cell>
          <table:table-cell office:value-type="string" calcext:value-type="string">
            <text:p>Completed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4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ieldrunners </text:p>
          </table:table-cell>
          <table:table-cell office:value-type="string" calcext:value-type="string">
            <text:p>Pending</text:p>
          </table:table-cell>
          <table:table-cell office:value-type="time" office:time-value="PT07H40M00S" calcext:value-type="time">
            <text:p>07:4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igment</text:p>
          </table:table-cell>
          <table:table-cell office:value-type="string" calcext:value-type="string">
            <text:p>Completed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4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al Quest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4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inal Quest II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4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ishing: North Atlantic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Flashback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30M00S" calcext:value-type="time">
            <text:p>05:30</text:p>
          </table:table-cell>
          <table:table-cell table:style-name="ce74"/>
          <table:table-cell table:style-name="ce111" table:formula="of:=HYPERLINK(&quot;https:/www.pcgamingwiki.com/wiki/&quot;&amp;SUBSTITUTE([.A4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/>
          <table:table-cell table:style-name="ce28" office:value-type="string" calcext:value-type="string">
            <text:p>G</text:p>
          </table:table-cell>
          <table:table-cell table:style-name="ce28" table:number-columns-repeated="3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FlatOut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4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5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lesh Eaters </text:p>
          </table:table-cell>
          <table:table-cell office:value-type="string" calcext:value-type="string">
            <text:p>Dropped</text:p>
          </table:table-cell>
          <table:table-cell office:value-type="time" office:time-value="PT02H08M00S" calcext:value-type="time">
            <text:p>02:08</text:p>
          </table:table-cell>
          <table:table-cell/>
          <table:table-cell table:style-name="ce111" table:formula="of:=HYPERLINK(&quot;https:/www.pcgamingwiki.com/wiki/&quot;&amp;SUBSTITUTE([.A4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Flight Of The Amazon Queen</text:p>
          </table:table-cell>
          <table:table-cell office:value-type="string" calcext:value-type="string">
            <text:p>Pending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4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ootball Manager 2021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FootLOL - Epic Fail Leagu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30M00S" calcext:value-type="time">
            <text:p>03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19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For Honor </text:p>
          </table:table-cell>
          <table:table-cell office:value-type="string" calcext:value-type="string">
            <text:p>Dropped</text:p>
          </table:table-cell>
          <table:table-cell office:value-type="time" office:time-value="PT07H48M00S" calcext:value-type="time">
            <text:p>07:48</text:p>
          </table:table-cell>
          <table:table-cell/>
          <table:table-cell table:style-name="ce111" table:formula="of:=HYPERLINK(&quot;https:/www.pcgamingwiki.com/wiki/&quot;&amp;SUBSTITUTE([.A4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 The King</text:p>
          </table:table-cell>
          <table:table-cell office:value-type="string" calcext:value-type="string">
            <text:p>Dropped</text:p>
          </table:table-cell>
          <table:table-cell office:value-type="time" office:time-value="PT13H00M00S" calcext:value-type="time">
            <text:p>13:00</text:p>
          </table:table-cell>
          <table:table-cell/>
          <table:table-cell table:style-name="ce111" table:formula="of:=HYPERLINK(&quot;https:/www.pcgamingwiki.com/wiki/&quot;&amp;SUBSTITUTE([.A4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orced </text:p>
          </table:table-cell>
          <table:table-cell office:value-type="string" calcext:value-type="string">
            <text:p>Pending</text:p>
          </table:table-cell>
          <table:table-cell office:value-type="time" office:time-value="PT14H33M00S" calcext:value-type="time">
            <text:p>14:3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ork Parker's Holiday Profit Hike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4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saken Remastered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ortified </text:p>
          </table:table-cell>
          <table:table-cell office:value-type="string" calcext:value-type="string">
            <text:p>Dropped</text:p>
          </table:table-cell>
          <table:table-cell office:value-type="time" office:time-value="PT06H19M00S" calcext:value-type="time">
            <text:p>06:19</text:p>
          </table:table-cell>
          <table:table-cell/>
          <table:table-cell table:style-name="ce111" table:formula="of:=HYPERLINK(&quot;https:/www.pcgamingwiki.com/wiki/&quot;&amp;SUBSTITUTE([.A4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Fractal: Make Blooms Not Wa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28M00S" calcext:value-type="time">
            <text:p>06:2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Fractured Minds</text:p>
          </table:table-cell>
          <table:table-cell office:value-type="string" calcext:value-type="string">
            <text:p>Dropped</text:p>
          </table:table-cell>
          <table:table-cell office:value-type="time" office:time-value="PT00H15M00S" calcext:value-type="time">
            <text:p>00:15</text:p>
          </table:table-cell>
          <table:table-cell/>
          <table:table-cell table:style-name="ce111" table:formula="of:=HYPERLINK(&quot;https:/www.pcgamingwiki.com/wiki/&quot;&amp;SUBSTITUTE([.A4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RAMED Collection</text:p>
          </table:table-cell>
          <table:table-cell office:value-type="string" calcext:value-type="string">
            <text:p>Pending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reebie </text:p>
          </table:table-cell>
          <table:table-cell office:value-type="string" calcext:value-type="string">
            <text:p>Dropped</text:p>
          </table:table-cell>
          <table:table-cell office:value-type="time" office:time-value="PT00H54M00S" calcext:value-type="time">
            <text:p>00:54</text:p>
          </table:table-cell>
          <table:table-cell/>
          <table:table-cell table:style-name="ce111" table:formula="of:=HYPERLINK(&quot;https:/www.pcgamingwiki.com/wiki/&quot;&amp;SUBSTITUTE([.A4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2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rets On Fire X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4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Frog Climbers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4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rontline Tactics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4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Frostpun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rozen Synapse </text:p>
          </table:table-cell>
          <table:table-cell office:value-type="string" calcext:value-type="string">
            <text:p>Dropped</text:p>
          </table:table-cell>
          <table:table-cell office:value-type="time" office:time-value="PT23H12M00S" calcext:value-type="time">
            <text:p>23:12</text:p>
          </table:table-cell>
          <table:table-cell/>
          <table:table-cell table:style-name="ce111" table:formula="of:=HYPERLINK(&quot;https:/www.pcgamingwiki.com/wiki/&quot;&amp;SUBSTITUTE([.A4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FTL: Faster Than Ligh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2H01M00S" calcext:value-type="time">
            <text:p>22:0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Full Throttle Remastered </text:p>
          </table:table-cell>
          <table:table-cell office:value-type="string" calcext:value-type="string">
            <text:p>Completed</text:p>
          </table:table-cell>
          <table:table-cell office:value-type="time" office:time-value="PT04H07M00S" calcext:value-type="time">
            <text:p>04:0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4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uri</text:p>
          </table:table-cell>
          <table:table-cell office:value-type="string" calcext:value-type="string">
            <text:p>Dropped</text:p>
          </table:table-cell>
          <table:table-cell office:value-type="time" office:time-value="PT07H30M00S" calcext:value-type="time">
            <text:p>07:30</text:p>
          </table:table-cell>
          <table:table-cell/>
          <table:table-cell table:style-name="ce111" table:formula="of:=HYPERLINK(&quot;https:/www.pcgamingwiki.com/wiki/&quot;&amp;SUBSTITUTE([.A4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Future Cop LAPD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4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8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alactic Civilizations III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3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alaxy of Pen and Pap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ame of Thrones - A Telltale Games Series </text:p>
          </table:table-cell>
          <table:table-cell office:value-type="string" calcext:value-type="string">
            <text:p>Dropped</text:p>
          </table:table-cell>
          <table:table-cell office:value-type="time" office:time-value="PT12H22M00S" calcext:value-type="time">
            <text:p>12:22</text:p>
          </table:table-cell>
          <table:table-cell/>
          <table:table-cell table:style-name="ce111" table:formula="of:=HYPERLINK(&quot;https:/www.pcgamingwiki.com/wiki/&quot;&amp;SUBSTITUTE([.A4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arou: Mark of the Wolv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Gateway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00M00S" calcext:value-type="time">
            <text:p>05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Gato Roboto</text:p>
          </table:table-cell>
          <table:table-cell office:value-type="string" calcext:value-type="string">
            <text:p>Dropped</text:p>
          </table:table-cell>
          <table:table-cell office:value-type="time" office:time-value="PT03H00M00S" calcext:value-type="time">
            <text:p>03:00</text:p>
          </table:table-cell>
          <table:table-cell/>
          <table:table-cell table:style-name="ce111" table:formula="of:=HYPERLINK(&quot;https:/www.pcgamingwiki.com/wiki/&quot;&amp;SUBSTITUTE([.A4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Gemini Rue </text:p>
          </table:table-cell>
          <table:table-cell office:value-type="string" calcext:value-type="string">
            <text:p>Pending</text:p>
          </table:table-cell>
          <table:table-cell office:value-type="time" office:time-value="PT07H16M00S" calcext:value-type="time">
            <text:p>07:1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eneforge 1 – Mutage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Geneshif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0H30M00S" calcext:value-type="time">
            <text:p>00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Genesis Alpha One Deluxe Edition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4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Genji: Days of the Blad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4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4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4"/>
          <table:table-cell table:style-name="ce84" office:value-type="float" office:value="3" calcext:value-type="float">
            <text:p>3</text:p>
          </table:table-cell>
          <table:table-cell table:style-name="ce11" table:number-columns-repeated="4"/>
          <table:table-cell table:style-name="ce28"/>
          <table:table-cell table:number-columns-repeated="1008"/>
        </table:table-row>
        <table:table-row table:style-name="ro2">
          <table:table-cell office:value-type="string" calcext:value-type="string">
            <text:p>Germ War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4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et In The Car, Loser!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Ghost Squad</text:p>
          </table:table-cell>
          <table:table-cell office:value-type="string" calcext:value-type="string">
            <text:p>Pending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hostbusters: The Video Game Remastered</text:p>
          </table:table-cell>
          <table:table-cell office:value-type="string" calcext:value-type="string">
            <text:p>Dropped</text:p>
          </table:table-cell>
          <table:table-cell office:value-type="time" office:time-value="PT08H00M00S" calcext:value-type="time">
            <text:p>08:00</text:p>
          </table:table-cell>
          <table:table-cell/>
          <table:table-cell table:style-name="ce111" table:formula="of:=HYPERLINK(&quot;https:/www.pcgamingwiki.com/wiki/&quot;&amp;SUBSTITUTE([.A4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hostrunne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4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hosts'n Djs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4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iana Sisters: Twisted Dreams </text:p>
          </table:table-cell>
          <table:table-cell office:value-type="string" calcext:value-type="string">
            <text:p>Pending</text:p>
          </table:table-cell>
          <table:table-cell office:value-type="time" office:time-value="PT08H57M00S" calcext:value-type="time">
            <text:p>08:5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iana Sisters: Twisted Dreams - Rise of the Owlverlord </text:p>
          </table:table-cell>
          <table:table-cell office:value-type="string" calcext:value-type="string">
            <text:p>Pending</text:p>
          </table:table-cell>
          <table:table-cell office:value-type="time" office:time-value="PT01H49M00S" calcext:value-type="time">
            <text:p>01:4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ish </text:p>
          </table:table-cell>
          <table:table-cell office:value-type="string" calcext:value-type="string">
            <text:p>Pending</text:p>
          </table:table-cell>
          <table:table-cell office:value-type="time" office:time-value="PT05H23M00S" calcext:value-type="time">
            <text:p>05:2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Glitchrunner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5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GNOG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! Go! Nippon! ~My First Trip to Japan~ </text:p>
          </table:table-cell>
          <table:table-cell office:value-type="string" calcext:value-type="string">
            <text:p>Pending</text:p>
          </table:table-cell>
          <table:table-cell office:value-type="time" office:time-value="PT03H27M00S" calcext:value-type="time">
            <text:p>03:2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 Of War 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2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 Of War 2</text:p>
          </table:table-cell>
          <table:table-cell office:value-type="string" calcext:value-type="string">
            <text:p>Pending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3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 Of War 3</text:p>
          </table:table-cell>
          <table:table-cell office:value-type="string" calcext:value-type="string">
            <text:p>Pending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4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 Of War: Ascension</text:p>
          </table:table-cell>
          <table:table-cell office:value-type="string" calcext:value-type="string">
            <text:p>Pending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5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 Of War: Chains of Olympus</text:p>
          </table:table-cell>
          <table:table-cell office:value-type="string" calcext:value-type="string">
            <text:p>Pending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6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 Of War: Ghost Of Sparta</text:p>
          </table:table-cell>
          <table:table-cell office:value-type="string" calcext:value-type="string">
            <text:p>Pending</text:p>
          </table:table-cell>
          <table:table-cell office:value-type="time" office:time-value="PT06H30M00S" calcext:value-type="time">
            <text:p>06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7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od's Trigger</text:p>
          </table:table-cell>
          <table:table-cell office:value-type="string" calcext:value-type="string">
            <text:p>Pending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11" table:formula="of:=HYPERLINK(&quot;https:/www.pcgamingwiki.com/wiki/&quot;&amp;SUBSTITUTE([.A4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odfall Challenger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6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Gods Will Be Watching </text:p>
          </table:table-cell>
          <table:table-cell office:value-type="string" calcext:value-type="string">
            <text:p>Pending</text:p>
          </table:table-cell>
          <table:table-cell office:value-type="time" office:time-value="PT08H03M00S" calcext:value-type="time">
            <text:p>08:0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ods Will Fal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lazo! Soccer Leagu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lden Axed: A Cancelled Prototype</text:p>
          </table:table-cell>
          <table:table-cell office:value-type="string" calcext:value-type="string">
            <text:p>Completed</text:p>
          </table:table-cell>
          <table:table-cell table:style-name="ce68" table:number-columns-repeated="2"/>
          <table:table-cell table:style-name="ce111" table:formula="of:=HYPERLINK(&quot;https:/www.pcgamingwiki.com/wiki/&quot;&amp;SUBSTITUTE([.A4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one Home </text:p>
          </table:table-cell>
          <table:table-cell office:value-type="string" calcext:value-type="string">
            <text:p>Dropped</text:p>
          </table:table-cell>
          <table:table-cell office:value-type="time" office:time-value="PT02H09M00S" calcext:value-type="time">
            <text:p>02:09</text:p>
          </table:table-cell>
          <table:table-cell/>
          <table:table-cell table:style-name="ce111" table:formula="of:=HYPERLINK(&quot;https:/www.pcgamingwiki.com/wiki/&quot;&amp;SUBSTITUTE([.A4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one Vira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oNNER</text:p>
          </table:table-cell>
          <table:table-cell office:value-type="string" calcext:value-type="string">
            <text:p>Dropped</text:p>
          </table:table-cell>
          <table:table-cell office:value-type="time" office:time-value="PT08H00M00S" calcext:value-type="time">
            <text:p>08:00</text:p>
          </table:table-cell>
          <table:table-cell/>
          <table:table-cell table:style-name="ce111" table:formula="of:=HYPERLINK(&quot;https:/www.pcgamingwiki.com/wiki/&quot;&amp;SUBSTITUTE([.A4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oodbye Deponia </text:p>
          </table:table-cell>
          <table:table-cell office:value-type="string" calcext:value-type="string">
            <text:p>Completed</text:p>
          </table:table-cell>
          <table:table-cell office:value-type="time" office:time-value="PT11H13M00S" calcext:value-type="time">
            <text:p>11:1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4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Grand Theft Auto V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1H30M00S" calcext:value-type="time">
            <text:p>31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8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table:style-name="ce7" office:value-type="string" calcext:value-type="string">
            <text:p>Gratuitous Space Battl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51M00S" calcext:value-type="time">
            <text:p>03:5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7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Gravity Rush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0H00M00S" calcext:value-type="time">
            <text:p>10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5"/>
          <table:table-cell table:style-name="ce84" office:value-type="float" office:value="4" calcext:value-type="float">
            <text:p>4</text:p>
          </table:table-cell>
          <table:table-cell table:style-name="ce28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Greed Corp </text:p>
          </table:table-cell>
          <table:table-cell office:value-type="string" calcext:value-type="string">
            <text:p>Dropped</text:p>
          </table:table-cell>
          <table:table-cell office:value-type="time" office:time-value="PT08H54M00S" calcext:value-type="time">
            <text:p>08:54</text:p>
          </table:table-cell>
          <table:table-cell/>
          <table:table-cell table:style-name="ce111" table:formula="of:=HYPERLINK(&quot;https:/www.pcgamingwiki.com/wiki/&quot;&amp;SUBSTITUTE([.A4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rey Goo </text:p>
          </table:table-cell>
          <table:table-cell office:value-type="string" calcext:value-type="string">
            <text:p>Dropped</text:p>
          </table:table-cell>
          <table:table-cell office:value-type="time" office:time-value="PT15H21M00S" calcext:value-type="time">
            <text:p>15:21</text:p>
          </table:table-cell>
          <table:table-cell/>
          <table:table-cell table:style-name="ce111" table:formula="of:=HYPERLINK(&quot;https:/www.pcgamingwiki.com/wiki/&quot;&amp;SUBSTITUTE([.A4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Grid 2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0H45M00S" calcext:value-type="time">
            <text:p>20:4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Grim Fandango Remastered</text:p>
          </table:table-cell>
          <table:table-cell office:value-type="string" calcext:value-type="string">
            <text:p>Pending</text:p>
          </table:table-cell>
          <table:table-cell office:value-type="time" office:time-value="PT11H00M00S" calcext:value-type="time">
            <text:p>1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RIP: Combat Racing</text:p>
          </table:table-cell>
          <table:table-cell office:value-type="string" calcext:value-type="string">
            <text:p>Pending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4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uacamelee!: Super Turbo Championship Edition </text:p>
          </table:table-cell>
          <table:table-cell office:value-type="string" calcext:value-type="string">
            <text:p>Pending</text:p>
          </table:table-cell>
          <table:table-cell office:value-type="time" office:time-value="PT08H51M00S" calcext:value-type="time">
            <text:p>08:5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uild of Ascens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uild Of Dungeoneering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4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Guilty Gear XX Accent Core Plus 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27M00S" calcext:value-type="time">
            <text:p>05:2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4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8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Gunblade NY</text:p>
          </table:table-cell>
          <table:table-cell office:value-type="string" calcext:value-type="string">
            <text:p>Pending</text:p>
          </table:table-cell>
          <table:table-cell office:value-type="time" office:time-value="PT00H17M00S" calcext:value-type="time">
            <text:p>00:1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Gunnheim 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4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Gunpoint</text:p>
          </table:table-cell>
          <table:table-cell office:value-type="string" calcext:value-type="string">
            <text:p>Pending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4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Guns of Icarus Online </text:p>
          </table:table-cell>
          <table:table-cell office:value-type="string" calcext:value-type="string">
            <text:p>Dropped</text:p>
          </table:table-cell>
          <table:table-cell office:value-type="time" office:time-value="PT07H11M00S" calcext:value-type="time">
            <text:p>07:11</text:p>
          </table:table-cell>
          <table:table-cell/>
          <table:table-cell table:style-name="ce111" table:formula="of:=HYPERLINK(&quot;https:/www.pcgamingwiki.com/wiki/&quot;&amp;SUBSTITUTE([.A4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uns of Icarus: Alliance </text:p>
          </table:table-cell>
          <table:table-cell office:value-type="string" calcext:value-type="string">
            <text:p>Dropped</text:p>
          </table:table-cell>
          <table:table-cell office:value-type="time" office:time-value="PT02H05M00S" calcext:value-type="time">
            <text:p>02:05</text:p>
          </table:table-cell>
          <table:table-cell/>
          <table:table-cell table:style-name="ce111" table:formula="of:=HYPERLINK(&quot;https:/www.pcgamingwiki.com/wiki/&quot;&amp;SUBSTITUTE([.A4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Gunslingers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4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table:style-name="ce12" office:value-type="string" calcext:value-type="string">
            <text:p>GunZ 2: The Second Duel </text:p>
          </table:table-cell>
          <table:table-cell office:value-type="string" calcext:value-type="string">
            <text:p>Dropped</text:p>
          </table:table-cell>
          <table:table-cell table:style-name="ce67" office:value-type="time" office:time-value="PT05H00M00S" calcext:value-type="time">
            <text:p>05:00</text:p>
          </table:table-cell>
          <table:table-cell table:style-name="ce71"/>
          <table:table-cell table:style-name="ce111" table:formula="of:=HYPERLINK(&quot;https:/www.pcgamingwiki.com/wiki/&quot;&amp;SUBSTITUTE([.A4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6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table:number-columns-repeated="5"/>
          <table:table-cell table:style-name="ce42" office:value-type="string" calcext:value-type="string">
            <text:p>S</text:p>
          </table:table-cell>
          <table:table-cell table:style-name="ce42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H1Z1 </text:p>
          </table:table-cell>
          <table:table-cell office:value-type="string" calcext:value-type="string">
            <text:p>Dropped</text:p>
          </table:table-cell>
          <table:table-cell office:value-type="time" office:time-value="PT24H12M00S" calcext:value-type="time">
            <text:p>24:12</text:p>
          </table:table-cell>
          <table:table-cell/>
          <table:table-cell table:style-name="ce111" table:formula="of:=HYPERLINK(&quot;https:/www.pcgamingwiki.com/wiki/&quot;&amp;SUBSTITUTE([.A4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ck_me 2 </text:p>
          </table:table-cell>
          <table:table-cell office:value-type="string" calcext:value-type="string">
            <text:p>Dropped</text:p>
          </table:table-cell>
          <table:table-cell office:value-type="time" office:time-value="PT01H03M00S" calcext:value-type="time">
            <text:p>01:03</text:p>
          </table:table-cell>
          <table:table-cell/>
          <table:table-cell table:style-name="ce111" table:formula="of:=HYPERLINK(&quot;https:/www.pcgamingwiki.com/wiki/&quot;&amp;SUBSTITUTE([.A4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ck, Slash, Loot </text:p>
          </table:table-cell>
          <table:table-cell office:value-type="string" calcext:value-type="string">
            <text:p>Dropped</text:p>
          </table:table-cell>
          <table:table-cell office:value-type="time" office:time-value="PT08H02M00S" calcext:value-type="time">
            <text:p>08:02</text:p>
          </table:table-cell>
          <table:table-cell/>
          <table:table-cell table:style-name="ce111" table:formula="of:=HYPERLINK(&quot;https:/www.pcgamingwiki.com/wiki/&quot;&amp;SUBSTITUTE([.A4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49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acknet</text:p>
          </table:table-cell>
          <table:table-cell office:value-type="string" calcext:value-type="string">
            <text:p>Pending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Half-Life </text:p>
          </table:table-cell>
          <table:table-cell office:value-type="string" calcext:value-type="string">
            <text:p>Completed</text:p>
          </table:table-cell>
          <table:table-cell office:value-type="time" office:time-value="PT12H27M00S" calcext:value-type="time">
            <text:p>12:2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 2 </text:p>
          </table:table-cell>
          <table:table-cell office:value-type="string" calcext:value-type="string">
            <text:p>Completed</text:p>
          </table:table-cell>
          <table:table-cell office:value-type="time" office:time-value="PT14H24M00S" calcext:value-type="time">
            <text:p>14:2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 2: Deathmatch </text:p>
          </table:table-cell>
          <table:table-cell office:value-type="string" calcext:value-type="string">
            <text:p>Replayable</text:p>
          </table:table-cell>
          <table:table-cell office:value-type="time" office:time-value="PT02H47M00S" calcext:value-type="time">
            <text:p>02:4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Half-Life 2: Episode One </text:p>
          </table:table-cell>
          <table:table-cell office:value-type="string" calcext:value-type="string">
            <text:p>Completed</text:p>
          </table:table-cell>
          <table:table-cell office:value-type="time" office:time-value="PT04H07M00S" calcext:value-type="time">
            <text:p>04:0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 2: Episode Two </text:p>
          </table:table-cell>
          <table:table-cell office:value-type="string" calcext:value-type="string">
            <text:p>Completed</text:p>
          </table:table-cell>
          <table:table-cell office:value-type="time" office:time-value="PT05H53M00S" calcext:value-type="time">
            <text:p>05:5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 2: Lost Coast </text:p>
          </table:table-cell>
          <table:table-cell office:value-type="string" calcext:value-type="string">
            <text:p>Completed</text:p>
          </table:table-cell>
          <table:table-cell office:value-type="time" office:time-value="PT00H25M00S" calcext:value-type="time">
            <text:p>00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 Deathmatch: Source </text:p>
          </table:table-cell>
          <table:table-cell office:value-type="string" calcext:value-type="string">
            <text:p>Replayable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Half-Life: Blue Shift </text:p>
          </table:table-cell>
          <table:table-cell office:value-type="string" calcext:value-type="string">
            <text:p>Completed</text:p>
          </table:table-cell>
          <table:table-cell office:value-type="time" office:time-value="PT03H09M00S" calcext:value-type="time">
            <text:p>03:09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: Opposing Force </text:p>
          </table:table-cell>
          <table:table-cell office:value-type="string" calcext:value-type="string">
            <text:p>Completed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0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f-Life: Source </text:p>
          </table:table-cell>
          <table:table-cell office:value-type="string" calcext:value-type="string">
            <text:p>Completed</text:p>
          </table:table-cell>
          <table:table-cell office:value-type="time" office:time-value="PT11H57M00S" calcext:value-type="time">
            <text:p>11:5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Hammerfigh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22M00S" calcext:value-type="time">
            <text:p>04:2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Hammerwatch </text:p>
          </table:table-cell>
          <table:table-cell office:value-type="string" calcext:value-type="string">
            <text:p>Replayable</text:p>
          </table:table-cell>
          <table:table-cell office:value-type="time" office:time-value="PT11H04M00S" calcext:value-type="time">
            <text:p>11:0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2">
          <table:table-cell table:style-name="ce7" office:value-type="string" calcext:value-type="string">
            <text:p>Hamsterdam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Hand of Fate </text:p>
          </table:table-cell>
          <table:table-cell office:value-type="string" calcext:value-type="string">
            <text:p>Dropped</text:p>
          </table:table-cell>
          <table:table-cell office:value-type="time" office:time-value="PT14H38M00S" calcext:value-type="time">
            <text:p>14:38</text:p>
          </table:table-cell>
          <table:table-cell/>
          <table:table-cell table:style-name="ce111" table:formula="of:=HYPERLINK(&quot;https:/www.pcgamingwiki.com/wiki/&quot;&amp;SUBSTITUTE([.A5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d of Fate 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ate Plus </text:p>
          </table:table-cell>
          <table:table-cell office:value-type="string" calcext:value-type="string">
            <text:p>Completed</text:p>
          </table:table-cell>
          <table:table-cell office:value-type="time" office:time-value="PT07H22M00S" calcext:value-type="time">
            <text:p>07:22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atoful Boyfriend </text:p>
          </table:table-cell>
          <table:table-cell office:value-type="string" calcext:value-type="string">
            <text:p>Pending</text:p>
          </table:table-cell>
          <table:table-cell office:value-type="time" office:time-value="PT05H51M00S" calcext:value-type="time">
            <text:p>05:5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Haunted (2012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21M00S" calcext:value-type="time">
            <text:p>06:2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8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Headsnatcher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0H45M00S" calcext:value-type="time">
            <text:p>00:4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1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Healer's Quest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5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eave Ho</text:p>
          </table:table-cell>
          <table:table-cell office:value-type="string" calcext:value-type="string">
            <text:p>Dropped</text:p>
          </table:table-cell>
          <table:table-cell office:value-type="time" office:time-value="PT04H00M00S" calcext:value-type="time">
            <text:p>04:00</text:p>
          </table:table-cell>
          <table:table-cell/>
          <table:table-cell table:style-name="ce111" table:formula="of:=HYPERLINK(&quot;https:/www.pcgamingwiki.com/wiki/&quot;&amp;SUBSTITUTE([.A5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Hector: Badge of Carnage - Episode 1: We Negotiate with Terrorist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16M00S" calcext:value-type="time">
            <text:p>02:1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Hector: Badge of Carnage - Episode 2: Senseless Acts of Justic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14M00S" calcext:value-type="time">
            <text:p>03:1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Hector: Badge of Carnage - Episode 3: Beyond Reasonable Doom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17M00S" calcext:value-type="time">
            <text:p>03:1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Hektor </text:p>
          </table:table-cell>
          <table:table-cell office:value-type="string" calcext:value-type="string">
            <text:p>Dropped</text:p>
          </table:table-cell>
          <table:table-cell office:value-type="time" office:time-value="PT02H28M00S" calcext:value-type="time">
            <text:p>02:28</text:p>
          </table:table-cell>
          <table:table-cell/>
          <table:table-cell table:style-name="ce111" table:formula="of:=HYPERLINK(&quot;https:/www.pcgamingwiki.com/wiki/&quot;&amp;SUBSTITUTE([.A5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ell Is Other Demon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Hell Yeah! Wrath of the Dead Rabbit </text:p>
          </table:table-cell>
          <table:table-cell office:value-type="string" calcext:value-type="string">
            <text:p>Completed</text:p>
          </table:table-cell>
          <table:table-cell office:value-type="time" office:time-value="PT08H16M00S" calcext:value-type="time">
            <text:p>08:1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llo Neighbor</text:p>
          </table:table-cell>
          <table:table-cell office:value-type="string" calcext:value-type="string">
            <text:p>Dropped</text:p>
          </table:table-cell>
          <table:table-cell office:value-type="time" office:time-value="PT09H00M00S" calcext:value-type="time">
            <text:p>09:00</text:p>
          </table:table-cell>
          <table:table-cell/>
          <table:table-cell table:style-name="ce111" table:formula="of:=HYPERLINK(&quot;https:/www.pcgamingwiki.com/wiki/&quot;&amp;SUBSTITUTE([.A5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Hellpoint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2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Her Story </text:p>
          </table:table-cell>
          <table:table-cell office:value-type="string" calcext:value-type="string">
            <text:p>Dropped</text:p>
          </table:table-cell>
          <table:table-cell office:value-type="time" office:time-value="PT03H11M00S" calcext:value-type="time">
            <text:p>03:11</text:p>
          </table:table-cell>
          <table:table-cell/>
          <table:table-cell table:style-name="ce111" table:formula="of:=HYPERLINK(&quot;https:/www.pcgamingwiki.com/wiki/&quot;&amp;SUBSTITUTE([.A5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o Academy </text:p>
          </table:table-cell>
          <table:table-cell office:value-type="string" calcext:value-type="string">
            <text:p>Dropped</text:p>
          </table:table-cell>
          <table:table-cell office:value-type="time" office:time-value="PT08H28M00S" calcext:value-type="time">
            <text:p>08:28</text:p>
          </table:table-cell>
          <table:table-cell/>
          <table:table-cell table:style-name="ce111" table:formula="of:=HYPERLINK(&quot;https:/www.pcgamingwiki.com/wiki/&quot;&amp;SUBSTITUTE([.A5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oes Of Might And Magic 2 Gold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5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3">
          <table:table-cell table:style-name="ce7" office:value-type="string" calcext:value-type="string">
            <text:p>Hitman (2016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9H13M00S" calcext:value-type="time">
            <text:p>19:1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3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Hitman GO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19M00S" calcext:value-type="time">
            <text:p>06:19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Hitman: Absolution</text:p>
          </table:table-cell>
          <table:table-cell office:value-type="string" calcext:value-type="string">
            <text:p>Pending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Hoard </text:p>
          </table:table-cell>
          <table:table-cell office:value-type="string" calcext:value-type="string">
            <text:p>Dropped</text:p>
          </table:table-cell>
          <table:table-cell office:value-type="time" office:time-value="PT10H22M00S" calcext:value-type="time">
            <text:p>10:22</text:p>
          </table:table-cell>
          <table:table-cell/>
          <table:table-cell table:style-name="ce111" table:formula="of:=HYPERLINK(&quot;https:/www.pcgamingwiki.com/wiki/&quot;&amp;SUBSTITUTE([.A5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ob</text:p>
          </table:table-cell>
          <table:table-cell office:value-type="string" calcext:value-type="string">
            <text:p>Pending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Hollow Knigh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omefront </text:p>
          </table:table-cell>
          <table:table-cell office:value-type="string" calcext:value-type="string">
            <text:p>Pending</text:p>
          </table:table-cell>
          <table:table-cell office:value-type="time" office:time-value="PT04H35M00S" calcext:value-type="time">
            <text:p>04:3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Hood: Outlaws &amp; Legend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Horace</text:p>
          </table:table-cell>
          <table:table-cell office:value-type="string" calcext:value-type="string">
            <text:p>Completed</text:p>
          </table:table-cell>
          <table:table-cell office:value-type="time" office:time-value="PT12H00M00S" calcext:value-type="time">
            <text:p>12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Horizon Chase Turbo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Horizon Zero Dawn™ Complete Ed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5"/>
          <table:table-cell table:style-name="ce84" office:value-type="float" office:value="4" calcext:value-type="float">
            <text:p>4</text:p>
          </table:table-cell>
          <table:table-cell table:style-name="ce7"/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Hotline Miami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tline Miami 2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HOUND (2017)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5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ov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ow to Survive 2 </text:p>
          </table:table-cell>
          <table:table-cell office:value-type="string" calcext:value-type="string">
            <text:p>Dropped</text:p>
          </table:table-cell>
          <table:table-cell office:value-type="time" office:time-value="PT32H00M00S" calcext:value-type="time">
            <text:p>32:00</text:p>
          </table:table-cell>
          <table:table-cell/>
          <table:table-cell table:style-name="ce111" table:formula="of:=HYPERLINK(&quot;https:/www.pcgamingwiki.com/wiki/&quot;&amp;SUBSTITUTE([.A5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Hue</text:p>
          </table:table-cell>
          <table:table-cell office:value-type="string" calcext:value-type="string">
            <text:p>Pending</text:p>
          </table:table-cell>
          <table:table-cell office:value-type="time" office:time-value="PT04H30M00S" calcext:value-type="time">
            <text:p>04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4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HuniePop </text:p>
          </table:table-cell>
          <table:table-cell office:value-type="string" calcext:value-type="string">
            <text:p>Pending</text:p>
          </table:table-cell>
          <table:table-cell office:value-type="time" office:time-value="PT14H51M00S" calcext:value-type="time">
            <text:p>14:5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Hurtworld </text:p>
          </table:table-cell>
          <table:table-cell office:value-type="string" calcext:value-type="string">
            <text:p>Dropped</text:p>
          </table:table-cell>
          <table:table-cell office:value-type="time" office:time-value="PT65H17M00S" calcext:value-type="time">
            <text:p>65:17</text:p>
          </table:table-cell>
          <table:table-cell/>
          <table:table-cell table:style-name="ce111" table:formula="of:=HYPERLINK(&quot;https:/www.pcgamingwiki.com/wiki/&quot;&amp;SUBSTITUTE([.A5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er Color Ball </text:p>
          </table:table-cell>
          <table:table-cell office:value-type="string" calcext:value-type="string">
            <text:p>Dropped</text:p>
          </table:table-cell>
          <table:table-cell office:value-type="time" office:time-value="PT01H09M00S" calcext:value-type="time">
            <text:p>01:09</text:p>
          </table:table-cell>
          <table:table-cell/>
          <table:table-cell table:style-name="ce111" table:formula="of:=HYPERLINK(&quot;https:/www.pcgamingwiki.com/wiki/&quot;&amp;SUBSTITUTE([.A5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er Light Drifter</text:p>
          </table:table-cell>
          <table:table-cell office:value-type="string" calcext:value-type="string">
            <text:p>Dropped</text:p>
          </table:table-cell>
          <table:table-cell office:value-type="time" office:time-value="PT07H30M00S" calcext:value-type="time">
            <text:p>07:30</text:p>
          </table:table-cell>
          <table:table-cell/>
          <table:table-cell table:style-name="ce111" table:formula="of:=HYPERLINK(&quot;https:/www.pcgamingwiki.com/wiki/&quot;&amp;SUBSTITUTE([.A5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perdimension Neptunia Re;Birth 1 </text:p>
          </table:table-cell>
          <table:table-cell office:value-type="string" calcext:value-type="string">
            <text:p>Completed</text:p>
          </table:table-cell>
          <table:table-cell office:value-type="time" office:time-value="PT42H25M00S" calcext:value-type="time">
            <text:p>42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erdimension Neptunia Re;Birth 2: Sisters Generation </text:p>
          </table:table-cell>
          <table:table-cell office:value-type="string" calcext:value-type="string">
            <text:p>Dropped</text:p>
          </table:table-cell>
          <table:table-cell office:value-type="time" office:time-value="PT34H24M00S" calcext:value-type="time">
            <text:p>34:24</text:p>
          </table:table-cell>
          <table:table-cell/>
          <table:table-cell table:style-name="ce111" table:formula="of:=HYPERLINK(&quot;https:/www.pcgamingwiki.com/wiki/&quot;&amp;SUBSTITUTE([.A5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erdimension Neptunia Re;Birth 3: V Generation </text:p>
          </table:table-cell>
          <table:table-cell office:value-type="string" calcext:value-type="string">
            <text:p>Dropped</text:p>
          </table:table-cell>
          <table:table-cell office:value-type="time" office:time-value="PT46H59M00S" calcext:value-type="time">
            <text:p>46:59</text:p>
          </table:table-cell>
          <table:table-cell/>
          <table:table-cell table:style-name="ce111" table:formula="of:=HYPERLINK(&quot;https:/www.pcgamingwiki.com/wiki/&quot;&amp;SUBSTITUTE([.A5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erdimension Neptunia U: Action Unleashed </text:p>
          </table:table-cell>
          <table:table-cell office:value-type="string" calcext:value-type="string">
            <text:p>Dropped</text:p>
          </table:table-cell>
          <table:table-cell office:value-type="time" office:time-value="PT15H44M00S" calcext:value-type="time">
            <text:p>15:44</text:p>
          </table:table-cell>
          <table:table-cell/>
          <table:table-cell table:style-name="ce111" table:formula="of:=HYPERLINK(&quot;https:/www.pcgamingwiki.com/wiki/&quot;&amp;SUBSTITUTE([.A5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yperDo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yperdrive Massacr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5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5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mpulsion</text:p>
          </table:table-cell>
          <table:table-cell office:value-type="string" calcext:value-type="string">
            <text:p>Pending</text:p>
          </table:table-cell>
          <table:table-cell office:value-type="time" office:time-value="PT02H30M00S" calcext:value-type="time">
            <text:p>02:30</text:p>
          </table:table-cell>
          <table:table-cell/>
          <table:table-cell table:style-name="ce111" table:formula="of:=HYPERLINK(&quot;https:/www.pcgamingwiki.com/wiki/&quot;&amp;SUBSTITUTE([.A5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In Other Water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In Sound Min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Incredipede </text:p>
          </table:table-cell>
          <table:table-cell office:value-type="string" calcext:value-type="string">
            <text:p>Dropped</text:p>
          </table:table-cell>
          <table:table-cell office:value-type="time" office:time-value="PT03H44M00S" calcext:value-type="time">
            <text:p>03:44</text:p>
          </table:table-cell>
          <table:table-cell/>
          <table:table-cell table:style-name="ce111" table:formula="of:=HYPERLINK(&quot;https:/www.pcgamingwiki.com/wiki/&quot;&amp;SUBSTITUTE([.A5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diana Jones and the Fate of Atlanti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 table:style-name="ce68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Indiana Jones y la Tumba del Emperador</text:p>
          </table:table-cell>
          <table:table-cell office:value-type="string" calcext:value-type="string">
            <text:p>?</text:p>
          </table:table-cell>
          <table:table-cell/>
          <table:table-cell table:style-name="ce74"/>
          <table:table-cell table:style-name="ce111" table:formula="of:=HYPERLINK(&quot;https:/www.pcgamingwiki.com/wiki/&quot;&amp;SUBSTITUTE([.A5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5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nFamous</text:p>
          </table:table-cell>
          <table:table-cell office:value-type="string" calcext:value-type="string">
            <text:p>Dropped</text:p>
          </table:table-cell>
          <table:table-cell table:style-name="ce125"/>
          <table:table-cell/>
          <table:table-cell table:style-name="ce111" table:formula="of:=HYPERLINK(&quot;https:/www.pcgamingwiki.com/wiki/&quot;&amp;SUBSTITUTE([.A5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6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15"/>
          <table:table-cell table:number-columns-repeated="1011"/>
        </table:table-row>
        <table:table-row table:style-name="ro2">
          <table:table-cell office:value-type="string" calcext:value-type="string">
            <text:p>Inner Space</text:p>
          </table:table-cell>
          <table:table-cell office:value-type="string" calcext:value-type="string">
            <text:p>Dropped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11" table:formula="of:=HYPERLINK(&quot;https:/www.pcgamingwiki.com/wiki/&quot;&amp;SUBSTITUTE([.A5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Inside</text:p>
          </table:table-cell>
          <table:table-cell office:value-type="string" calcext:value-type="string">
            <text:p>Completed</text:p>
          </table:table-cell>
          <table:table-cell table:style-name="ce67" office:value-type="time" office:time-value="PT03H30M00S" calcext:value-type="time">
            <text:p>03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5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8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office:value-type="string" calcext:value-type="string">
            <text:p>E</text:p>
          </table:table-cell>
          <table:table-cell table:style-name="ce42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Insurgency (2014) </text:p>
          </table:table-cell>
          <table:table-cell office:value-type="string" calcext:value-type="string">
            <text:p>Dropped</text:p>
          </table:table-cell>
          <table:table-cell office:value-type="time" office:time-value="PT06H09M00S" calcext:value-type="time">
            <text:p>06:09</text:p>
          </table:table-cell>
          <table:table-cell/>
          <table:table-cell table:style-name="ce111" table:formula="of:=HYPERLINK(&quot;https:/www.pcgamingwiki.com/wiki/&quot;&amp;SUBSTITUTE([.A5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6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nsurmountabl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Into The Breach</text:p>
          </table:table-cell>
          <table:table-cell office:value-type="string" calcext:value-type="string">
            <text:p>Pending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Intrusion 2 </text:p>
          </table:table-cell>
          <table:table-cell office:value-type="string" calcext:value-type="string">
            <text:p>Pending</text:p>
          </table:table-cell>
          <table:table-cell office:value-type="time" office:time-value="PT03H58M00S" calcext:value-type="time">
            <text:p>03:5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Iratus: Lord Of The Dea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ris and the Gian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table:style-name="ce1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cast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5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Ironcas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cla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5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Jack Claw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8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L</text:p>
          </table:table-cell>
          <table:table-cell table:style-name="ce42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Jack Lumber </text:p>
          </table:table-cell>
          <table:table-cell office:value-type="string" calcext:value-type="string">
            <text:p>Dropped</text:p>
          </table:table-cell>
          <table:table-cell office:value-type="time" office:time-value="PT03H05M00S" calcext:value-type="time">
            <text:p>03:05</text:p>
          </table:table-cell>
          <table:table-cell/>
          <table:table-cell table:style-name="ce111" table:formula="of:=HYPERLINK(&quot;https:/www.pcgamingwiki.com/wiki/&quot;&amp;SUBSTITUTE([.A5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7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ak and Daxter 2 - Renegad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Jak and Daxter 3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Jak and Daxter The Precursor Legacy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Jamestown </text:p>
          </table:table-cell>
          <table:table-cell office:value-type="string" calcext:value-type="string">
            <text:p>Dropped</text:p>
          </table:table-cell>
          <table:table-cell office:value-type="time" office:time-value="PT03H11M00S" calcext:value-type="time">
            <text:p>03:11</text:p>
          </table:table-cell>
          <table:table-cell/>
          <table:table-cell table:style-name="ce111" table:formula="of:=HYPERLINK(&quot;https:/www.pcgamingwiki.com/wiki/&quot;&amp;SUBSTITUTE([.A5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Jasper's Journeys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4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L</text:p>
          </table:table-cell>
          <table:table-cell table:style-name="ce42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Jay and Silent Bob: Mall Brawl</text:p>
          </table:table-cell>
          <table:table-cell office:value-type="string" calcext:value-type="string">
            <text:p>Dropped</text:p>
          </table:table-cell>
          <table:table-cell office:value-type="time" office:time-value="PT04H00M00S" calcext:value-type="time">
            <text:p>04:00</text:p>
          </table:table-cell>
          <table:table-cell/>
          <table:table-cell table:style-name="ce111" table:formula="of:=HYPERLINK(&quot;https:/www.pcgamingwiki.com/wiki/&quot;&amp;SUBSTITUTE([.A5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et Set Radio </text:p>
          </table:table-cell>
          <table:table-cell office:value-type="string" calcext:value-type="string">
            <text:p>Dropped</text:p>
          </table:table-cell>
          <table:table-cell office:value-type="time" office:time-value="PT08H10M00S" calcext:value-type="time">
            <text:p>08:10</text:p>
          </table:table-cell>
          <table:table-cell/>
          <table:table-cell table:style-name="ce111" table:formula="of:=HYPERLINK(&quot;https:/www.pcgamingwiki.com/wiki/&quot;&amp;SUBSTITUTE([.A5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ets N Gun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7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Jets N Guns GOLD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5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8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Joana's Life </text:p>
          </table:table-cell>
          <table:table-cell office:value-type="string" calcext:value-type="string">
            <text:p>Dropped</text:p>
          </table:table-cell>
          <table:table-cell office:value-type="time" office:time-value="PT01H08M00S" calcext:value-type="time">
            <text:p>01:08</text:p>
          </table:table-cell>
          <table:table-cell/>
          <table:table-cell table:style-name="ce111" table:formula="of:=HYPERLINK(&quot;https:/www.pcgamingwiki.com/wiki/&quot;&amp;SUBSTITUTE([.A5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8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Joe Danger 2: The Movie </text:p>
          </table:table-cell>
          <table:table-cell office:value-type="string" calcext:value-type="string">
            <text:p>Pending</text:p>
          </table:table-cell>
          <table:table-cell office:value-type="time" office:time-value="PT03H41M00S" calcext:value-type="time">
            <text:p>03:4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Joggernauts</text:p>
          </table:table-cell>
          <table:table-cell office:value-type="string" calcext:value-type="string">
            <text:p>Dropped</text:p>
          </table:table-cell>
          <table:table-cell office:value-type="time" office:time-value="PT04H30M00S" calcext:value-type="time">
            <text:p>04:30</text:p>
          </table:table-cell>
          <table:table-cell/>
          <table:table-cell table:style-name="ce111" table:formula="of:=HYPERLINK(&quot;https:/www.pcgamingwiki.com/wiki/&quot;&amp;SUBSTITUTE([.A5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John Wick Hex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Jotun: Valhalla Edition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30M00S" calcext:value-type="time">
            <text:p>05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5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office:value-type="string" calcext:value-type="string">
            <text:p>E</text:p>
          </table:table-cell>
          <table:table-cell table:style-name="ce28" office:value-type="string" calcext:value-type="string">
            <text:p>G</text:p>
          </table:table-cell>
          <table:table-cell table:style-name="ce28" table:number-columns-repeated="3"/>
          <table:table-cell table:style-name="ce84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Journey of a Roach </text:p>
          </table:table-cell>
          <table:table-cell office:value-type="string" calcext:value-type="string">
            <text:p>Pending</text:p>
          </table:table-cell>
          <table:table-cell office:value-type="time" office:time-value="PT03H06M00S" calcext:value-type="time">
            <text:p>03:0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Journey to the Savage Planet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Juiced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5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6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urassic Park: The Game </text:p>
          </table:table-cell>
          <table:table-cell office:value-type="string" calcext:value-type="string">
            <text:p>Dropped</text:p>
          </table:table-cell>
          <table:table-cell office:value-type="time" office:time-value="PT07H14M00S" calcext:value-type="time">
            <text:p>07:14</text:p>
          </table:table-cell>
          <table:table-cell/>
          <table:table-cell table:style-name="ce111" table:formula="of:=HYPERLINK(&quot;https:/www.pcgamingwiki.com/wiki/&quot;&amp;SUBSTITUTE([.A5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Jurassic World Evolu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5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8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office:value-type="string" calcext:value-type="string">
            <text:p>Just Cause 4</text:p>
          </table:table-cell>
          <table:table-cell office:value-type="string" calcext:value-type="string">
            <text:p>Pending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5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599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Just Dance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6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Just Die Alread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biti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6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abounce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6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Kalaban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6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4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9"/>
          <table:table-cell table:number-columns-repeated="1008"/>
        </table:table-row>
        <table:table-row table:style-name="ro3">
          <table:table-cell table:style-name="ce7" office:value-type="string" calcext:value-type="string">
            <text:p>Kao the Kangaroo: Round 2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Kathy Rain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Keep In Mind: Remastered</text:p>
          </table:table-cell>
          <table:table-cell office:value-type="string" calcext:value-type="string">
            <text:p>Completed</text:p>
          </table:table-cell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n Follet's The Pillars Of Earth</text:p>
          </table:table-cell>
          <table:table-cell office:value-type="string" calcext:value-type="string">
            <text:p>Dropped</text:p>
          </table:table-cell>
          <table:table-cell office:value-type="time" office:time-value="PT15H00M00S" calcext:value-type="time">
            <text:p>15:00</text:p>
          </table:table-cell>
          <table:table-cell/>
          <table:table-cell table:style-name="ce111" table:formula="of:=HYPERLINK(&quot;https:/www.pcgamingwiki.com/wiki/&quot;&amp;SUBSTITUTE([.A6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KEO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0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table:style-name="ce7" office:value-type="string" calcext:value-type="string">
            <text:p>Kick Ass Commando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KID A MNESIA EXHIB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Killer Is Dead </text:p>
          </table:table-cell>
          <table:table-cell office:value-type="string" calcext:value-type="string">
            <text:p>Pending</text:p>
          </table:table-cell>
          <table:table-cell office:value-type="time" office:time-value="PT08H46M00S" calcext:value-type="time">
            <text:p>08:4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Killing Floor </text:p>
          </table:table-cell>
          <table:table-cell office:value-type="string" calcext:value-type="string">
            <text:p>Dropped</text:p>
          </table:table-cell>
          <table:table-cell office:value-type="time" office:time-value="PT63H15M00S" calcext:value-type="time">
            <text:p>63:15</text:p>
          </table:table-cell>
          <table:table-cell/>
          <table:table-cell table:style-name="ce111" table:formula="of:=HYPERLINK(&quot;https:/www.pcgamingwiki.com/wiki/&quot;&amp;SUBSTITUTE([.A6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ing of the Monster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ingdom Hearts 2.8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5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ingdom Hearts 3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6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ingdom Hearts HD 1.5 ReMIX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7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15"/>
          <table:table-cell table:number-columns-repeated="1011"/>
        </table:table-row>
        <table:table-row table:style-name="ro2">
          <table:table-cell office:value-type="string" calcext:value-type="string">
            <text:p>Kingdom Hearts HD 2.5 ReMIX</text:p>
          </table:table-cell>
          <table:table-cell office:value-type="string" calcext:value-type="string">
            <text:p>Dropped</text:p>
          </table:table-cell>
          <table:table-cell table:style-name="ce125"/>
          <table:table-cell/>
          <table:table-cell table:style-name="ce111" table:formula="of:=HYPERLINK(&quot;https:/www.pcgamingwiki.com/wiki/&quot;&amp;SUBSTITUTE([.A6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office:value-type="string" calcext:value-type="string">
            <text:p>Kingdom Rush </text:p>
          </table:table-cell>
          <table:table-cell office:value-type="string" calcext:value-type="string">
            <text:p>Dropped</text:p>
          </table:table-cell>
          <table:table-cell office:value-type="time" office:time-value="PT19H02M00S" calcext:value-type="time">
            <text:p>19:02</text:p>
          </table:table-cell>
          <table:table-cell/>
          <table:table-cell table:style-name="ce111" table:formula="of:=HYPERLINK(&quot;https:/www.pcgamingwiki.com/wiki/&quot;&amp;SUBSTITUTE([.A6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ingdom: Classic </text:p>
          </table:table-cell>
          <table:table-cell office:value-type="string" calcext:value-type="string">
            <text:p>Dropped</text:p>
          </table:table-cell>
          <table:table-cell office:value-type="time" office:time-value="PT12H22M00S" calcext:value-type="time">
            <text:p>12:22</text:p>
          </table:table-cell>
          <table:table-cell/>
          <table:table-cell table:style-name="ce111" table:formula="of:=HYPERLINK(&quot;https:/www.pcgamingwiki.com/wiki/&quot;&amp;SUBSTITUTE([.A6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ingdom: New Lands </text:p>
          </table:table-cell>
          <table:table-cell office:value-type="string" calcext:value-type="string">
            <text:p>Dropped</text:p>
          </table:table-cell>
          <table:table-cell office:value-type="time" office:time-value="PT26H05M00S" calcext:value-type="time">
            <text:p>26:05</text:p>
          </table:table-cell>
          <table:table-cell/>
          <table:table-cell table:style-name="ce111" table:formula="of:=HYPERLINK(&quot;https:/www.pcgamingwiki.com/wiki/&quot;&amp;SUBSTITUTE([.A6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1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Kirby's Adventur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Kirby's Epic Yarn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00M00S" calcext:value-type="time">
            <text:p>06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ivi, Toilet and Shotgun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6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Klonoa</text:p>
          </table:table-cell>
          <table:table-cell office:value-type="string" calcext:value-type="string">
            <text:p>Pending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Knight Club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6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Knights of Pen and Paper +1 Edition </text:p>
          </table:table-cell>
          <table:table-cell office:value-type="string" calcext:value-type="string">
            <text:p>Dropped</text:p>
          </table:table-cell>
          <table:table-cell office:value-type="time" office:time-value="PT17H08M00S" calcext:value-type="time">
            <text:p>17:08</text:p>
          </table:table-cell>
          <table:table-cell/>
          <table:table-cell table:style-name="ce111" table:formula="of:=HYPERLINK(&quot;https:/www.pcgamingwiki.com/wiki/&quot;&amp;SUBSTITUTE([.A6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7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19" office:value-type="string" calcext:value-type="string">
            <text:p>Knockout Cit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8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KONA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2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Kororinpa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00M00S" calcext:value-type="time">
            <text:p>04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Kromaia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6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unai</text:p>
          </table:table-cell>
          <table:table-cell office:value-type="string" calcext:value-type="string">
            <text:p>Pending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La Gran Evasion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6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3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 Machineguns</text:p>
          </table:table-cell>
          <table:table-cell office:value-type="string" calcext:value-type="string">
            <text:p>Pending</text:p>
          </table:table-cell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La-Mulana Remake </text:p>
          </table:table-cell>
          <table:table-cell office:value-type="string" calcext:value-type="string">
            <text:p>Pending</text:p>
          </table:table-cell>
          <table:table-cell office:value-type="time" office:time-value="PT39H35M00S" calcext:value-type="time">
            <text:p>39:3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Lakeview Cabin Collection </text:p>
          </table:table-cell>
          <table:table-cell office:value-type="string" calcext:value-type="string">
            <text:p>Dropped</text:p>
          </table:table-cell>
          <table:table-cell office:value-type="time" office:time-value="PT21H44M00S" calcext:value-type="time">
            <text:p>21:44</text:p>
          </table:table-cell>
          <table:table-cell/>
          <table:table-cell table:style-name="ce111" table:formula="of:=HYPERLINK(&quot;https:/www.pcgamingwiki.com/wiki/&quot;&amp;SUBSTITUTE([.A6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Lara Croft And The Temple Of Osiri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30M00S" calcext:value-type="time">
            <text:p>06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Laraan </text:p>
          </table:table-cell>
          <table:table-cell office:value-type="string" calcext:value-type="string">
            <text:p>Dropped</text:p>
          </table:table-cell>
          <table:table-cell office:value-type="time" office:time-value="PT01H03M00S" calcext:value-type="time">
            <text:p>01:03</text:p>
          </table:table-cell>
          <table:table-cell/>
          <table:table-cell table:style-name="ce111" table:formula="of:=HYPERLINK(&quot;https:/www.pcgamingwiki.com/wiki/&quot;&amp;SUBSTITUTE([.A6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arva Mortus </text:p>
          </table:table-cell>
          <table:table-cell office:value-type="string" calcext:value-type="string">
            <text:p>Pending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Last Day Of Jun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Layers of Fear </text:p>
          </table:table-cell>
          <table:table-cell office:value-type="string" calcext:value-type="string">
            <text:p>Dropped</text:p>
          </table:table-cell>
          <table:table-cell office:value-type="time" office:time-value="PT03H48M00S" calcext:value-type="time">
            <text:p>03:48</text:p>
          </table:table-cell>
          <table:table-cell/>
          <table:table-cell table:style-name="ce111" table:formula="of:=HYPERLINK(&quot;https:/www.pcgamingwiki.com/wiki/&quot;&amp;SUBSTITUTE([.A6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ft 4 Dead 2 </text:p>
          </table:table-cell>
          <table:table-cell office:value-type="string" calcext:value-type="string">
            <text:p>Dropped</text:p>
          </table:table-cell>
          <table:table-cell office:value-type="time" office:time-value="PT14H24M00S" calcext:value-type="time">
            <text:p>14:24</text:p>
          </table:table-cell>
          <table:table-cell/>
          <table:table-cell table:style-name="ce111" table:formula="of:=HYPERLINK(&quot;https:/www.pcgamingwiki.com/wiki/&quot;&amp;SUBSTITUTE([.A6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Legend of Grimrock </text:p>
          </table:table-cell>
          <table:table-cell office:value-type="string" calcext:value-type="string">
            <text:p>Pending</text:p>
          </table:table-cell>
          <table:table-cell office:value-type="time" office:time-value="PT19H33M00S" calcext:value-type="time">
            <text:p>19:3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LEGO Batman</text:p>
          </table:table-cell>
          <table:table-cell office:value-type="string" calcext:value-type="string">
            <text:p>Pending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LEGO Batman 2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LEGO Batman 3</text:p>
          </table:table-cell>
          <table:table-cell office:value-type="string" calcext:value-type="string">
            <text:p>Pending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LEGO Harry Potter: Years 1-4 </text:p>
          </table:table-cell>
          <table:table-cell office:value-type="string" calcext:value-type="string">
            <text:p>Completed</text:p>
          </table:table-cell>
          <table:table-cell office:value-type="time" office:time-value="PT19H02M00S" calcext:value-type="time">
            <text:p>19:02</text:p>
          </table:table-cell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6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LEGO Harry Potter: Years 5-7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8H41M00S" calcext:value-type="time">
            <text:p>18:4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LEGO Indiana Jones 2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6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4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LEGO Jurassic World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1H18M00S" calcext:value-type="time">
            <text:p>21:1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LEGO The Hobbi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7H44M00S" calcext:value-type="time">
            <text:p>17:4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LEGO The Lord of the Rings: The Video Gam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7H37M00S" calcext:value-type="time">
            <text:p>17:3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LEGO: Rock Ban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6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3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3">
          <table:table-cell table:style-name="ce7" office:value-type="string" calcext:value-type="string">
            <text:p>Leisure Suit Larry 5: Passionate Patti Does a Little Undercover Work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38M00S" calcext:value-type="time">
            <text:p>05:3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Leisure Suit Larry Magna Cum Laud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5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Let It Die </text:p>
          </table:table-cell>
          <table:table-cell office:value-type="string" calcext:value-type="string">
            <text:p>Dropped</text:p>
          </table:table-cell>
          <table:table-cell office:value-type="time" office:time-value="PT142H42M00S" calcext:value-type="time">
            <text:p>142:42</text:p>
          </table:table-cell>
          <table:table-cell/>
          <table:table-cell table:style-name="ce111" table:formula="of:=HYPERLINK(&quot;https:/www.pcgamingwiki.com/wiki/&quot;&amp;SUBSTITUTE([.A6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t's TAP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Lethal League </text:p>
          </table:table-cell>
          <table:table-cell office:value-type="string" calcext:value-type="string">
            <text:p>Pending</text:p>
          </table:table-cell>
          <table:table-cell office:value-type="time" office:time-value="PT11H02M00S" calcext:value-type="time">
            <text:p>11:0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Lethis - Path of Progres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5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Liberate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Life Beetle </text:p>
          </table:table-cell>
          <table:table-cell office:value-type="string" calcext:value-type="string">
            <text:p>Dropped</text:p>
          </table:table-cell>
          <table:table-cell office:value-type="time" office:time-value="PT00H20M00S" calcext:value-type="time">
            <text:p>00:20</text:p>
          </table:table-cell>
          <table:table-cell/>
          <table:table-cell table:style-name="ce111" table:formula="of:=HYPERLINK(&quot;https:/www.pcgamingwiki.com/wiki/&quot;&amp;SUBSTITUTE([.A6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Life Is Strang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5H40M00S" calcext:value-type="time">
            <text:p>15:4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Life Is Strange Before The Storm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5"/>
          <table:table-cell table:style-name="ce84" office:value-type="float" office:value="4" calcext:value-type="float">
            <text:p>4</text:p>
          </table:table-cell>
          <table:table-cell table:style-name="ce28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Lightfish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6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Lightmatter</text:p>
          </table:table-cell>
          <table:table-cell office:value-type="string" calcext:value-type="string">
            <text:p>Completed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Limbo </text:p>
          </table:table-cell>
          <table:table-cell office:value-type="string" calcext:value-type="string">
            <text:p>Pending</text:p>
          </table:table-cell>
          <table:table-cell office:value-type="time" office:time-value="PT03H52M00S" calcext:value-type="time">
            <text:p>03:5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Link's Crossbow Training</text:p>
          </table:table-cell>
          <table:table-cell office:value-type="string" calcext:value-type="string">
            <text:p>Pending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ittle Big Adventure 2</text:p>
          </table:table-cell>
          <table:table-cell office:value-type="string" calcext:value-type="string">
            <text:p>Dropped</text:p>
          </table:table-cell>
          <table:table-cell office:value-type="time" office:time-value="PT17H00M00S" calcext:value-type="time">
            <text:p>17:00</text:p>
          </table:table-cell>
          <table:table-cell/>
          <table:table-cell table:style-name="ce111" table:formula="of:=HYPERLINK(&quot;https:/www.pcgamingwiki.com/wiki/&quot;&amp;SUBSTITUTE([.A6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8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ttle Big Workshop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6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ttle Inferno </text:p>
          </table:table-cell>
          <table:table-cell office:value-type="string" calcext:value-type="string">
            <text:p>Completed</text:p>
          </table:table-cell>
          <table:table-cell office:value-type="time" office:time-value="PT03H44M00S" calcext:value-type="time">
            <text:p>03:4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ne Survivor </text:p>
          </table:table-cell>
          <table:table-cell office:value-type="string" calcext:value-type="string">
            <text:p>Completed</text:p>
          </table:table-cell>
          <table:table-cell office:value-type="time" office:time-value="PT04H26M00S" calcext:value-type="time">
            <text:p>04:26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ng Live the Queen </text:p>
          </table:table-cell>
          <table:table-cell office:value-type="string" calcext:value-type="string">
            <text:p>Dropped</text:p>
          </table:table-cell>
          <table:table-cell office:value-type="time" office:time-value="PT06H55M00S" calcext:value-type="time">
            <text:p>06:55</text:p>
          </table:table-cell>
          <table:table-cell/>
          <table:table-cell table:style-name="ce111" table:formula="of:=HYPERLINK(&quot;https:/www.pcgamingwiki.com/wiki/&quot;&amp;SUBSTITUTE([.A6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ooK Insid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oop Hero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Los Sims 4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1H00M00S" calcext:value-type="time">
            <text:p>31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2"/>
          <table:table-cell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Lost Horiz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6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table:style-name="ce7" office:value-type="string" calcext:value-type="string">
            <text:p>Lost Horizon 2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6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11"/>
          <table:table-cell table:style-name="ce28"/>
          <table:table-cell table:number-columns-repeated="1008"/>
        </table:table-row>
        <table:table-row table:style-name="ro3">
          <table:table-cell table:style-name="ce7" office:value-type="string" calcext:value-type="string">
            <text:p>Lost in Blue Shipwrecke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6H00M00S" calcext:value-type="time">
            <text:p>16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Lost in Harmon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7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uftrausers </text:p>
          </table:table-cell>
          <table:table-cell office:value-type="string" calcext:value-type="string">
            <text:p>Dropped</text:p>
          </table:table-cell>
          <table:table-cell office:value-type="time" office:time-value="PT06H05M00S" calcext:value-type="time">
            <text:p>06:05</text:p>
          </table:table-cell>
          <table:table-cell/>
          <table:table-cell table:style-name="ce111" table:formula="of:=HYPERLINK(&quot;https:/www.pcgamingwiki.com/wiki/&quot;&amp;SUBSTITUTE([.A6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Lumber Island - That Special Place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1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42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Lume </text:p>
          </table:table-cell>
          <table:table-cell office:value-type="string" calcext:value-type="string">
            <text:p>Dropped</text:p>
          </table:table-cell>
          <table:table-cell office:value-type="time" office:time-value="PT00H57M00S" calcext:value-type="time">
            <text:p>00:57</text:p>
          </table:table-cell>
          <table:table-cell/>
          <table:table-cell table:style-name="ce111" table:formula="of:=HYPERLINK(&quot;https:/www.pcgamingwiki.com/wiki/&quot;&amp;SUBSTITUTE([.A6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up </text:p>
          </table:table-cell>
          <table:table-cell office:value-type="string" calcext:value-type="string">
            <text:p>Dropped</text:p>
          </table:table-cell>
          <table:table-cell office:value-type="time" office:time-value="PT00H47M00S" calcext:value-type="time">
            <text:p>00:47</text:p>
          </table:table-cell>
          <table:table-cell/>
          <table:table-cell table:style-name="ce111" table:formula="of:=HYPERLINK(&quot;https:/www.pcgamingwiki.com/wiki/&quot;&amp;SUBSTITUTE([.A6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ure Of The Temptress</text:p>
          </table:table-cell>
          <table:table-cell office:value-type="string" calcext:value-type="string">
            <text:p>Dropped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ble &amp; The Wood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6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chinarium </text:p>
          </table:table-cell>
          <table:table-cell office:value-type="string" calcext:value-type="string">
            <text:p>Pending</text:p>
          </table:table-cell>
          <table:table-cell office:value-type="time" office:time-value="PT05H18M00S" calcext:value-type="time">
            <text:p>05:1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adden NFL 2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7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dworld</text:p>
          </table:table-cell>
          <table:table-cell office:value-type="string" calcext:value-type="string">
            <text:p>Pending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ages of Mystralia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6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8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ail Mole + 'Xpress Deliveri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jesty 2 Collection</text:p>
          </table:table-cell>
          <table:table-cell office:value-type="string" calcext:value-type="string">
            <text:p>Dropped</text:p>
          </table:table-cell>
          <table:table-cell office:value-type="time" office:time-value="PT20H00M00S" calcext:value-type="time">
            <text:p>20:00</text:p>
          </table:table-cell>
          <table:table-cell/>
          <table:table-cell table:style-name="ce111" table:formula="of:=HYPERLINK(&quot;https:/www.pcgamingwiki.com/wiki/&quot;&amp;SUBSTITUTE([.A6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jesty: Gold Edition</text:p>
          </table:table-cell>
          <table:table-cell office:value-type="string" calcext:value-type="string">
            <text:p>Dropped</text:p>
          </table:table-cell>
          <table:table-cell office:value-type="time" office:time-value="PT21H00M00S" calcext:value-type="time">
            <text:p>21:00</text:p>
          </table:table-cell>
          <table:table-cell/>
          <table:table-cell table:style-name="ce111" table:formula="of:=HYPERLINK(&quot;https:/www.pcgamingwiki.com/wiki/&quot;&amp;SUBSTITUTE([.A6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aldita Castilla</text:p>
          </table:table-cell>
          <table:table-cell office:value-type="string" calcext:value-type="string">
            <text:p>Pending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6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3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L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ana Spark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6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aneat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6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niac Mansion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6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nual Samuel</text:p>
          </table:table-cell>
          <table:table-cell office:value-type="string" calcext:value-type="string">
            <text:p>Completed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6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Mario &amp; Sonic At The Olympic Game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6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ario Kart Wii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6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6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Mario Party 8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7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Mark of the Ninja </text:p>
          </table:table-cell>
          <table:table-cell office:value-type="string" calcext:value-type="string">
            <text:p>Pending</text:p>
          </table:table-cell>
          <table:table-cell office:value-type="time" office:time-value="PT10H56M00S" calcext:value-type="time">
            <text:p>10:5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Matt Hazard: Blood Bath and Beyon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00M00S" calcext:value-type="time">
            <text:p>0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4"/>
          <table:table-cell table:style-name="ce84" office:value-type="float" office:value="3" calcext:value-type="float">
            <text:p>3</text:p>
          </table:table-cell>
          <table:table-cell table:style-name="ce28" table:number-columns-repeated="5"/>
          <table:table-cell table:number-columns-repeated="1008"/>
        </table:table-row>
        <table:table-row table:style-name="ro2">
          <table:table-cell office:value-type="string" calcext:value-type="string">
            <text:p>Max Payn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x Payne 2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x: The Curse of Brotherhood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cPixel </text:p>
          </table:table-cell>
          <table:table-cell office:value-type="string" calcext:value-type="string">
            <text:p>Dropped</text:p>
          </table:table-cell>
          <table:table-cell office:value-type="time" office:time-value="PT02H17M00S" calcext:value-type="time">
            <text:p>02:17</text:p>
          </table:table-cell>
          <table:table-cell/>
          <table:table-cell table:style-name="ce111" table:formula="of:=HYPERLINK(&quot;https:/www.pcgamingwiki.com/wiki/&quot;&amp;SUBSTITUTE([.A7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D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7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edal of Honor- Heroes 2</text:p>
          </table:table-cell>
          <table:table-cell office:value-type="string" calcext:value-type="string">
            <text:p>Pending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Medieval II: Total War </text:p>
          </table:table-cell>
          <table:table-cell office:value-type="string" calcext:value-type="string">
            <text:p>Dropped</text:p>
          </table:table-cell>
          <table:table-cell office:value-type="time" office:time-value="PT47H08M00S" calcext:value-type="time">
            <text:p>47:08</text:p>
          </table:table-cell>
          <table:table-cell/>
          <table:table-cell table:style-name="ce111" table:formula="of:=HYPERLINK(&quot;https:/www.pcgamingwiki.com/wiki/&quot;&amp;SUBSTITUTE([.A7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0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lbits Wor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Memoria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59M00S" calcext:value-type="time">
            <text:p>08:59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Memories of A Vagabond </text:p>
          </table:table-cell>
          <table:table-cell office:value-type="string" calcext:value-type="string">
            <text:p>Dropped</text:p>
          </table:table-cell>
          <table:table-cell office:value-type="time" office:time-value="PT03H55M00S" calcext:value-type="time">
            <text:p>03:55</text:p>
          </table:table-cell>
          <table:table-cell/>
          <table:table-cell table:style-name="ce111" table:formula="of:=HYPERLINK(&quot;https:/www.pcgamingwiki.com/wiki/&quot;&amp;SUBSTITUTE([.A7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Mercenary King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0H45M00S" calcext:value-type="time">
            <text:p>30:4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Merri Puzzle </text:p>
          </table:table-cell>
          <table:table-cell office:value-type="string" calcext:value-type="string">
            <text:p>Dropped</text:p>
          </table:table-cell>
          <table:table-cell office:value-type="time" office:time-value="PT05H01M00S" calcext:value-type="time">
            <text:p>05:01</text:p>
          </table:table-cell>
          <table:table-cell/>
          <table:table-cell table:style-name="ce111" table:formula="of:=HYPERLINK(&quot;https:/www.pcgamingwiki.com/wiki/&quot;&amp;SUBSTITUTE([.A7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rry Gear Solid</text:p>
          </table:table-cell>
          <table:table-cell office:value-type="string" calcext:value-type="string">
            <text:p>Completed</text:p>
          </table:table-cell>
          <table:table-cell office:value-type="time" office:time-value="PT00H24M00S" calcext:value-type="time">
            <text:p>00:2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rry Gear Solid 2</text:p>
          </table:table-cell>
          <table:table-cell office:value-type="string" calcext:value-type="string">
            <text:p>Pending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6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Merry Glad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56H00M00S" calcext:value-type="time">
            <text:p>56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7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Metal Dead </text:p>
          </table:table-cell>
          <table:table-cell office:value-type="string" calcext:value-type="string">
            <text:p>Completed</text:p>
          </table:table-cell>
          <table:table-cell office:value-type="time" office:time-value="PT04H02M00S" calcext:value-type="time">
            <text:p>04:02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tal Gea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1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3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etal Gear 2 Solid Snak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0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office:value-type="string" calcext:value-type="string">
            <text:p>Metal Gear Rising</text:p>
          </table:table-cell>
          <table:table-cell office:value-type="string" calcext:value-type="string">
            <text:p>Completed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1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tal Gear Soli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office:value-type="string" calcext:value-type="string">
            <text:p>Metal Gear Solid 2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table:style-name="ce68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Metal Gear Solid 3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4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Metal Gear Solid 4</text:p>
          </table:table-cell>
          <table:table-cell office:value-type="string" calcext:value-type="string">
            <text:p>Completed</text:p>
          </table:table-cell>
          <table:table-cell office:value-type="time" office:time-value="PT18H30M00S" calcext:value-type="time">
            <text:p>18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5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Metal Gear Solid 5 Ground Zeroes</text:p>
          </table:table-cell>
          <table:table-cell office:value-type="string" calcext:value-type="string">
            <text:p>Pending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6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3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Metal Gear Solid 5 The Phantom Pain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45H30M00S" calcext:value-type="time">
            <text:p>45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5"/>
          <table:table-cell table:style-name="ce84" office:value-type="float" office:value="4" calcext:value-type="float">
            <text:p>4</text:p>
          </table:table-cell>
          <table:table-cell table:style-name="ce28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Metal Gear Solid Peace Walker</text:p>
          </table:table-cell>
          <table:table-cell office:value-type="string" calcext:value-type="string">
            <text:p>Pending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etal Slug 2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7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2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2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Metal Slug 3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7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2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Metal Slug Anthology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7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Metal Unit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etamorphosi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style-name="ce68"/>
          <table:table-cell table:number-columns-repeated="1009"/>
        </table:table-row>
        <table:table-row table:style-name="ro2">
          <table:table-cell office:value-type="string" calcext:value-type="string">
            <text:p>Metro 2033 </text:p>
          </table:table-cell>
          <table:table-cell office:value-type="string" calcext:value-type="string">
            <text:p>Dropped</text:p>
          </table:table-cell>
          <table:table-cell office:value-type="time" office:time-value="PT10H26M00S" calcext:value-type="time">
            <text:p>10:26</text:p>
          </table:table-cell>
          <table:table-cell/>
          <table:table-cell table:style-name="ce111" table:formula="of:=HYPERLINK(&quot;https:/www.pcgamingwiki.com/wiki/&quot;&amp;SUBSTITUTE([.A7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etro 2033: Redux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7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tro Last Light Redux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7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dnight Carnival </text:p>
          </table:table-cell>
          <table:table-cell office:value-type="string" calcext:value-type="string">
            <text:p>Dropped</text:p>
          </table:table-cell>
          <table:table-cell office:value-type="time" office:time-value="PT00H19M00S" calcext:value-type="time">
            <text:p>00:19</text:p>
          </table:table-cell>
          <table:table-cell/>
          <table:table-cell table:style-name="ce111" table:formula="of:=HYPERLINK(&quot;https:/www.pcgamingwiki.com/wiki/&quot;&amp;SUBSTITUTE([.A7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lub 2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nd Spheres </text:p>
          </table:table-cell>
          <table:table-cell office:value-type="string" calcext:value-type="string">
            <text:p>Dropped</text:p>
          </table:table-cell>
          <table:table-cell office:value-type="time" office:time-value="PT00H52M00S" calcext:value-type="time">
            <text:p>00:52</text:p>
          </table:table-cell>
          <table:table-cell/>
          <table:table-cell table:style-name="ce111" table:formula="of:=HYPERLINK(&quot;https:/www.pcgamingwiki.com/wiki/&quot;&amp;SUBSTITUTE([.A7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ni Golf Arena </text:p>
          </table:table-cell>
          <table:table-cell office:value-type="string" calcext:value-type="string">
            <text:p>Dropped</text:p>
          </table:table-cell>
          <table:table-cell office:value-type="time" office:time-value="PT00H43M00S" calcext:value-type="time">
            <text:p>00:43</text:p>
          </table:table-cell>
          <table:table-cell/>
          <table:table-cell table:style-name="ce111" table:formula="of:=HYPERLINK(&quot;https:/www.pcgamingwiki.com/wiki/&quot;&amp;SUBSTITUTE([.A7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Mini Ninja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3"/>
          <table:table-cell table:style-name="ce84"/>
          <table:table-cell table:number-columns-repeated="1004"/>
        </table:table-row>
        <table:table-row table:style-name="ro2">
          <table:table-cell office:value-type="string" calcext:value-type="string">
            <text:p>Minion Masters </text:p>
          </table:table-cell>
          <table:table-cell office:value-type="string" calcext:value-type="string">
            <text:p>Dropped</text:p>
          </table:table-cell>
          <table:table-cell office:value-type="time" office:time-value="PT18H24M00S" calcext:value-type="time">
            <text:p>18:24</text:p>
          </table:table-cell>
          <table:table-cell/>
          <table:table-cell table:style-name="ce111" table:formula="of:=HYPERLINK(&quot;https:/www.pcgamingwiki.com/wiki/&quot;&amp;SUBSTITUTE([.A7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nit</text:p>
          </table:table-cell>
          <table:table-cell office:value-type="string" calcext:value-type="string">
            <text:p>Completed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age: Arcane Warfar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7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rror's Edge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5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rror's Edge Catalyst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6]&amp;&quot;+trailer&quot;;&quot;Trailer&quot;)" office:value-type="string" office:string-value="Trailer" calcext:value-type="string">
            <text:p>Trai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rrorMoon EP </text:p>
          </table:table-cell>
          <table:table-cell office:value-type="string" calcext:value-type="string">
            <text:p>Dropped</text:p>
          </table:table-cell>
          <table:table-cell office:value-type="time" office:time-value="PT04H34M00S" calcext:value-type="time">
            <text:p>04:34</text:p>
          </table:table-cell>
          <table:table-cell/>
          <table:table-cell table:style-name="ce111" table:formula="of:=HYPERLINK(&quot;https:/www.pcgamingwiki.com/wiki/&quot;&amp;SUBSTITUTE([.A7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Monaco: What's Yours is Min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4H27M00S" calcext:value-type="time">
            <text:p>14:2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Monkey Island 2 Special Edition: LeChuck’s Reveng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4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onster Prom: Hotseat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nster Puzzl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7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oonlighter</text:p>
          </table:table-cell>
          <table:table-cell office:value-type="string" calcext:value-type="string">
            <text:p>Pending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table:style-name="ce7" office:value-type="string" calcext:value-type="string">
            <text:p>Morkred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7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7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Mount &amp; Blad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ve or Die - Couch Party Edition</text:p>
          </table:table-cell>
          <table:table-cell office:value-type="string" calcext:value-type="string">
            <text:p>Dropped</text:p>
          </table:table-cell>
          <table:table-cell table:style-name="ce68"/>
          <table:table-cell table:style-name="ce125" office:value-type="string" calcext:value-type="string">
            <text:p>Y</text:p>
          </table:table-cell>
          <table:table-cell table:style-name="ce111" table:formula="of:=HYPERLINK(&quot;https:/www.pcgamingwiki.com/wiki/&quot;&amp;SUBSTITUTE([.A7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/>
          <table:table-cell table:style-name="ce68"/>
          <table:table-cell table:number-columns-repeated="1008"/>
        </table:table-row>
        <table:table-row table:style-name="ro2">
          <table:table-cell office:value-type="string" calcext:value-type="string">
            <text:p>Moving Out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7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ugsters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7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Multiwinia </text:p>
          </table:table-cell>
          <table:table-cell office:value-type="string" calcext:value-type="string">
            <text:p>Pending</text:p>
          </table:table-cell>
          <table:table-cell office:value-type="time" office:time-value="PT02H40M00S" calcext:value-type="time">
            <text:p>02:4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Muramasa – The Demon Blad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3H00M00S" calcext:value-type="time">
            <text:p>1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5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Mutant Year Zero: Road to Ede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Mutazione</text:p>
          </table:table-cell>
          <table:table-cell office:value-type="string" calcext:value-type="string">
            <text:p>Completed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7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My Time at Portia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7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2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Myrne - The Ques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3]&amp;&quot;+trailer&quot;;&quot;Trailer&quot;)" office:value-type="string" office:string-value="Trailer" calcext:value-type="string">
            <text:p>Trai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++ </text:p>
          </table:table-cell>
          <table:table-cell office:value-type="string" calcext:value-type="string">
            <text:p>Dropped</text:p>
          </table:table-cell>
          <table:table-cell office:value-type="time" office:time-value="PT55H36M00S" calcext:value-type="time">
            <text:p>55:36</text:p>
          </table:table-cell>
          <table:table-cell/>
          <table:table-cell table:style-name="ce111" table:formula="of:=HYPERLINK(&quot;https:/www.pcgamingwiki.com/wiki/&quot;&amp;SUBSTITUTE([.A7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Nanotale - Typing Chronicle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Narcos: Rise of the Cartel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BA 2K21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Need For Speed Undergroun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eed For Speed Underground 2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6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Need for Speed™ Hot Pursuit Remastere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7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3">
          <table:table-cell office:value-type="string" calcext:value-type="string">
            <text:p>Neon Abys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Neon Hardcorp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7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RF N-Strike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7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ERF N-Strike Elite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7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uro Void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Never Alone </text:p>
          </table:table-cell>
          <table:table-cell office:value-type="string" calcext:value-type="string">
            <text:p>Pending</text:p>
          </table:table-cell>
          <table:table-cell office:value-type="time" office:time-value="PT03H29M00S" calcext:value-type="time">
            <text:p>03:2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Neverwinter Knights Diamo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7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w Kind of Adventure </text:p>
          </table:table-cell>
          <table:table-cell office:value-type="string" calcext:value-type="string">
            <text:p>Dropped</text:p>
          </table:table-cell>
          <table:table-cell office:value-type="time" office:time-value="PT02H00M00S" calcext:value-type="time">
            <text:p>02:00</text:p>
          </table:table-cell>
          <table:table-cell/>
          <table:table-cell table:style-name="ce111" table:formula="of:=HYPERLINK(&quot;https:/www.pcgamingwiki.com/wiki/&quot;&amp;SUBSTITUTE([.A7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ew Super Mario Bros Wii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7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ewer Super Mario Bros. Wii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ewfound Courag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ext Up Hero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7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Night in the Woods</text:p>
          </table:table-cell>
          <table:table-cell table:style-name="ce28" office:value-type="string" calcext:value-type="string">
            <text:p>?</text:p>
          </table:table-cell>
          <table:table-cell table:style-name="ce11" table:number-columns-repeated="2"/>
          <table:table-cell table:style-name="ce111" table:formula="of:=HYPERLINK(&quot;https:/www.pcgamingwiki.com/wiki/&quot;&amp;SUBSTITUTE([.A7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3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NiGHTS Into Dreams</text:p>
          </table:table-cell>
          <table:table-cell office:value-type="string" calcext:value-type="string">
            <text:p>Dropped</text:p>
          </table:table-cell>
          <table:table-cell office:value-type="time" office:time-value="PT04H30M00S" calcext:value-type="time">
            <text:p>04:30</text:p>
          </table:table-cell>
          <table:table-cell/>
          <table:table-cell table:style-name="ce111" table:formula="of:=HYPERLINK(&quot;https:/www.pcgamingwiki.com/wiki/&quot;&amp;SUBSTITUTE([.A7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NightSky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23M00S" calcext:value-type="time">
            <text:p>03:2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Nikopol: Secrets of the Immortals </text:p>
          </table:table-cell>
          <table:table-cell office:value-type="string" calcext:value-type="string">
            <text:p>Pending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Ninja Gaiden 3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Ninja Gaiden Sigma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7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 table:number-columns-repeated="3"/>
          <table:table-cell table:number-columns-repeated="1009"/>
        </table:table-row>
        <table:table-row table:style-name="ro2">
          <table:table-cell office:value-type="string" calcext:value-type="string">
            <text:p>Ninja Gaiden Sigma 2</text:p>
          </table:table-cell>
          <table:table-cell office:value-type="string" calcext:value-type="string">
            <text:p>Completed</text:p>
          </table:table-cell>
          <table:table-cell table:style-name="ce125"/>
          <table:table-cell/>
          <table:table-cell table:style-name="ce111" table:formula="of:=HYPERLINK(&quot;https:/www.pcgamingwiki.com/wiki/&quot;&amp;SUBSTITUTE([.A7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8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3">
          <table:table-cell office:value-type="string" calcext:value-type="string">
            <text:p>Nioh: The Complete Edi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7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No More Heroes</text:p>
          </table:table-cell>
          <table:table-cell office:value-type="string" calcext:value-type="string">
            <text:p>Pending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No More Heroes 2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00M00S" calcext:value-type="time">
            <text:p>09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Noc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7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Normality </text:p>
          </table:table-cell>
          <table:table-cell office:value-type="string" calcext:value-type="string">
            <text:p>Pending</text:p>
          </table:table-cell>
          <table:table-cell office:value-type="time" office:time-value="PT05H12M00S" calcext:value-type="time">
            <text:p>05:1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Not A Hero </text:p>
          </table:table-cell>
          <table:table-cell office:value-type="string" calcext:value-type="string">
            <text:p>Pending</text:p>
          </table:table-cell>
          <table:table-cell office:value-type="time" office:time-value="PT06H17M00S" calcext:value-type="time">
            <text:p>06:1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Nubarron: The adventure of an unlucky gnom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7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uclear Contingency </text:p>
          </table:table-cell>
          <table:table-cell office:value-type="string" calcext:value-type="string">
            <text:p>Dropped</text:p>
          </table:table-cell>
          <table:table-cell office:value-type="time" office:time-value="PT01H20M00S" calcext:value-type="time">
            <text:p>01:20</text:p>
          </table:table-cell>
          <table:table-cell/>
          <table:table-cell table:style-name="ce111" table:formula="of:=HYPERLINK(&quot;https:/www.pcgamingwiki.com/wiki/&quot;&amp;SUBSTITUTE([.A7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uclear Throne</text:p>
          </table:table-cell>
          <table:table-cell office:value-type="string" calcext:value-type="string">
            <text:p>Pending</text:p>
          </table:table-cell>
          <table:table-cell office:value-type="time" office:time-value="PT17H00M00S" calcext:value-type="time">
            <text:p>17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7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Numba </text:p>
          </table:table-cell>
          <table:table-cell office:value-type="string" calcext:value-type="string">
            <text:p>Dropped</text:p>
          </table:table-cell>
          <table:table-cell office:value-type="time" office:time-value="PT03H26M00S" calcext:value-type="time">
            <text:p>03:26</text:p>
          </table:table-cell>
          <table:table-cell/>
          <table:table-cell table:style-name="ce111" table:formula="of:=HYPERLINK(&quot;https:/www.pcgamingwiki.com/wiki/&quot;&amp;SUBSTITUTE([.A7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79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NyxQuest: Kindred Spirits </text:p>
          </table:table-cell>
          <table:table-cell office:value-type="string" calcext:value-type="string">
            <text:p>Pending</text:p>
          </table:table-cell>
          <table:table-cell office:value-type="time" office:time-value="PT03H45M00S" calcext:value-type="time">
            <text:p>03:4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Obduction</text:p>
          </table:table-cell>
          <table:table-cell office:value-type="string" calcext:value-type="string">
            <text:p>Dropped</text:p>
          </table:table-cell>
          <table:table-cell office:value-type="time" office:time-value="PT12H00M00S" calcext:value-type="time">
            <text:p>12:00</text:p>
          </table:table-cell>
          <table:table-cell/>
          <table:table-cell table:style-name="ce111" table:formula="of:=HYPERLINK(&quot;https:/www.pcgamingwiki.com/wiki/&quot;&amp;SUBSTITUTE([.A8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1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Observer</text:p>
          </table:table-cell>
          <table:table-cell office:value-type="string" calcext:value-type="string">
            <text:p>Pending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Obulis </text:p>
          </table:table-cell>
          <table:table-cell office:value-type="string" calcext:value-type="string">
            <text:p>Pending</text:p>
          </table:table-cell>
          <table:table-cell office:value-type="time" office:time-value="PT08H51M00S" calcext:value-type="time">
            <text:p>08:5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Oddworld: Abe's Oddysee </text:p>
          </table:table-cell>
          <table:table-cell office:value-type="string" calcext:value-type="string">
            <text:p>Completed</text:p>
          </table:table-cell>
          <table:table-cell office:value-type="time" office:time-value="PT13H30M00S" calcext:value-type="time">
            <text:p>13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ddworld: New 'n' Tasty! </text:p>
          </table:table-cell>
          <table:table-cell office:value-type="string" calcext:value-type="string">
            <text:p>Completed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f Guards And Thieve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8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ffspring Fling </text:p>
          </table:table-cell>
          <table:table-cell office:value-type="string" calcext:value-type="string">
            <text:p>Completed</text:p>
          </table:table-cell>
          <table:table-cell office:value-type="time" office:time-value="PT03H14M00S" calcext:value-type="time">
            <text:p>03:1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ffworld Trading Company</text:p>
          </table:table-cell>
          <table:table-cell office:value-type="string" calcext:value-type="string">
            <text:p>Dropped</text:p>
          </table:table-cell>
          <table:table-cell office:value-type="time" office:time-value="PT07H30M00S" calcext:value-type="time">
            <text:p>07:30</text:p>
          </table:table-cell>
          <table:table-cell/>
          <table:table-cell table:style-name="ce111" table:formula="of:=HYPERLINK(&quot;https:/www.pcgamingwiki.com/wiki/&quot;&amp;SUBSTITUTE([.A8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Oil Rush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1H14M00S" calcext:value-type="time">
            <text:p>11:1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0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Old School Musica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OlliOlli2: Welcome to Olliwood </text:p>
          </table:table-cell>
          <table:table-cell office:value-type="string" calcext:value-type="string">
            <text:p>Pending</text:p>
          </table:table-cell>
          <table:table-cell office:value-type="time" office:time-value="PT05H57M00S" calcext:value-type="time">
            <text:p>05:5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Optica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8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OR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8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ange Moon </text:p>
          </table:table-cell>
          <table:table-cell office:value-type="string" calcext:value-type="string">
            <text:p>Dropped</text:p>
          </table:table-cell>
          <table:table-cell office:value-type="time" office:time-value="PT06H42M00S" calcext:value-type="time">
            <text:p>06:42</text:p>
          </table:table-cell>
          <table:table-cell/>
          <table:table-cell table:style-name="ce111" table:formula="of:=HYPERLINK(&quot;https:/www.pcgamingwiki.com/wiki/&quot;&amp;SUBSTITUTE([.A8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rgan Trail </text:p>
          </table:table-cell>
          <table:table-cell office:value-type="string" calcext:value-type="string">
            <text:p>Dropped</text:p>
          </table:table-cell>
          <table:table-cell office:value-type="time" office:time-value="PT03H23M00S" calcext:value-type="time">
            <text:p>03:23</text:p>
          </table:table-cell>
          <table:table-cell/>
          <table:table-cell table:style-name="ce111" table:formula="of:=HYPERLINK(&quot;https:/www.pcgamingwiki.com/wiki/&quot;&amp;SUBSTITUTE([.A8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Orwell</text:p>
          </table:table-cell>
          <table:table-cell office:value-type="string" calcext:value-type="string">
            <text:p>Pending</text:p>
          </table:table-cell>
          <table:table-cell office:value-type="time" office:time-value="PT04H30M00S" calcext:value-type="time">
            <text:p>04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Orwell: Ignorance Is Strength</text:p>
          </table:table-cell>
          <table:table-cell office:value-type="string" calcext:value-type="string">
            <text:p>Pending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table:style-name="ce12" office:value-type="string" calcext:value-type="string">
            <text:p>Osada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time" office:time-value="PT00H15M00S" calcext:value-type="time">
            <text:p>00:1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42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Osmos </text:p>
          </table:table-cell>
          <table:table-cell office:value-type="string" calcext:value-type="string">
            <text:p>Completed</text:p>
          </table:table-cell>
          <table:table-cell office:value-type="time" office:time-value="PT07H46M00S" calcext:value-type="time">
            <text:p>07:46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1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ut of Lin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8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utcast - Second Contact</text:p>
          </table:table-cell>
          <table:table-cell office:value-type="string" calcext:value-type="string">
            <text:p>Pending</text:p>
          </table:table-cell>
          <table:table-cell office:value-type="time" office:time-value="PT19H30M00S" calcext:value-type="time">
            <text:p>19:30</text:p>
          </table:table-cell>
          <table:table-cell/>
          <table:table-cell table:style-name="ce111" table:formula="of:=HYPERLINK(&quot;https:/www.pcgamingwiki.com/wiki/&quot;&amp;SUBSTITUTE([.A8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Outlast </text:p>
          </table:table-cell>
          <table:table-cell office:value-type="string" calcext:value-type="string">
            <text:p>Completed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12" office:value-type="string" calcext:value-type="string">
            <text:p>Outlast Whistleblower</text:p>
          </table:table-cell>
          <table:table-cell office:value-type="string" calcext:value-type="string">
            <text:p>Completed</text:p>
          </table:table-cell>
          <table:table-cell table:style-name="ce67"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vercooked!</text:p>
          </table:table-cell>
          <table:table-cell office:value-type="string" calcext:value-type="string">
            <text:p>Dropped</text:p>
          </table:table-cell>
          <table:table-cell office:value-type="time" office:time-value="PT07H30M00S" calcext:value-type="time">
            <text:p>07:30</text:p>
          </table:table-cell>
          <table:table-cell/>
          <table:table-cell table:style-name="ce111" table:formula="of:=HYPERLINK(&quot;https:/www.pcgamingwiki.com/wiki/&quot;&amp;SUBSTITUTE([.A8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ercooked! 2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8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Overload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Oxenfree</text:p>
          </table:table-cell>
          <table:table-cell office:value-type="string" calcext:value-type="string">
            <text:p>Pending</text:p>
          </table:table-cell>
          <table:table-cell office:value-type="time" office:time-value="PT04H30M00S" calcext:value-type="time">
            <text:p>04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83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ac-Man 256 </text:p>
          </table:table-cell>
          <table:table-cell office:value-type="string" calcext:value-type="string">
            <text:p>Dropped</text:p>
          </table:table-cell>
          <table:table-cell office:value-type="time" office:time-value="PT10H50M00S" calcext:value-type="time">
            <text:p>10:50</text:p>
          </table:table-cell>
          <table:table-cell/>
          <table:table-cell table:style-name="ce111" table:formula="of:=HYPERLINK(&quot;https:/www.pcgamingwiki.com/wiki/&quot;&amp;SUBSTITUTE([.A8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in Train </text:p>
          </table:table-cell>
          <table:table-cell office:value-type="string" calcext:value-type="string">
            <text:p>Dropped</text:p>
          </table:table-cell>
          <table:table-cell office:value-type="time" office:time-value="PT01H24M00S" calcext:value-type="time">
            <text:p>01:24</text:p>
          </table:table-cell>
          <table:table-cell/>
          <table:table-cell table:style-name="ce111" table:formula="of:=HYPERLINK(&quot;https:/www.pcgamingwiki.com/wiki/&quot;&amp;SUBSTITUTE([.A8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2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ankapu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aper Beast - Folded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apers, Please </text:p>
          </table:table-cell>
          <table:table-cell office:value-type="string" calcext:value-type="string">
            <text:p>Completed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apo &amp; Yo </text:p>
          </table:table-cell>
          <table:table-cell office:value-type="string" calcext:value-type="string">
            <text:p>Pending</text:p>
          </table:table-cell>
          <table:table-cell office:value-type="time" office:time-value="PT03H42M00S" calcext:value-type="time">
            <text:p>03:4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Paradigm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Paranautical Activity </text:p>
          </table:table-cell>
          <table:table-cell office:value-type="string" calcext:value-type="string">
            <text:p>Pending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athfinder: Kingmaker - Enhanced Plus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thway</text:p>
          </table:table-cell>
          <table:table-cell office:value-type="string" calcext:value-type="string">
            <text:p>Dropped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yday 2 </text:p>
          </table:table-cell>
          <table:table-cell office:value-type="string" calcext:value-type="string">
            <text:p>Dropped</text:p>
          </table:table-cell>
          <table:table-cell office:value-type="time" office:time-value="PT124H56M00S" calcext:value-type="time">
            <text:p>124:56</text:p>
          </table:table-cell>
          <table:table-cell/>
          <table:table-cell table:style-name="ce111" table:formula="of:=HYPERLINK(&quot;https:/www.pcgamingwiki.com/wiki/&quot;&amp;SUBSTITUTE([.A8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C Building Simulato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3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Penny Arcade Adventures: Precipice of Darkness, Episode Thre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41M00S" calcext:value-type="time">
            <text:p>09:4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Pesterquest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Phantom Breaker: Battle Ground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00M00S" calcext:value-type="time">
            <text:p>04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Phantom Soldier </text:p>
          </table:table-cell>
          <table:table-cell office:value-type="string" calcext:value-type="string">
            <text:p>Dropped</text:p>
          </table:table-cell>
          <table:table-cell office:value-type="time" office:time-value="PT00H23M00S" calcext:value-type="time">
            <text:p>00:23</text:p>
          </table:table-cell>
          <table:table-cell/>
          <table:table-cell table:style-name="ce111" table:formula="of:=HYPERLINK(&quot;https:/www.pcgamingwiki.com/wiki/&quot;&amp;SUBSTITUTE([.A8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ctoQuest</text:p>
          </table:table-cell>
          <table:table-cell office:value-type="string" calcext:value-type="string">
            <text:p>Pending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ikuniku</text:p>
          </table:table-cell>
          <table:table-cell office:value-type="string" calcext:value-type="string">
            <text:p>Completed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in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7"/>
          <table:table-cell table:number-columns-repeated="1007"/>
        </table:table-row>
        <table:table-row table:style-name="ro2">
          <table:table-cell office:value-type="string" calcext:value-type="string">
            <text:p>Pitfall: The Big Adventure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Pixel Piracy </text:p>
          </table:table-cell>
          <table:table-cell office:value-type="string" calcext:value-type="string">
            <text:p>Dropped</text:p>
          </table:table-cell>
          <table:table-cell office:value-type="time" office:time-value="PT11H44M00S" calcext:value-type="time">
            <text:p>11:44</text:p>
          </table:table-cell>
          <table:table-cell/>
          <table:table-cell table:style-name="ce111" table:formula="of:=HYPERLINK(&quot;https:/www.pcgamingwiki.com/wiki/&quot;&amp;SUBSTITUTE([.A8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xel Puzzles Ultimat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8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4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xel Puzzles: UndeadZ </text:p>
          </table:table-cell>
          <table:table-cell office:value-type="string" calcext:value-type="string">
            <text:p>Dropped</text:p>
          </table:table-cell>
          <table:table-cell office:value-type="time" office:time-value="PT07H58M00S" calcext:value-type="time">
            <text:p>07:58</text:p>
          </table:table-cell>
          <table:table-cell/>
          <table:table-cell table:style-name="ce111" table:formula="of:=HYPERLINK(&quot;https:/www.pcgamingwiki.com/wiki/&quot;&amp;SUBSTITUTE([.A8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Pixplod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8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Planet Alpha</text:p>
          </table:table-cell>
          <table:table-cell office:value-type="string" calcext:value-type="string">
            <text:p>Dropped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111" table:formula="of:=HYPERLINK(&quot;https:/www.pcgamingwiki.com/wiki/&quot;&amp;SUBSTITUTE([.A8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8"/>
          <table:table-cell table:style-name="ce53"/>
          <table:table-cell table:style-name="ce74"/>
          <table:table-cell table:number-columns-repeated="1000"/>
        </table:table-row>
        <table:table-row table:style-name="ro3">
          <table:table-cell table:style-name="ce7" office:value-type="string" calcext:value-type="string">
            <text:p>Planet Explorer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55H10M00S" calcext:value-type="time">
            <text:p>55:1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Planetary Annihilation </text:p>
          </table:table-cell>
          <table:table-cell office:value-type="string" calcext:value-type="string">
            <text:p>Dropped</text:p>
          </table:table-cell>
          <table:table-cell office:value-type="time" office:time-value="PT09H23M00S" calcext:value-type="time">
            <text:p>09:23</text:p>
          </table:table-cell>
          <table:table-cell/>
          <table:table-cell table:style-name="ce111" table:formula="of:=HYPERLINK(&quot;https:/www.pcgamingwiki.com/wiki/&quot;&amp;SUBSTITUTE([.A8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lants vs. Zombies: Battle for Neighborvill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5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PlayStation All-Stars Battle Royale</text:p>
          </table:table-cell>
          <table:table-cell table:style-name="ce28" office:value-type="string" calcext:value-type="string">
            <text:p>?</text:p>
          </table:table-cell>
          <table:table-cell table:style-name="ce28" table:number-columns-repeated="2"/>
          <table:table-cell table:style-name="ce111" table:formula="of:=HYPERLINK(&quot;https:/www.pcgamingwiki.com/wiki/&quot;&amp;SUBSTITUTE([.A8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4"/>
          <table:table-cell table:style-name="ce84" office:value-type="float" office:value="3" calcext:value-type="float">
            <text:p>3</text:p>
          </table:table-cell>
          <table:table-cell table:style-name="ce28"/>
          <table:table-cell table:style-name="ce11" table:number-columns-repeated="2"/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Poi</text:p>
          </table:table-cell>
          <table:table-cell office:value-type="string" calcext:value-type="string">
            <text:p>Completed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okemon Iberia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8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okemon Titan</text:p>
          </table:table-cell>
          <table:table-cell office:value-type="string" calcext:value-type="string">
            <text:p>Pending</text:p>
          </table:table-cell>
          <table:table-cell office:value-type="time" office:time-value="PT40H00M00S" calcext:value-type="time">
            <text:p>4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5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oker Night at the Inventory </text:p>
          </table:table-cell>
          <table:table-cell office:value-type="string" calcext:value-type="string">
            <text:p>Dropped</text:p>
          </table:table-cell>
          <table:table-cell office:value-type="time" office:time-value="PT08H08M00S" calcext:value-type="time">
            <text:p>08:08</text:p>
          </table:table-cell>
          <table:table-cell/>
          <table:table-cell table:style-name="ce111" table:formula="of:=HYPERLINK(&quot;https:/www.pcgamingwiki.com/wiki/&quot;&amp;SUBSTITUTE([.A8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lybal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ny Island </text:p>
          </table:table-cell>
          <table:table-cell office:value-type="string" calcext:value-type="string">
            <text:p>Completed</text:p>
          </table:table-cell>
          <table:table-cell office:value-type="time" office:time-value="PT02H43M00S" calcext:value-type="time">
            <text:p>02:4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rtal </text:p>
          </table:table-cell>
          <table:table-cell office:value-type="string" calcext:value-type="string">
            <text:p>Completed</text:p>
          </table:table-cell>
          <table:table-cell office:value-type="time" office:time-value="PT03H47M00S" calcext:value-type="time">
            <text:p>03:4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rtal 2 </text:p>
          </table:table-cell>
          <table:table-cell office:value-type="string" calcext:value-type="string">
            <text:p>Completed</text:p>
          </table:table-cell>
          <table:table-cell office:value-type="time" office:time-value="PT10H10M00S" calcext:value-type="time">
            <text:p>10:1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rtal Dog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Portal Stories: Mel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14M00S" calcext:value-type="time">
            <text:p>09:1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Postal</text:p>
          </table:table-cell>
          <table:table-cell office:value-type="string" calcext:value-type="string">
            <text:p>Dropped</text:p>
          </table:table-cell>
          <table:table-cell office:value-type="time" office:time-value="PT02H30M00S" calcext:value-type="time">
            <text:p>02:30</text:p>
          </table:table-cell>
          <table:table-cell/>
          <table:table-cell table:style-name="ce111" table:formula="of:=HYPERLINK(&quot;https:/www.pcgamingwiki.com/wiki/&quot;&amp;SUBSTITUTE([.A8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7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stal 2</text:p>
          </table:table-cell>
          <table:table-cell office:value-type="string" calcext:value-type="string">
            <text:p>Dropped</text:p>
          </table:table-cell>
          <table:table-cell office:value-type="time" office:time-value="PT07H00M00S" calcext:value-type="time">
            <text:p>07:00</text:p>
          </table:table-cell>
          <table:table-cell/>
          <table:table-cell table:style-name="ce111" table:formula="of:=HYPERLINK(&quot;https:/www.pcgamingwiki.com/wiki/&quot;&amp;SUBSTITUTE([.A8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8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sured </text:p>
          </table:table-cell>
          <table:table-cell office:value-type="string" calcext:value-type="string">
            <text:p>Dropped</text:p>
          </table:table-cell>
          <table:table-cell office:value-type="time" office:time-value="PT04H18M00S" calcext:value-type="time">
            <text:p>04:18</text:p>
          </table:table-cell>
          <table:table-cell/>
          <table:table-cell table:style-name="ce111" table:formula="of:=HYPERLINK(&quot;https:/www.pcgamingwiki.com/wiki/&quot;&amp;SUBSTITUTE([.A8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6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mp It Up – Prexceed 1 &amp; 2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8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Prey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Prince Of Persia Rival Sword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00M00S" calcext:value-type="time">
            <text:p>09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Prison Architect </text:p>
          </table:table-cell>
          <table:table-cell office:value-type="string" calcext:value-type="string">
            <text:p>Pending</text:p>
          </table:table-cell>
          <table:table-cell office:value-type="time" office:time-value="PT22H06M00S" calcext:value-type="time">
            <text:p>22:0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Prison Run and Gu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05M00S" calcext:value-type="time">
            <text:p>04:0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Project Druid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8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ject Warloc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roteus </text:p>
          </table:table-cell>
          <table:table-cell office:value-type="string" calcext:value-type="string">
            <text:p>Dropped</text:p>
          </table:table-cell>
          <table:table-cell office:value-type="time" office:time-value="PT00H57M00S" calcext:value-type="time">
            <text:p>00:57</text:p>
          </table:table-cell>
          <table:table-cell/>
          <table:table-cell table:style-name="ce111" table:formula="of:=HYPERLINK(&quot;https:/www.pcgamingwiki.com/wiki/&quot;&amp;SUBSTITUTE([.A8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rototype 2 </text:p>
          </table:table-cell>
          <table:table-cell office:value-type="string" calcext:value-type="string">
            <text:p>Dropped</text:p>
          </table:table-cell>
          <table:table-cell office:value-type="time" office:time-value="PT14H04M00S" calcext:value-type="time">
            <text:p>14:04</text:p>
          </table:table-cell>
          <table:table-cell/>
          <table:table-cell table:style-name="ce111" table:formula="of:=HYPERLINK(&quot;https:/www.pcgamingwiki.com/wiki/&quot;&amp;SUBSTITUTE([.A8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Psychonauts </text:p>
          </table:table-cell>
          <table:table-cell office:value-type="string" calcext:value-type="string">
            <text:p>Pending</text:p>
          </table:table-cell>
          <table:table-cell office:value-type="time" office:time-value="PT15H36M00S" calcext:value-type="time">
            <text:p>15:3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7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Pulsta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mped BMX</text:p>
          </table:table-cell>
          <table:table-cell office:value-type="string" calcext:value-type="string">
            <text:p>Dropped</text:p>
          </table:table-cell>
          <table:table-cell office:value-type="time" office:time-value="PT06H00M00S" calcext:value-type="time">
            <text:p>06:00</text:p>
          </table:table-cell>
          <table:table-cell/>
          <table:table-cell table:style-name="ce111" table:formula="of:=HYPERLINK(&quot;https:/www.pcgamingwiki.com/wiki/&quot;&amp;SUBSTITUTE([.A8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mped BMX Pro</text:p>
          </table:table-cell>
          <table:table-cell office:value-type="string" calcext:value-type="string">
            <text:p>Dropped</text:p>
          </table:table-cell>
          <table:table-cell office:value-type="time" office:time-value="PT15H00M00S" calcext:value-type="time">
            <text:p>15:00</text:p>
          </table:table-cell>
          <table:table-cell/>
          <table:table-cell table:style-name="ce111" table:formula="of:=HYPERLINK(&quot;https:/www.pcgamingwiki.com/wiki/&quot;&amp;SUBSTITUTE([.A8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zzle Agent </text:p>
          </table:table-cell>
          <table:table-cell office:value-type="string" calcext:value-type="string">
            <text:p>Dropped</text:p>
          </table:table-cell>
          <table:table-cell office:value-type="time" office:time-value="PT03H34M00S" calcext:value-type="time">
            <text:p>03:34</text:p>
          </table:table-cell>
          <table:table-cell/>
          <table:table-cell table:style-name="ce111" table:formula="of:=HYPERLINK(&quot;https:/www.pcgamingwiki.com/wiki/&quot;&amp;SUBSTITUTE([.A8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uzzle Agent 2 </text:p>
          </table:table-cell>
          <table:table-cell office:value-type="string" calcext:value-type="string">
            <text:p>Dropped</text:p>
          </table:table-cell>
          <table:table-cell office:value-type="time" office:time-value="PT03H35M00S" calcext:value-type="time">
            <text:p>03:35</text:p>
          </table:table-cell>
          <table:table-cell/>
          <table:table-cell table:style-name="ce111" table:formula="of:=HYPERLINK(&quot;https:/www.pcgamingwiki.com/wiki/&quot;&amp;SUBSTITUTE([.A8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Q.U.B.E.: Director's Cut </text:p>
          </table:table-cell>
          <table:table-cell office:value-type="string" calcext:value-type="string">
            <text:p>Completed</text:p>
          </table:table-cell>
          <table:table-cell office:value-type="time" office:time-value="PT03H16M00S" calcext:value-type="time">
            <text:p>03:16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8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Quake Champion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QUBE 2</text:p>
          </table:table-cell>
          <table:table-cell office:value-type="string" calcext:value-type="string">
            <text:p>Pending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Quest for Infamy </text:p>
          </table:table-cell>
          <table:table-cell office:value-type="string" calcext:value-type="string">
            <text:p>Pending</text:p>
          </table:table-cell>
          <table:table-cell office:value-type="time" office:time-value="PT15H39M00S" calcext:value-type="time">
            <text:p>15:3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8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Quiplash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8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8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Race Driver: Grid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5H21M00S" calcext:value-type="time">
            <text:p>25:2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8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Race the Sun </text:p>
          </table:table-cell>
          <table:table-cell office:value-type="string" calcext:value-type="string">
            <text:p>Dropped</text:p>
          </table:table-cell>
          <table:table-cell office:value-type="time" office:time-value="PT05H59M00S" calcext:value-type="time">
            <text:p>05:59</text:p>
          </table:table-cell>
          <table:table-cell/>
          <table:table-cell table:style-name="ce111" table:formula="of:=HYPERLINK(&quot;https:/www.pcgamingwiki.com/wiki/&quot;&amp;SUBSTITUTE([.A8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RA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8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Rage 2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ain Wor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8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atchet &amp; Clank (2016)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8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5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3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Ratchet &amp; Clank All 4 On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8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atchet &amp; Clank Trilogy</text:p>
          </table:table-cell>
          <table:table-cell office:value-type="string" calcext:value-type="string">
            <text:p>Completed</text:p>
          </table:table-cell>
          <table:table-cell table:style-name="ce125"/>
          <table:table-cell/>
          <table:table-cell table:style-name="ce111" table:formula="of:=HYPERLINK(&quot;https:/www.pcgamingwiki.com/wiki/&quot;&amp;SUBSTITUTE([.A8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7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8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Ratchet &amp; Clank: A Crack in Tim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8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15"/>
          <table:table-cell table:number-columns-repeated="1011"/>
        </table:table-row>
        <table:table-row table:style-name="ro2">
          <table:table-cell office:value-type="string" calcext:value-type="string">
            <text:p>Ratchet &amp; Clank: Into the Nexus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8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89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office:value-type="string" calcext:value-type="string">
            <text:p>Ratchet &amp; Clank: Quest for Booty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9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0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2">
          <table:table-cell office:value-type="string" calcext:value-type="string">
            <text:p>Ratchet &amp; Clank: Tools of Destruction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9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1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8" table:number-columns-repeated="4"/>
          <table:table-cell table:number-columns-repeated="1009"/>
        </table:table-row>
        <table:table-row table:style-name="ro3">
          <table:table-cell office:value-type="string" calcext:value-type="string">
            <text:p>Ratchet and Clank - Q Forc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Ratchet Gladiato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Ravensword: Shadowland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30M00S" calcext:value-type="time">
            <text:p>06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Rayman Legends</text:p>
          </table:table-cell>
          <table:table-cell office:value-type="string" calcext:value-type="string">
            <text:p>Pending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ayman Origins </text:p>
          </table:table-cell>
          <table:table-cell office:value-type="string" calcext:value-type="string">
            <text:p>Completed</text:p>
          </table:table-cell>
          <table:table-cell office:value-type="time" office:time-value="PT13H26M00S" calcext:value-type="time">
            <text:p>13:2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Rayman Raving Rabbids 2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00M00S" calcext:value-type="time">
            <text:p>05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Rayman Raving Rabbids TV Party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00M00S" calcext:value-type="time">
            <text:p>0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bel Galax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0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d Orchestra 2: Heroes of Stalingrad </text:p>
          </table:table-cell>
          <table:table-cell office:value-type="string" calcext:value-type="string">
            <text:p>Dropped</text:p>
          </table:table-cell>
          <table:table-cell office:value-type="time" office:time-value="PT11H02M00S" calcext:value-type="time">
            <text:p>11:02</text:p>
          </table:table-cell>
          <table:table-cell/>
          <table:table-cell table:style-name="ce111" table:formula="of:=HYPERLINK(&quot;https:/www.pcgamingwiki.com/wiki/&quot;&amp;SUBSTITUTE([.A9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Red Steel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30M00S" calcext:value-type="time">
            <text:p>08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Red Steel 2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d Wings: Aces of the Sky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9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Wings: Aces of the Sk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Redout: Enhanced Edi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efunct </text:p>
          </table:table-cell>
          <table:table-cell office:value-type="string" calcext:value-type="string">
            <text:p>Completed</text:p>
          </table:table-cell>
          <table:table-cell office:value-type="time" office:time-value="PT00H30M00S" calcext:value-type="time">
            <text:p>00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9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elicta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emnant: From the Ashes</text:p>
          </table:table-cell>
          <table:table-cell office:value-type="string" calcext:value-type="string">
            <text:p>Dropped</text:p>
          </table:table-cell>
          <table:table-cell office:value-type="time" office:time-value="PT13H00M00S" calcext:value-type="time">
            <text:p>13:00</text:p>
          </table:table-cell>
          <table:table-cell/>
          <table:table-cell table:style-name="ce111" table:formula="of:=HYPERLINK(&quot;https:/www.pcgamingwiki.com/wiki/&quot;&amp;SUBSTITUTE([.A9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Renegade Op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26M00S" calcext:value-type="time">
            <text:p>05:2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1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Republique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esident Evil 4 </text:p>
          </table:table-cell>
          <table:table-cell office:value-type="string" calcext:value-type="string">
            <text:p>Completed</text:p>
          </table:table-cell>
          <table:table-cell office:value-type="time" office:time-value="PT18H08M00S" calcext:value-type="time">
            <text:p>18:0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sident Evil 5 </text:p>
          </table:table-cell>
          <table:table-cell office:value-type="string" calcext:value-type="string">
            <text:p>Completed</text:p>
          </table:table-cell>
          <table:table-cell office:value-type="time" office:time-value="PT14H44M00S" calcext:value-type="time">
            <text:p>14:4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sident Evil 6 </text:p>
          </table:table-cell>
          <table:table-cell office:value-type="string" calcext:value-type="string">
            <text:p>Completed</text:p>
          </table:table-cell>
          <table:table-cell office:value-type="time" office:time-value="PT24H37M00S" calcext:value-type="time">
            <text:p>24:3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sident Evil The Darkside Chronicles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9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dent Evil The Umbrella Chronicles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9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Resident Evil Zero: HD Remaster </text:p>
          </table:table-cell>
          <table:table-cell office:value-type="string" calcext:value-type="string">
            <text:p>Completed</text:p>
          </table:table-cell>
          <table:table-cell office:value-type="time" office:time-value="PT11H03M00S" calcext:value-type="time">
            <text:p>11:0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9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sident Evil: HD Remaster </text:p>
          </table:table-cell>
          <table:table-cell office:value-type="string" calcext:value-type="string">
            <text:p>Completed</text:p>
          </table:table-cell>
          <table:table-cell office:value-type="time" office:time-value="PT12H39M00S" calcext:value-type="time">
            <text:p>12:39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9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etro City Rampage DX </text:p>
          </table:table-cell>
          <table:table-cell office:value-type="string" calcext:value-type="string">
            <text:p>Pending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eus </text:p>
          </table:table-cell>
          <table:table-cell office:value-type="string" calcext:value-type="string">
            <text:p>Dropped</text:p>
          </table:table-cell>
          <table:table-cell office:value-type="time" office:time-value="PT26H34M00S" calcext:value-type="time">
            <text:p>26:34</text:p>
          </table:table-cell>
          <table:table-cell/>
          <table:table-cell table:style-name="ce111" table:formula="of:=HYPERLINK(&quot;https:/www.pcgamingwiki.com/wiki/&quot;&amp;SUBSTITUTE([.A9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2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venge of the Titans </text:p>
          </table:table-cell>
          <table:table-cell office:value-type="string" calcext:value-type="string">
            <text:p>Dropped</text:p>
          </table:table-cell>
          <table:table-cell office:value-type="time" office:time-value="PT11H40M00S" calcext:value-type="time">
            <text:p>11:40</text:p>
          </table:table-cell>
          <table:table-cell/>
          <table:table-cell table:style-name="ce111" table:formula="of:=HYPERLINK(&quot;https:/www.pcgamingwiki.com/wiki/&quot;&amp;SUBSTITUTE([.A9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ReX (2018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Rhiannon: Curse of the Four Branch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01M00S" calcext:value-type="time">
            <text:p>09:0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RiME</text:p>
          </table:table-cell>
          <table:table-cell office:value-type="string" calcext:value-type="string">
            <text:p>Pending</text:p>
          </table:table-cell>
          <table:table-cell office:value-type="time" office:time-value="PT05H30M00S" calcext:value-type="time">
            <text:p>05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Rise of the Tomb Raide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iverbo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ochard </text:p>
          </table:table-cell>
          <table:table-cell office:value-type="string" calcext:value-type="string">
            <text:p>Completed</text:p>
          </table:table-cell>
          <table:table-cell office:value-type="time" office:time-value="PT06H01M00S" calcext:value-type="time">
            <text:p>06:0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ck Band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9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7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8" table:number-columns-repeated="4"/>
          <table:table-cell table:number-columns-repeated="1009"/>
        </table:table-row>
        <table:table-row table:style-name="ro2">
          <table:table-cell office:value-type="string" calcext:value-type="string">
            <text:p>Rock Band 3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9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68" table:number-columns-repeated="4"/>
          <table:table-cell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Rock Band 4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9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39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4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Rocket Arena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9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0]&amp;&quot;+trailer&quot;;&quot;Trailer&quot;)" office:value-type="string" office:string-value="Trailer" calcext:value-type="string">
            <text:p>Traile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6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Rocket League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9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8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Rocketbirds: Hardboiled Chicken </text:p>
          </table:table-cell>
          <table:table-cell office:value-type="string" calcext:value-type="string">
            <text:p>Pending</text:p>
          </table:table-cell>
          <table:table-cell office:value-type="time" office:time-value="PT03H52M00S" calcext:value-type="time">
            <text:p>03:5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ogue Heroes: Ruins of Taso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gue Legac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RollerCoaster Tycoon 3: Complete Edition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7H00M00S" calcext:value-type="time">
            <text:p>17:00</text:p>
          </table:table-cell>
          <table:table-cell table:style-name="ce74"/>
          <table:table-cell table:style-name="ce111" table:formula="of:=HYPERLINK(&quot;https:/www.pcgamingwiki.com/wiki/&quot;&amp;SUBSTITUTE([.A9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5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3">
          <table:table-cell table:style-name="ce12" office:value-type="string" calcext:value-type="string">
            <text:p>Rollers of the Realm </text:p>
          </table:table-cell>
          <table:table-cell office:value-type="string" calcext:value-type="string">
            <text:p>Pending</text:p>
          </table:table-cell>
          <table:table-cell table:style-name="ce67" office:value-type="time" office:time-value="PT06H27M00S" calcext:value-type="time">
            <text:p>06:2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ome: Total War </text:p>
          </table:table-cell>
          <table:table-cell office:value-type="string" calcext:value-type="string">
            <text:p>Dropped</text:p>
          </table:table-cell>
          <table:table-cell office:value-type="time" office:time-value="PT52H46M00S" calcext:value-type="time">
            <text:p>52:46</text:p>
          </table:table-cell>
          <table:table-cell/>
          <table:table-cell table:style-name="ce111" table:formula="of:=HYPERLINK(&quot;https:/www.pcgamingwiki.com/wiki/&quot;&amp;SUBSTITUTE([.A9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onin </text:p>
          </table:table-cell>
          <table:table-cell office:value-type="string" calcext:value-type="string">
            <text:p>Pending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Roommates </text:p>
          </table:table-cell>
          <table:table-cell office:value-type="string" calcext:value-type="string">
            <text:p>Pending</text:p>
          </table:table-cell>
          <table:table-cell office:value-type="time" office:time-value="PT06H13M00S" calcext:value-type="time">
            <text:p>06:1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4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Rover Rescu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9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Ruiner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aints Row 2</text:p>
          </table:table-cell>
          <table:table-cell office:value-type="string" calcext:value-type="string">
            <text:p>Dropped</text:p>
          </table:table-cell>
          <table:table-cell office:value-type="time" office:time-value="PT20H00M00S" calcext:value-type="time">
            <text:p>20:00</text:p>
          </table:table-cell>
          <table:table-cell/>
          <table:table-cell table:style-name="ce111" table:formula="of:=HYPERLINK(&quot;https:/www.pcgamingwiki.com/wiki/&quot;&amp;SUBSTITUTE([.A9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2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ints Row IV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3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table:style-name="ce7" office:value-type="string" calcext:value-type="string">
            <text:p>Saints Row The Third Remastere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4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Sakura Fantasy - Chapter 1 </text:p>
          </table:table-cell>
          <table:table-cell office:value-type="string" calcext:value-type="string">
            <text:p>Dropped</text:p>
          </table:table-cell>
          <table:table-cell office:value-type="time" office:time-value="PT03H57M00S" calcext:value-type="time">
            <text:p>03:57</text:p>
          </table:table-cell>
          <table:table-cell/>
          <table:table-cell table:style-name="ce111" table:formula="of:=HYPERLINK(&quot;https:/www.pcgamingwiki.com/wiki/&quot;&amp;SUBSTITUTE([.A9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t and Sanctuar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am &amp; Max 101: Culture Shock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31M00S" calcext:value-type="time">
            <text:p>02:3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102: Situation: Comedy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04M00S" calcext:value-type="time">
            <text:p>02:0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8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103: The Mole, the Mob, and the Meatball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47M00S" calcext:value-type="time">
            <text:p>01:4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5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105: Reality 2.0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20M00S" calcext:value-type="time">
            <text:p>02:2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106: Bright Side of the Moo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16M00S" calcext:value-type="time">
            <text:p>02:1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201: Ice Station Santa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54M00S" calcext:value-type="time">
            <text:p>02:5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202: Moai Better Blu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23M00S" calcext:value-type="time">
            <text:p>02:2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203: Night of the Raving Dead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38M00S" calcext:value-type="time">
            <text:p>02:3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204: Chariots of the Dog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42M00S" calcext:value-type="time">
            <text:p>02:4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205: What's New, Beelzebub?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57M00S" calcext:value-type="time">
            <text:p>02:5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301: The Penal Zon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54M00S" calcext:value-type="time">
            <text:p>03:5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302: The Tomb of Sammun-Mak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18M00S" calcext:value-type="time">
            <text:p>03:1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303: They Stole Max's Brain!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04M00S" calcext:value-type="time">
            <text:p>03:0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6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304: Beyond the Alley of the Doll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57M00S" calcext:value-type="time">
            <text:p>02:5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am &amp; Max 305: The City That Dares Not Sleep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49M00S" calcext:value-type="time">
            <text:p>02:49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table:style-name="ce7" office:value-type="string" calcext:value-type="string">
            <text:p>Sam and Max Hit the Roa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Samorost 1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amorost 2 </text:p>
          </table:table-cell>
          <table:table-cell office:value-type="string" calcext:value-type="string">
            <text:p>Pending</text:p>
          </table:table-cell>
          <table:table-cell office:value-type="time" office:time-value="PT01H05M00S" calcext:value-type="time">
            <text:p>01:0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amurai Shodown V Special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murai Showdown II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ctum 2 </text:p>
          </table:table-cell>
          <table:table-cell office:value-type="string" calcext:value-type="string">
            <text:p>Dropped</text:p>
          </table:table-cell>
          <table:table-cell office:value-type="time" office:time-value="PT18H23M00S" calcext:value-type="time">
            <text:p>18:23</text:p>
          </table:table-cell>
          <table:table-cell/>
          <table:table-cell table:style-name="ce111" table:formula="of:=HYPERLINK(&quot;https:/www.pcgamingwiki.com/wiki/&quot;&amp;SUBSTITUTE([.A9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g-Froid: Tales Of Werewolves</text:p>
          </table:table-cell>
          <table:table-cell office:value-type="string" calcext:value-type="string">
            <text:p>Dropped</text:p>
          </table:table-cell>
          <table:table-cell office:value-type="time" office:time-value="PT09H00M00S" calcext:value-type="time">
            <text:p>09:00</text:p>
          </table:table-cell>
          <table:table-cell/>
          <table:table-cell table:style-name="ce111" table:formula="of:=HYPERLINK(&quot;https:/www.pcgamingwiki.com/wiki/&quot;&amp;SUBSTITUTE([.A9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8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itarium</text:p>
          </table:table-cell>
          <table:table-cell office:value-type="string" calcext:value-type="string">
            <text:p>Dropped</text:p>
          </table:table-cell>
          <table:table-cell office:value-type="time" office:time-value="PT08H00M00S" calcext:value-type="time">
            <text:p>08:00</text:p>
          </table:table-cell>
          <table:table-cell/>
          <table:table-cell table:style-name="ce111" table:formula="of:=HYPERLINK(&quot;https:/www.pcgamingwiki.com/wiki/&quot;&amp;SUBSTITUTE([.A9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7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anta Rocksta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atellite Reig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0H03M00S" calcext:value-type="time">
            <text:p>30:0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Savant: Ascent </text:p>
          </table:table-cell>
          <table:table-cell office:value-type="string" calcext:value-type="string">
            <text:p>Pending</text:p>
          </table:table-cell>
          <table:table-cell office:value-type="time" office:time-value="PT01H16M00S" calcext:value-type="time">
            <text:p>01:1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chein </text:p>
          </table:table-cell>
          <table:table-cell office:value-type="string" calcext:value-type="string">
            <text:p>Pending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creencheat </text:p>
          </table:table-cell>
          <table:table-cell office:value-type="string" calcext:value-type="string">
            <text:p>Pending</text:p>
          </table:table-cell>
          <table:table-cell office:value-type="time" office:time-value="PT07H03M00S" calcext:value-type="time">
            <text:p>07:0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econd Extinc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table:style-name="ce7" office:value-type="string" calcext:value-type="string">
            <text:p>Secret Files 2: Puritas Cordi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Secret Files 3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Secret Files: Sam Peter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Secret Files: Tunguska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8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11"/>
          <table:table-cell table:style-name="ce28"/>
          <table:table-cell table:number-columns-repeated="1008"/>
        </table:table-row>
        <table:table-row table:style-name="ro3">
          <table:table-cell table:style-name="ce7" office:value-type="string" calcext:value-type="string">
            <text:p>SEGA Genesis Classics Collectio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5H38M00S" calcext:value-type="time">
            <text:p>15:3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ekiro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1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ngoku 3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9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erial Cleaner</text:p>
          </table:table-cell>
          <table:table-cell office:value-type="string" calcext:value-type="string">
            <text:p>Dropped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111" table:formula="of:=HYPERLINK(&quot;https:/www.pcgamingwiki.com/wiki/&quot;&amp;SUBSTITUTE([.A9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erious Sam: The First Encounter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/>
          <table:table-cell table:style-name="ce111" table:formula="of:=HYPERLINK(&quot;https:/www.pcgamingwiki.com/wiki/&quot;&amp;SUBSTITUTE([.A9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EUM: Speedrunners from Hell</text:p>
          </table:table-cell>
          <table:table-cell office:value-type="string" calcext:value-type="string">
            <text:p>Pending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9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even: Enhanced Edt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9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Shadow of the Tomb Raider: Definitive Edi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9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hadow Tactics - Blades Of The Shogun</text:p>
          </table:table-cell>
          <table:table-cell office:value-type="string" calcext:value-type="string">
            <text:p>Pending</text:p>
          </table:table-cell>
          <table:table-cell office:value-type="time" office:time-value="PT24H30M00S" calcext:value-type="time">
            <text:p>24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9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83" office:value-type="string" calcext:value-type="string">
            <text:p>E</text:p>
          </table:table-cell>
          <table:table-cell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hadow Warrior (1997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1H40M00S" calcext:value-type="time">
            <text:p>11:4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9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99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/>
          <table:table-cell table:style-name="ce28" office:value-type="string" calcext:value-type="string">
            <text:p>G</text:p>
          </table:table-cell>
          <table:table-cell table:style-name="ce28" table:number-columns-repeated="3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hadow Warrior (2013) </text:p>
          </table:table-cell>
          <table:table-cell office:value-type="string" calcext:value-type="string">
            <text:p>Completed</text:p>
          </table:table-cell>
          <table:table-cell office:value-type="time" office:time-value="PT13H51M00S" calcext:value-type="time">
            <text:p>13:51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0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ow Warrior 2</text:p>
          </table:table-cell>
          <table:table-cell office:value-type="string" calcext:value-type="string">
            <text:p>Replayable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7"/>
          <table:table-cell table:style-name="ce68"/>
          <table:table-cell table:number-columns-repeated="1007"/>
        </table:table-row>
        <table:table-row table:style-name="ro3">
          <table:table-cell table:style-name="ce7" office:value-type="string" calcext:value-type="string">
            <text:p>Shadowground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11M00S" calcext:value-type="time">
            <text:p>06:11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hadowgrounds Survivo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06M00S" calcext:value-type="time">
            <text:p>04:0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hadowrun Dragonfall - Director's Cut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1H00M00S" calcext:value-type="time">
            <text:p>21:00</text:p>
          </table:table-cell>
          <table:table-cell table:style-name="ce74"/>
          <table:table-cell table:style-name="ce111" table:formula="of:=HYPERLINK(&quot;https:/www.pcgamingwiki.com/wiki/&quot;&amp;SUBSTITUTE([.A10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G</text:p>
          </table:table-cell>
          <table:table-cell table:style-name="ce28" table:number-columns-repeated="3"/>
          <table:table-cell/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hadowrun Hong Kong - Extended Edition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0H30M00S" calcext:value-type="time">
            <text:p>20:30</text:p>
          </table:table-cell>
          <table:table-cell table:style-name="ce74"/>
          <table:table-cell table:style-name="ce111" table:formula="of:=HYPERLINK(&quot;https:/www.pcgamingwiki.com/wiki/&quot;&amp;SUBSTITUTE([.A10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84" office:value-type="string" calcext:value-type="string">
            <text:p>E</text:p>
          </table:table-cell>
          <table:table-cell table:style-name="ce84" office:value-type="string" calcext:value-type="string">
            <text:p>G</text:p>
          </table:table-cell>
          <table:table-cell table:style-name="ce28" table:number-columns-repeated="3"/>
          <table:table-cell/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Shadowrun Return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3H37M00S" calcext:value-type="time">
            <text:p>13:3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3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hank </text:p>
          </table:table-cell>
          <table:table-cell office:value-type="string" calcext:value-type="string">
            <text:p>Completed</text:p>
          </table:table-cell>
          <table:table-cell office:value-type="time" office:time-value="PT03H30M00S" calcext:value-type="time">
            <text:p>03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hank 2 </text:p>
          </table:table-cell>
          <table:table-cell office:value-type="string" calcext:value-type="string">
            <text:p>Pending</text:p>
          </table:table-cell>
          <table:table-cell office:value-type="time" office:time-value="PT04H43M00S" calcext:value-type="time">
            <text:p>04:4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hantae and the Pirate's Curse </text:p>
          </table:table-cell>
          <table:table-cell office:value-type="string" calcext:value-type="string">
            <text:p>Pending</text:p>
          </table:table-cell>
          <table:table-cell office:value-type="time" office:time-value="PT09H19M00S" calcext:value-type="time">
            <text:p>09:1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hape Shifter (2016)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0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q Fu 2: A Legend Reborn</text:p>
          </table:table-cell>
          <table:table-cell office:value-type="string" calcext:value-type="string">
            <text:p>Pending</text:p>
          </table:table-cell>
          <table:table-cell office:value-type="time" office:time-value="PT03H00M00S" calcext:value-type="time">
            <text:p>03:00</text:p>
          </table:table-cell>
          <table:table-cell/>
          <table:table-cell table:style-name="ce111" table:formula="of:=HYPERLINK(&quot;https:/www.pcgamingwiki.com/wiki/&quot;&amp;SUBSTITUTE([.A10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hatter </text:p>
          </table:table-cell>
          <table:table-cell office:value-type="string" calcext:value-type="string">
            <text:p>Completed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ttered - Tale of the Forgotten King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elter </text:p>
          </table:table-cell>
          <table:table-cell office:value-type="string" calcext:value-type="string">
            <text:p>Dropped</text:p>
          </table:table-cell>
          <table:table-cell office:value-type="time" office:time-value="PT01H25M00S" calcext:value-type="time">
            <text:p>01:25</text:p>
          </table:table-cell>
          <table:table-cell/>
          <table:table-cell table:style-name="ce111" table:formula="of:=HYPERLINK(&quot;https:/www.pcgamingwiki.com/wiki/&quot;&amp;SUBSTITUTE([.A10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eltere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henmue 3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6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Sherlock Holmes Crimes and Punishments</text:p>
          </table:table-cell>
          <table:table-cell office:value-type="string" calcext:value-type="string">
            <text:p>Dropped</text:p>
          </table:table-cell>
          <table:table-cell office:value-type="time" office:time-value="PT14H30M00S" calcext:value-type="time">
            <text:p>14:30</text:p>
          </table:table-cell>
          <table:table-cell/>
          <table:table-cell table:style-name="ce111" table:formula="of:=HYPERLINK(&quot;https:/www.pcgamingwiki.com/wiki/&quot;&amp;SUBSTITUTE([.A10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erlock Holmes: The Devil's Daught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ck Trooper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1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ock Troopers 2nd Squa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d Meier's Civilization III: Complete </text:p>
          </table:table-cell>
          <table:table-cell office:value-type="string" calcext:value-type="string">
            <text:p>Dropped</text:p>
          </table:table-cell>
          <table:table-cell office:value-type="time" office:time-value="PT27H37M00S" calcext:value-type="time">
            <text:p>27:37</text:p>
          </table:table-cell>
          <table:table-cell/>
          <table:table-cell table:style-name="ce111" table:formula="of:=HYPERLINK(&quot;https:/www.pcgamingwiki.com/wiki/&quot;&amp;SUBSTITUTE([.A10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gma Theory: Global Cold War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10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ilenc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05M00S" calcext:value-type="time">
            <text:p>06:0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Silent Hill 2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10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4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lver Chain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mcity 3000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10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Sin And Punishment 2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ine Mora Ex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0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ins of a Solar Empire: Rebellion </text:p>
          </table:table-cell>
          <table:table-cell office:value-type="string" calcext:value-type="string">
            <text:p>Dropped</text:p>
          </table:table-cell>
          <table:table-cell office:value-type="time" office:time-value="PT25H59M00S" calcext:value-type="time">
            <text:p>25:59</text:p>
          </table:table-cell>
          <table:table-cell/>
          <table:table-cell table:style-name="ce111" table:formula="of:=HYPERLINK(&quot;https:/www.pcgamingwiki.com/wiki/&quot;&amp;SUBSTITUTE([.A10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2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r, You Are Being Hunted </text:p>
          </table:table-cell>
          <table:table-cell office:value-type="string" calcext:value-type="string">
            <text:p>Dropped</text:p>
          </table:table-cell>
          <table:table-cell office:value-type="time" office:time-value="PT04H16M00S" calcext:value-type="time">
            <text:p>04:16</text:p>
          </table:table-cell>
          <table:table-cell/>
          <table:table-cell table:style-name="ce111" table:formula="of:=HYPERLINK(&quot;https:/www.pcgamingwiki.com/wiki/&quot;&amp;SUBSTITUTE([.A10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irius Online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0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kullgirls Encore </text:p>
          </table:table-cell>
          <table:table-cell office:value-type="string" calcext:value-type="string">
            <text:p>Pending</text:p>
          </table:table-cell>
          <table:table-cell office:value-type="time" office:time-value="PT06H11M00S" calcext:value-type="time">
            <text:p>06:1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kyDrift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10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leeping Valley </text:p>
          </table:table-cell>
          <table:table-cell office:value-type="string" calcext:value-type="string">
            <text:p>Dropped</text:p>
          </table:table-cell>
          <table:table-cell office:value-type="time" office:time-value="PT00H23M00S" calcext:value-type="time">
            <text:p>00:23</text:p>
          </table:table-cell>
          <table:table-cell/>
          <table:table-cell table:style-name="ce111" table:formula="of:=HYPERLINK(&quot;https:/www.pcgamingwiki.com/wiki/&quot;&amp;SUBSTITUTE([.A10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 Ranch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ipstream 5000 </text:p>
          </table:table-cell>
          <table:table-cell office:value-type="string" calcext:value-type="string">
            <text:p>Dropped</text:p>
          </table:table-cell>
          <table:table-cell office:value-type="time" office:time-value="PT01H34M00S" calcext:value-type="time">
            <text:p>01:34</text:p>
          </table:table-cell>
          <table:table-cell/>
          <table:table-cell table:style-name="ce111" table:formula="of:=HYPERLINK(&quot;https:/www.pcgamingwiki.com/wiki/&quot;&amp;SUBSTITUTE([.A10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udge Lif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ly 2_ Band of Thieve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0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ly 3_ Honour Among Thieve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0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3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ly Cooper and the Thievius Raccoonu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0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ly Cooper_ Thieves in Tim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0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tepmania 5 PIU Fiesta Ex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10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Smoke and Sacrifice</text:p>
          </table:table-cell>
          <table:table-cell office:value-type="string" calcext:value-type="string">
            <text:p>Pending</text:p>
          </table:table-cell>
          <table:table-cell office:value-type="time" office:time-value="PT16H30M00S" calcext:value-type="time">
            <text:p>16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nake Pass</text:p>
          </table:table-cell>
          <table:table-cell office:value-type="string" calcext:value-type="string">
            <text:p>Dropped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111" table:formula="of:=HYPERLINK(&quot;https:/www.pcgamingwiki.com/wiki/&quot;&amp;SUBSTITUTE([.A10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napshot </text:p>
          </table:table-cell>
          <table:table-cell office:value-type="string" calcext:value-type="string">
            <text:p>Pending</text:p>
          </table:table-cell>
          <table:table-cell office:value-type="time" office:time-value="PT10H12M00S" calcext:value-type="time">
            <text:p>10:1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NK 40th Anniversary Collec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nowball</text:p>
          </table:table-cell>
          <table:table-cell office:value-type="string" calcext:value-type="string">
            <text:p>Pending</text:p>
          </table:table-cell>
          <table:table-cell office:value-type="time" office:time-value="PT00H26M00S" calcext:value-type="time">
            <text:p>00:2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7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nuggle Truck </text:p>
          </table:table-cell>
          <table:table-cell office:value-type="string" calcext:value-type="string">
            <text:p>Dropped</text:p>
          </table:table-cell>
          <table:table-cell office:value-type="time" office:time-value="PT04H03M00S" calcext:value-type="time">
            <text:p>04:03</text:p>
          </table:table-cell>
          <table:table-cell/>
          <table:table-cell table:style-name="ce111" table:formula="of:=HYPERLINK(&quot;https:/www.pcgamingwiki.com/wiki/&quot;&amp;SUBSTITUTE([.A10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kobo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4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olar 2 </text:p>
          </table:table-cell>
          <table:table-cell office:value-type="string" calcext:value-type="string">
            <text:p>Dropped</text:p>
          </table:table-cell>
          <table:table-cell office:value-type="time" office:time-value="PT04H03M00S" calcext:value-type="time">
            <text:p>04:03</text:p>
          </table:table-cell>
          <table:table-cell/>
          <table:table-cell table:style-name="ce111" table:formula="of:=HYPERLINK(&quot;https:/www.pcgamingwiki.com/wiki/&quot;&amp;SUBSTITUTE([.A10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litairica</text:p>
          </table:table-cell>
          <table:table-cell office:value-type="string" calcext:value-type="string">
            <text:p>Replayable</text:p>
          </table:table-cell>
          <table:table-cell table:style-name="ce68" table:number-columns-repeated="2"/>
          <table:table-cell table:style-name="ce111" table:formula="of:=HYPERLINK(&quot;https:/www.pcgamingwiki.com/wiki/&quot;&amp;SUBSTITUTE([.A10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8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SOMA</text:p>
          </table:table-cell>
          <table:table-cell office:value-type="string" calcext:value-type="string">
            <text:p>Pending</text:p>
          </table:table-cell>
          <table:table-cell office:value-type="time" office:time-value="PT09H00M00S" calcext:value-type="time">
            <text:p>0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style-name="ce83" office:value-type="string" calcext:value-type="string">
            <text:p>G</text:p>
          </table:table-cell>
          <table:table-cell table:number-columns-repeated="4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ong of Horror Complete Edi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0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onic Adventure 2 </text:p>
          </table:table-cell>
          <table:table-cell office:value-type="string" calcext:value-type="string">
            <text:p>Dropped</text:p>
          </table:table-cell>
          <table:table-cell office:value-type="time" office:time-value="PT15H32M00S" calcext:value-type="time">
            <text:p>15:32</text:p>
          </table:table-cell>
          <table:table-cell/>
          <table:table-cell table:style-name="ce111" table:formula="of:=HYPERLINK(&quot;https:/www.pcgamingwiki.com/wiki/&quot;&amp;SUBSTITUTE([.A10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ic Generations </text:p>
          </table:table-cell>
          <table:table-cell office:value-type="string" calcext:value-type="string">
            <text:p>Completed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ic Mania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onic Unleashe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2H30M00S" calcext:value-type="time">
            <text:p>12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Sonic y el Caballero Negro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00M00S" calcext:value-type="time">
            <text:p>0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nic y los Anillos Secretos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0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5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Soul Calibur Legend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oul Gambler </text:p>
          </table:table-cell>
          <table:table-cell office:value-type="string" calcext:value-type="string">
            <text:p>Completed</text:p>
          </table:table-cell>
          <table:table-cell office:value-type="time" office:time-value="PT01H51M00S" calcext:value-type="time">
            <text:p>01:51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0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oulless: Ray Of Hop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15M00S" calcext:value-type="time">
            <text:p>02:15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oulWorker </text:p>
          </table:table-cell>
          <table:table-cell office:value-type="string" calcext:value-type="string">
            <text:p>Dropped</text:p>
          </table:table-cell>
          <table:table-cell office:value-type="time" office:time-value="PT06H00M00S" calcext:value-type="time">
            <text:p>06:00</text:p>
          </table:table-cell>
          <table:table-cell/>
          <table:table-cell table:style-name="ce111" table:formula="of:=HYPERLINK(&quot;https:/www.pcgamingwiki.com/wiki/&quot;&amp;SUBSTITUTE([.A10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ace Farmers </text:p>
          </table:table-cell>
          <table:table-cell office:value-type="string" calcext:value-type="string">
            <text:p>Dropped</text:p>
          </table:table-cell>
          <table:table-cell office:value-type="time" office:time-value="PT04H21M00S" calcext:value-type="time">
            <text:p>04:21</text:p>
          </table:table-cell>
          <table:table-cell/>
          <table:table-cell table:style-name="ce111" table:formula="of:=HYPERLINK(&quot;https:/www.pcgamingwiki.com/wiki/&quot;&amp;SUBSTITUTE([.A10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ace Hack </text:p>
          </table:table-cell>
          <table:table-cell office:value-type="string" calcext:value-type="string">
            <text:p>Dropped</text:p>
          </table:table-cell>
          <table:table-cell office:value-type="time" office:time-value="PT30H03M00S" calcext:value-type="time">
            <text:p>30:03</text:p>
          </table:table-cell>
          <table:table-cell/>
          <table:table-cell table:style-name="ce111" table:formula="of:=HYPERLINK(&quot;https:/www.pcgamingwiki.com/wiki/&quot;&amp;SUBSTITUTE([.A10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ace Pirates and Zombies </text:p>
          </table:table-cell>
          <table:table-cell office:value-type="string" calcext:value-type="string">
            <text:p>Dropped</text:p>
          </table:table-cell>
          <table:table-cell office:value-type="time" office:time-value="PT42H30M00S" calcext:value-type="time">
            <text:p>42:30</text:p>
          </table:table-cell>
          <table:table-cell/>
          <table:table-cell table:style-name="ce111" table:formula="of:=HYPERLINK(&quot;https:/www.pcgamingwiki.com/wiki/&quot;&amp;SUBSTITUTE([.A10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ace Trader: Merchant Marine </text:p>
          </table:table-cell>
          <table:table-cell office:value-type="string" calcext:value-type="string">
            <text:p>Dropped</text:p>
          </table:table-cell>
          <table:table-cell office:value-type="time" office:time-value="PT07H46M00S" calcext:value-type="time">
            <text:p>07:46</text:p>
          </table:table-cell>
          <table:table-cell/>
          <table:table-cell table:style-name="ce111" table:formula="of:=HYPERLINK(&quot;https:/www.pcgamingwiki.com/wiki/&quot;&amp;SUBSTITUTE([.A10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acebase DF-9 Prototype </text:p>
          </table:table-cell>
          <table:table-cell office:value-type="string" calcext:value-type="string">
            <text:p>Dropped</text:p>
          </table:table-cell>
          <table:table-cell office:value-type="time" office:time-value="PT01H10M00S" calcext:value-type="time">
            <text:p>01:10</text:p>
          </table:table-cell>
          <table:table-cell/>
          <table:table-cell table:style-name="ce111" table:formula="of:=HYPERLINK(&quot;https:/www.pcgamingwiki.com/wiki/&quot;&amp;SUBSTITUTE([.A10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aceChem </text:p>
          </table:table-cell>
          <table:table-cell office:value-type="string" calcext:value-type="string">
            <text:p>Pending</text:p>
          </table:table-cell>
          <table:table-cell office:value-type="time" office:time-value="PT52H40M00S" calcext:value-type="time">
            <text:p>52:4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6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parkle 2 Evo </text:p>
          </table:table-cell>
          <table:table-cell office:value-type="string" calcext:value-type="string">
            <text:p>Dropped</text:p>
          </table:table-cell>
          <table:table-cell office:value-type="time" office:time-value="PT03H23M00S" calcext:value-type="time">
            <text:p>03:23</text:p>
          </table:table-cell>
          <table:table-cell/>
          <table:table-cell table:style-name="ce111" table:formula="of:=HYPERLINK(&quot;https:/www.pcgamingwiki.com/wiki/&quot;&amp;SUBSTITUTE([.A10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arkle 3: Genesis </text:p>
          </table:table-cell>
          <table:table-cell office:value-type="string" calcext:value-type="string">
            <text:p>Dropped</text:p>
          </table:table-cell>
          <table:table-cell office:value-type="time" office:time-value="PT04H56M00S" calcext:value-type="time">
            <text:p>04:56</text:p>
          </table:table-cell>
          <table:table-cell/>
          <table:table-cell table:style-name="ce111" table:formula="of:=HYPERLINK(&quot;https:/www.pcgamingwiki.com/wiki/&quot;&amp;SUBSTITUTE([.A10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pec Ops: The Line </text:p>
          </table:table-cell>
          <table:table-cell office:value-type="string" calcext:value-type="string">
            <text:p>Pending</text:p>
          </table:table-cell>
          <table:table-cell office:value-type="time" office:time-value="PT06H49M00S" calcext:value-type="time">
            <text:p>06:4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pectraball </text:p>
          </table:table-cell>
          <table:table-cell office:value-type="string" calcext:value-type="string">
            <text:p>Dropped</text:p>
          </table:table-cell>
          <table:table-cell office:value-type="time" office:time-value="PT02H27M00S" calcext:value-type="time">
            <text:p>02:27</text:p>
          </table:table-cell>
          <table:table-cell/>
          <table:table-cell table:style-name="ce111" table:formula="of:=HYPERLINK(&quot;https:/www.pcgamingwiki.com/wiki/&quot;&amp;SUBSTITUTE([.A10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peed Brawl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Spellcaster Universit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ikit </text:p>
          </table:table-cell>
          <table:table-cell office:value-type="string" calcext:value-type="string">
            <text:p>Dropped</text:p>
          </table:table-cell>
          <table:table-cell office:value-type="time" office:time-value="PT01H18M00S" calcext:value-type="time">
            <text:p>01:18</text:p>
          </table:table-cell>
          <table:table-cell/>
          <table:table-cell table:style-name="ce111" table:formula="of:=HYPERLINK(&quot;https:/www.pcgamingwiki.com/wiki/&quot;&amp;SUBSTITUTE([.A10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inc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pirits </text:p>
          </table:table-cell>
          <table:table-cell office:value-type="string" calcext:value-type="string">
            <text:p>Pending</text:p>
          </table:table-cell>
          <table:table-cell office:value-type="time" office:time-value="PT04H03M00S" calcext:value-type="time">
            <text:p>04:0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pitkis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0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7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plasher</text:p>
          </table:table-cell>
          <table:table-cell office:value-type="string" calcext:value-type="string">
            <text:p>Pending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plice </text:p>
          </table:table-cell>
          <table:table-cell office:value-type="string" calcext:value-type="string">
            <text:p>Pending</text:p>
          </table:table-cell>
          <table:table-cell office:value-type="time" office:time-value="PT03H31M00S" calcext:value-type="time">
            <text:p>03:3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plinter Cell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0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2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plinter Cell: Chaos Theory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8"/>
          <table:table-cell table:style-name="ce84"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3">
          <table:table-cell table:style-name="ce12" office:value-type="string" calcext:value-type="string">
            <text:p>Splot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4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7" office:value-type="string" calcext:value-type="string">
            <text:p>Spyborg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00M00S" calcext:value-type="time">
            <text:p>06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Spyro: La Fuerza del Dragon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00M00S" calcext:value-type="time">
            <text:p>09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SSX Blur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0H00M00S" calcext:value-type="time">
            <text:p>10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0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tacking </text:p>
          </table:table-cell>
          <table:table-cell office:value-type="string" calcext:value-type="string">
            <text:p>Pending</text:p>
          </table:table-cell>
          <table:table-cell office:value-type="time" office:time-value="PT06H17M00S" calcext:value-type="time">
            <text:p>06:1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tar Chronicles: Delta Quadrant </text:p>
          </table:table-cell>
          <table:table-cell office:value-type="string" calcext:value-type="string">
            <text:p>Dropped</text:p>
          </table:table-cell>
          <table:table-cell office:value-type="time" office:time-value="PT34H39M00S" calcext:value-type="time">
            <text:p>34:39</text:p>
          </table:table-cell>
          <table:table-cell/>
          <table:table-cell table:style-name="ce111" table:formula="of:=HYPERLINK(&quot;https:/www.pcgamingwiki.com/wiki/&quot;&amp;SUBSTITUTE([.A10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8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r Drifter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0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r Field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0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ar Vikings Forever</text:p>
          </table:table-cell>
          <table:table-cell office:value-type="string" calcext:value-type="string">
            <text:p>Dropped</text:p>
          </table:table-cell>
          <table:table-cell office:value-type="time" office:time-value="PT20H00M00S" calcext:value-type="time">
            <text:p>20:00</text:p>
          </table:table-cell>
          <table:table-cell/>
          <table:table-cell table:style-name="ce111" table:formula="of:=HYPERLINK(&quot;https:/www.pcgamingwiki.com/wiki/&quot;&amp;SUBSTITUTE([.A10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TAR WARS Jedi: Fallen Order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3">
          <table:table-cell table:style-name="ce7" office:value-type="string" calcext:value-type="string">
            <text:p>STAR WARS: Squadron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3"/>
          <table:table-cell table:style-name="ce84" office:value-type="string" calcext:value-type="string">
            <text:p>O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office:value-type="string" calcext:value-type="string">
            <text:p>Starion Tactic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0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tarlink Battle For Atla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0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8"/>
          <table:table-cell table:style-name="ce84"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2">
          <table:table-cell office:value-type="string" calcext:value-type="string">
            <text:p>Starseed Pilgrim </text:p>
          </table:table-cell>
          <table:table-cell office:value-type="string" calcext:value-type="string">
            <text:p>Dropped</text:p>
          </table:table-cell>
          <table:table-cell office:value-type="time" office:time-value="PT17H51M00S" calcext:value-type="time">
            <text:p>17:51</text:p>
          </table:table-cell>
          <table:table-cell/>
          <table:table-cell table:style-name="ce111" table:formula="of:=HYPERLINK(&quot;https:/www.pcgamingwiki.com/wiki/&quot;&amp;SUBSTITUTE([.A10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tealth Bastard Deluxe </text:p>
          </table:table-cell>
          <table:table-cell office:value-type="string" calcext:value-type="string">
            <text:p>Pending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tealth Inc 2: A Game of Clones </text:p>
          </table:table-cell>
          <table:table-cell office:value-type="string" calcext:value-type="string">
            <text:p>Pending</text:p>
          </table:table-cell>
          <table:table-cell office:value-type="time" office:time-value="PT10H35M00S" calcext:value-type="time">
            <text:p>10:3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0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0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teamWorld Dig</text:p>
          </table:table-cell>
          <table:table-cell office:value-type="string" calcext:value-type="string">
            <text:p>Pending</text:p>
          </table:table-cell>
          <table:table-cell office:value-type="time" office:time-value="PT05H00M00S" calcext:value-type="time">
            <text:p>0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teamWorld Dig 2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table:style-name="ce7" office:value-type="string" calcext:value-type="string">
            <text:p>SteamWorld Quest: Hand of Gilgamech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teel Rat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Steel Storm: Burning Retributio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47M00S" calcext:value-type="time">
            <text:p>05:4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teep</text:p>
          </table:table-cell>
          <table:table-cell office:value-type="string" calcext:value-type="string">
            <text:p>Dropped</text:p>
          </table:table-cell>
          <table:table-cell office:value-type="time" office:time-value="PT11H30M00S" calcext:value-type="time">
            <text:p>11:30</text:p>
          </table:table-cell>
          <table:table-cell/>
          <table:table-cell table:style-name="ce111" table:formula="of:=HYPERLINK(&quot;https:/www.pcgamingwiki.com/wiki/&quot;&amp;SUBSTITUTE([.A11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Stellar 2D </text:p>
          </table:table-cell>
          <table:table-cell office:value-type="string" calcext:value-type="string">
            <text:p>Dropped</text:p>
          </table:table-cell>
          <table:table-cell office:value-type="time" office:time-value="PT05H00M00S" calcext:value-type="time">
            <text:p>05:00</text:p>
          </table:table-cell>
          <table:table-cell/>
          <table:table-cell table:style-name="ce111" table:formula="of:=HYPERLINK(&quot;https:/www.pcgamingwiki.com/wiki/&quot;&amp;SUBSTITUTE([.A11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ellari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7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Mania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11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Steredenn</text:p>
          </table:table-cell>
          <table:table-cell office:value-type="string" calcext:value-type="string">
            <text:p>Pending</text:p>
          </table:table-cell>
          <table:table-cell office:value-type="time" office:time-value="PT01H30M00S" calcext:value-type="time">
            <text:p>01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tick It To The Man!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00M00S" calcext:value-type="time">
            <text:p>05:00</text:p>
          </table:table-cell>
          <table:table-cell table:style-name="ce74"/>
          <table:table-cell table:style-name="ce111" table:formula="of:=HYPERLINK(&quot;https:/www.pcgamingwiki.com/wiki/&quot;&amp;SUBSTITUTE([.A11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0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5"/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tikbold!</text:p>
          </table:table-cell>
          <table:table-cell office:value-type="string" calcext:value-type="string">
            <text:p>Dropped</text:p>
          </table:table-cell>
          <table:table-cell office:value-type="time" office:time-value="PT01H30M00S" calcext:value-type="time">
            <text:p>01:30</text:p>
          </table:table-cell>
          <table:table-cell/>
          <table:table-cell table:style-name="ce111" table:formula="of:=HYPERLINK(&quot;https:/www.pcgamingwiki.com/wiki/&quot;&amp;SUBSTITUTE([.A11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one Age War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1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ries Unto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Stories: The Path Of Destini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29M00S" calcext:value-type="time">
            <text:p>07:29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TRAFE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Stranger Things 3: The Game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trata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treets Of Kamurocho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1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trider (2014)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46M00S" calcext:value-type="time">
            <text:p>06:4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1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Strike Suit Zero </text:p>
          </table:table-cell>
          <table:table-cell office:value-type="string" calcext:value-type="string">
            <text:p>Dropped</text:p>
          </table:table-cell>
          <table:table-cell office:value-type="time" office:time-value="PT08H45M00S" calcext:value-type="time">
            <text:p>08:45</text:p>
          </table:table-cell>
          <table:table-cell/>
          <table:table-cell table:style-name="ce111" table:formula="of:=HYPERLINK(&quot;https:/www.pcgamingwiki.com/wiki/&quot;&amp;SUBSTITUTE([.A11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Stubbs the Zombie in Rebel Without a Puls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1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5"/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Subnautica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bnautica: Below Zero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dered: Eldritch Edition</text:p>
          </table:table-cell>
          <table:table-cell office:value-type="string" calcext:value-type="string">
            <text:p>Dropped</text:p>
          </table:table-cell>
          <table:table-cell office:value-type="time" office:time-value="PT12H30M00S" calcext:value-type="time">
            <text:p>12:30</text:p>
          </table:table-cell>
          <table:table-cell/>
          <table:table-cell table:style-name="ce111" table:formula="of:=HYPERLINK(&quot;https:/www.pcgamingwiki.com/wiki/&quot;&amp;SUBSTITUTE([.A11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nless Sea </text:p>
          </table:table-cell>
          <table:table-cell office:value-type="string" calcext:value-type="string">
            <text:p>Dropped</text:p>
          </table:table-cell>
          <table:table-cell office:value-type="time" office:time-value="PT53H14M00S" calcext:value-type="time">
            <text:p>53:14</text:p>
          </table:table-cell>
          <table:table-cell/>
          <table:table-cell table:style-name="ce111" table:formula="of:=HYPERLINK(&quot;https:/www.pcgamingwiki.com/wiki/&quot;&amp;SUBSTITUTE([.A11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5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Hexagon </text:p>
          </table:table-cell>
          <table:table-cell office:value-type="string" calcext:value-type="string">
            <text:p>Replayable</text:p>
          </table:table-cell>
          <table:table-cell office:value-type="time" office:time-value="PT13H20M00S" calcext:value-type="time">
            <text:p>13:2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3">
          <table:table-cell table:style-name="ce7" office:value-type="string" calcext:value-type="string">
            <text:p>Super Mario Galaxy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5H00M00S" calcext:value-type="time">
            <text:p>15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Super Mario Galaxy 2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3H00M00S" calcext:value-type="time">
            <text:p>1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uper Meat Boy</text:p>
          </table:table-cell>
          <table:table-cell office:value-type="string" calcext:value-type="string">
            <text:p>Pending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2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uper Mega Neo Pug </text:p>
          </table:table-cell>
          <table:table-cell office:value-type="string" calcext:value-type="string">
            <text:p>Dropped</text:p>
          </table:table-cell>
          <table:table-cell office:value-type="time" office:time-value="PT01H51M00S" calcext:value-type="time">
            <text:p>01:51</text:p>
          </table:table-cell>
          <table:table-cell/>
          <table:table-cell table:style-name="ce111" table:formula="of:=HYPERLINK(&quot;https:/www.pcgamingwiki.com/wiki/&quot;&amp;SUBSTITUTE([.A11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Mustache </text:p>
          </table:table-cell>
          <table:table-cell office:value-type="string" calcext:value-type="string">
            <text:p>Dropped</text:p>
          </table:table-cell>
          <table:table-cell office:value-type="time" office:time-value="PT01H31M00S" calcext:value-type="time">
            <text:p>01:31</text:p>
          </table:table-cell>
          <table:table-cell/>
          <table:table-cell table:style-name="ce111" table:formula="of:=HYPERLINK(&quot;https:/www.pcgamingwiki.com/wiki/&quot;&amp;SUBSTITUTE([.A11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er Paper Mario</text:p>
          </table:table-cell>
          <table:table-cell office:value-type="string" calcext:value-type="string">
            <text:p>Pending</text:p>
          </table:table-cell>
          <table:table-cell office:value-type="time" office:time-value="PT18H00M00S" calcext:value-type="time">
            <text:p>1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Super Rude Bear Resurrection </text:p>
          </table:table-cell>
          <table:table-cell office:value-type="string" calcext:value-type="string">
            <text:p>Pending</text:p>
          </table:table-cell>
          <table:table-cell office:value-type="time" office:time-value="PT04H20M00S" calcext:value-type="time">
            <text:p>04:2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Super Smash Bros. Brawl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0H30M00S" calcext:value-type="time">
            <text:p>10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uper Space Pug </text:p>
          </table:table-cell>
          <table:table-cell office:value-type="string" calcext:value-type="string">
            <text:p>Dropped</text:p>
          </table:table-cell>
          <table:table-cell office:value-type="time" office:time-value="PT02H25M00S" calcext:value-type="time">
            <text:p>02:25</text:p>
          </table:table-cell>
          <table:table-cell/>
          <table:table-cell table:style-name="ce111" table:formula="of:=HYPERLINK(&quot;https:/www.pcgamingwiki.com/wiki/&quot;&amp;SUBSTITUTE([.A11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Splatters </text:p>
          </table:table-cell>
          <table:table-cell office:value-type="string" calcext:value-type="string">
            <text:p>Dropped</text:p>
          </table:table-cell>
          <table:table-cell office:value-type="time" office:time-value="PT12H00M00S" calcext:value-type="time">
            <text:p>12:00</text:p>
          </table:table-cell>
          <table:table-cell/>
          <table:table-cell table:style-name="ce111" table:formula="of:=HYPERLINK(&quot;https:/www.pcgamingwiki.com/wiki/&quot;&amp;SUBSTITUTE([.A11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perbrothers: Sword &amp; Sworcery EP </text:p>
          </table:table-cell>
          <table:table-cell office:value-type="string" calcext:value-type="string">
            <text:p>Pending</text:p>
          </table:table-cell>
          <table:table-cell office:value-type="time" office:time-value="PT04H28M00S" calcext:value-type="time">
            <text:p>04:2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uperhot</text:p>
          </table:table-cell>
          <table:table-cell office:value-type="string" calcext:value-type="string">
            <text:p>Completed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praball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1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rala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urf World Serie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urgeon Simulator </text:p>
          </table:table-cell>
          <table:table-cell office:value-type="string" calcext:value-type="string">
            <text:p>Dropped</text:p>
          </table:table-cell>
          <table:table-cell office:value-type="time" office:time-value="PT04H59M00S" calcext:value-type="time">
            <text:p>04:59</text:p>
          </table:table-cell>
          <table:table-cell/>
          <table:table-cell table:style-name="ce111" table:formula="of:=HYPERLINK(&quot;https:/www.pcgamingwiki.com/wiki/&quot;&amp;SUBSTITUTE([.A11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2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Surviving Mars</text:p>
          </table:table-cell>
          <table:table-cell office:value-type="string" calcext:value-type="string">
            <text:p>Pending</text:p>
          </table:table-cell>
          <table:table-cell office:value-type="time" office:time-value="PT18H30M00S" calcext:value-type="time">
            <text:p>18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3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uzerai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wimsanity! – Couch Party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word Legacy: Omen</text:p>
          </table:table-cell>
          <table:table-cell office:value-type="string" calcext:value-type="string">
            <text:p>Dropped</text:p>
          </table:table-cell>
          <table:table-cell office:value-type="time" office:time-value="PT10H00M00S" calcext:value-type="time">
            <text:p>10:00</text:p>
          </table:table-cell>
          <table:table-cell/>
          <table:table-cell table:style-name="ce111" table:formula="of:=HYPERLINK(&quot;https:/www.pcgamingwiki.com/wiki/&quot;&amp;SUBSTITUTE([.A11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Sword of the Stars: The Pit </text:p>
          </table:table-cell>
          <table:table-cell office:value-type="string" calcext:value-type="string">
            <text:p>Pending</text:p>
          </table:table-cell>
          <table:table-cell office:value-type="time" office:time-value="PT32H27M00S" calcext:value-type="time">
            <text:p>32:2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words &amp; Soldiers HD </text:p>
          </table:table-cell>
          <table:table-cell office:value-type="string" calcext:value-type="string">
            <text:p>Dropped</text:p>
          </table:table-cell>
          <table:table-cell office:value-type="time" office:time-value="PT05H31M00S" calcext:value-type="time">
            <text:p>05:31</text:p>
          </table:table-cell>
          <table:table-cell/>
          <table:table-cell table:style-name="ce111" table:formula="of:=HYPERLINK(&quot;https:/www.pcgamingwiki.com/wiki/&quot;&amp;SUBSTITUTE([.A11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yberia</text:p>
          </table:table-cell>
          <table:table-cell office:value-type="string" calcext:value-type="string">
            <text:p>Completed</text:p>
          </table:table-cell>
          <table:table-cell office:value-type="time" office:time-value="PT09H30M00S" calcext:value-type="time">
            <text:p>09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49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yder Arcade </text:p>
          </table:table-cell>
          <table:table-cell office:value-type="string" calcext:value-type="string">
            <text:p>Pending</text:p>
          </table:table-cell>
          <table:table-cell office:value-type="time" office:time-value="PT04H14M00S" calcext:value-type="time">
            <text:p>04:1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Symmetry</text:p>
          </table:table-cell>
          <table:table-cell office:value-type="string" calcext:value-type="string">
            <text:p>Completed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1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Syndicate Plu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2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3">
          <table:table-cell table:style-name="ce7" office:value-type="string" calcext:value-type="string">
            <text:p>Syndicate War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2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System Shock 2</text:p>
          </table:table-cell>
          <table:table-cell office:value-type="string" calcext:value-type="string">
            <text:p>Dropped</text:p>
          </table:table-cell>
          <table:table-cell office:value-type="time" office:time-value="PT13H30M00S" calcext:value-type="time">
            <text:p>13:30</text:p>
          </table:table-cell>
          <table:table-cell/>
          <table:table-cell table:style-name="ce111" table:formula="of:=HYPERLINK(&quot;https:/www.pcgamingwiki.com/wiki/&quot;&amp;SUBSTITUTE([.A11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ystem Shock: Enhanced Edition</text:p>
          </table:table-cell>
          <table:table-cell office:value-type="string" calcext:value-type="string">
            <text:p>Dropped</text:p>
          </table:table-cell>
          <table:table-cell office:value-type="time" office:time-value="PT13H00M00S" calcext:value-type="time">
            <text:p>13:00</text:p>
          </table:table-cell>
          <table:table-cell/>
          <table:table-cell table:style-name="ce111" table:formula="of:=HYPERLINK(&quot;https:/www.pcgamingwiki.com/wiki/&quot;&amp;SUBSTITUTE([.A11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able Manner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Table Top Racing: World Tou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6M00S" calcext:value-type="time">
            <text:p>07:0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table:style-name="ce12" office:value-type="string" calcext:value-type="string">
            <text:p>Tacoma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42" table:number-columns-repeated="6"/>
          <table:table-cell table:style-name="ce42" office:value-type="string" calcext:value-type="string">
            <text:p>T</text:p>
          </table:table-cell>
          <table:table-cell table:style-name="ce4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ales from the Borderlands </text:p>
          </table:table-cell>
          <table:table-cell office:value-type="string" calcext:value-type="string">
            <text:p>Completed</text:p>
          </table:table-cell>
          <table:table-cell office:value-type="time" office:time-value="PT10H56M00S" calcext:value-type="time">
            <text:p>10:56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5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table:style-name="ce7" office:value-type="string" calcext:value-type="string">
            <text:p>Tales of Monkey Island: Chapter 1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7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Tales of Monkey Island: Chapter 2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7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Tales of Monkey Island: Chapter 3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7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Tales of Monkey Island: Chapter 4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7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table:style-name="ce7" office:value-type="string" calcext:value-type="string">
            <text:p>Tales of Monkey Island: Chapter 5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1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7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Tales of the Neon Sea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11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style-name="ce68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ank Universal </text:p>
          </table:table-cell>
          <table:table-cell office:value-type="string" calcext:value-type="string">
            <text:p>Pending</text:p>
          </table:table-cell>
          <table:table-cell office:value-type="time" office:time-value="PT08H24M00S" calcext:value-type="time">
            <text:p>08:2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eam Fortress Classic </text:p>
          </table:table-cell>
          <table:table-cell office:value-type="string" calcext:value-type="string">
            <text:p>Dropped</text:p>
          </table:table-cell>
          <table:table-cell office:value-type="time" office:time-value="PT34H17M00S" calcext:value-type="time">
            <text:p>34:17</text:p>
          </table:table-cell>
          <table:table-cell/>
          <table:table-cell table:style-name="ce111" table:formula="of:=HYPERLINK(&quot;https:/www.pcgamingwiki.com/wiki/&quot;&amp;SUBSTITUTE([.A11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en Agent</text:p>
          </table:table-cell>
          <table:table-cell office:value-type="string" calcext:value-type="string">
            <text:p>Dropped</text:p>
          </table:table-cell>
          <table:table-cell office:value-type="time" office:time-value="PT03H30M00S" calcext:value-type="time">
            <text:p>03:30</text:p>
          </table:table-cell>
          <table:table-cell/>
          <table:table-cell table:style-name="ce111" table:formula="of:=HYPERLINK(&quot;https:/www.pcgamingwiki.com/wiki/&quot;&amp;SUBSTITUTE([.A11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8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kken 6</text:p>
          </table:table-cell>
          <table:table-cell office:value-type="string" calcext:value-type="string">
            <text:p>Replayable</text:p>
          </table:table-cell>
          <table:table-cell table:style-name="ce125"/>
          <table:table-cell/>
          <table:table-cell table:style-name="ce111" table:formula="of:=HYPERLINK(&quot;https:/www.pcgamingwiki.com/wiki/&quot;&amp;SUBSTITUTE([.A11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6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15"/>
          <table:table-cell table:number-columns-repeated="3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Tekken 7</text:p>
          </table:table-cell>
          <table:table-cell office:value-type="string" calcext:value-type="string">
            <text:p>Replayable</text:p>
          </table:table-cell>
          <table:table-cell table:number-columns-repeated="2"/>
          <table:table-cell table:style-name="ce111" table:formula="of:=HYPERLINK(&quot;https:/www.pcgamingwiki.com/wiki/&quot;&amp;SUBSTITUTE([.A11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Teleglitch: Die More Edition </text:p>
          </table:table-cell>
          <table:table-cell office:value-type="string" calcext:value-type="string">
            <text:p>Dropped</text:p>
          </table:table-cell>
          <table:table-cell office:value-type="time" office:time-value="PT07H01M00S" calcext:value-type="time">
            <text:p>07:01</text:p>
          </table:table-cell>
          <table:table-cell/>
          <table:table-cell table:style-name="ce111" table:formula="of:=HYPERLINK(&quot;https:/www.pcgamingwiki.com/wiki/&quot;&amp;SUBSTITUTE([.A11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ell Me Why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11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2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number-columns-repeated="5"/>
          <table:table-cell table:style-name="ce84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mpes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ngami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1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erra Incognita ~ Chapter One: The Descendant </text:p>
          </table:table-cell>
          <table:table-cell office:value-type="string" calcext:value-type="string">
            <text:p>Dropped</text:p>
          </table:table-cell>
          <table:table-cell office:value-type="time" office:time-value="PT02H49M00S" calcext:value-type="time">
            <text:p>02:49</text:p>
          </table:table-cell>
          <table:table-cell/>
          <table:table-cell table:style-name="ce111" table:formula="of:=HYPERLINK(&quot;https:/www.pcgamingwiki.com/wiki/&quot;&amp;SUBSTITUTE([.A11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rra Land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erraforming Mar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esla Effect: A Tex Murphy Adventure </text:p>
          </table:table-cell>
          <table:table-cell office:value-type="string" calcext:value-type="string">
            <text:p>Dropped</text:p>
          </table:table-cell>
          <table:table-cell office:value-type="time" office:time-value="PT12H20M00S" calcext:value-type="time">
            <text:p>12:20</text:p>
          </table:table-cell>
          <table:table-cell/>
          <table:table-cell table:style-name="ce111" table:formula="of:=HYPERLINK(&quot;https:/www.pcgamingwiki.com/wiki/&quot;&amp;SUBSTITUTE([.A11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Teslagrad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5H32M00S" calcext:value-type="time">
            <text:p>05:3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7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arsi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Academy: First Riddle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1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Adventure Pals</text:p>
          </table:table-cell>
          <table:table-cell office:value-type="string" calcext:value-type="string">
            <text:p>Pending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Alto Collec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he Awesome Adventures of Captain Spiri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53M00S" calcext:value-type="time">
            <text:p>01:5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Bard's Tale (2004) </text:p>
          </table:table-cell>
          <table:table-cell office:value-type="string" calcext:value-type="string">
            <text:p>Dropped</text:p>
          </table:table-cell>
          <table:table-cell office:value-type="time" office:time-value="PT17H03M00S" calcext:value-type="time">
            <text:p>17:03</text:p>
          </table:table-cell>
          <table:table-cell/>
          <table:table-cell table:style-name="ce111" table:formula="of:=HYPERLINK(&quot;https:/www.pcgamingwiki.com/wiki/&quot;&amp;SUBSTITUTE([.A11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The Basement Collectio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6H27M00S" calcext:value-type="time">
            <text:p>16:2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Binding of Isaac </text:p>
          </table:table-cell>
          <table:table-cell office:value-type="string" calcext:value-type="string">
            <text:p>Replayable</text:p>
          </table:table-cell>
          <table:table-cell office:value-type="time" office:time-value="PT40H18M00S" calcext:value-type="time">
            <text:p>40:18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3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The Binding of Isaac: Rebirth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1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Blind Prophe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8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e Bridge</text:p>
          </table:table-cell>
          <table:table-cell office:value-type="string" calcext:value-type="string">
            <text:p>Pending</text:p>
          </table:table-cell>
          <table:table-cell office:value-type="time" office:time-value="PT04H00M00S" calcext:value-type="time">
            <text:p>04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Bureau: XCOM Declassified </text:p>
          </table:table-cell>
          <table:table-cell office:value-type="string" calcext:value-type="string">
            <text:p>Pending</text:p>
          </table:table-cell>
          <table:table-cell office:value-type="time" office:time-value="PT13H13M00S" calcext:value-type="time">
            <text:p>13:1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1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12" office:value-type="string" calcext:value-type="string">
            <text:p>The Chronicles Of Shakespeare - A Midsummer Night's Dream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2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12" office:value-type="string" calcext:value-type="string">
            <text:p>The Chronicles Of Shakespeare - Romeo and Juliet</text:p>
          </table:table-cell>
          <table:table-cell table:style-name="ce42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3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42" table:number-columns-repeated="9"/>
          <table:table-cell table:number-columns-repeated="1008"/>
        </table:table-row>
        <table:table-row table:style-name="ro3">
          <table:table-cell table:style-name="ce7" office:value-type="string" calcext:value-type="string">
            <text:p>The Conduit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1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he Count Lucanor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1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table:style-name="ce12" office:value-type="string" calcext:value-type="string">
            <text:p>The Crow's Eye</text:p>
          </table:table-cell>
          <table:table-cell office:value-type="string" calcext:value-type="string">
            <text:p>Dropped</text:p>
          </table:table-cell>
          <table:table-cell table:style-name="ce67"/>
          <table:table-cell table:style-name="ce71"/>
          <table:table-cell table:style-name="ce111" table:formula="of:=HYPERLINK(&quot;https:/www.pcgamingwiki.com/wiki/&quot;&amp;SUBSTITUTE([.A11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6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 table:number-columns-repeated="6"/>
          <table:table-cell table:style-name="ce42" office:value-type="string" calcext:value-type="string">
            <text:p>T</text:p>
          </table:table-cell>
          <table:table-cell table:style-name="ce4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he Culling Of The Cows </text:p>
          </table:table-cell>
          <table:table-cell office:value-type="string" calcext:value-type="string">
            <text:p>Dropped</text:p>
          </table:table-cell>
          <table:table-cell office:value-type="time" office:time-value="PT02H11M00S" calcext:value-type="time">
            <text:p>02:11</text:p>
          </table:table-cell>
          <table:table-cell/>
          <table:table-cell table:style-name="ce111" table:formula="of:=HYPERLINK(&quot;https:/www.pcgamingwiki.com/wiki/&quot;&amp;SUBSTITUTE([.A11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e Curse of Monkey Island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1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Dark Crystal: Age of Resistance Tactic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1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19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Dark Eye: Chains of Satinav </text:p>
          </table:table-cell>
          <table:table-cell office:value-type="string" calcext:value-type="string">
            <text:p>Dropped</text:p>
          </table:table-cell>
          <table:table-cell office:value-type="time" office:time-value="PT10H22M00S" calcext:value-type="time">
            <text:p>10:22</text:p>
          </table:table-cell>
          <table:table-cell/>
          <table:table-cell table:style-name="ce111" table:formula="of:=HYPERLINK(&quot;https:/www.pcgamingwiki.com/wiki/&quot;&amp;SUBSTITUTE([.A12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e Dark Stone from Mebara </text:p>
          </table:table-cell>
          <table:table-cell office:value-type="string" calcext:value-type="string">
            <text:p>Dropped</text:p>
          </table:table-cell>
          <table:table-cell office:value-type="time" office:time-value="PT04H00M00S" calcext:value-type="time">
            <text:p>04:00</text:p>
          </table:table-cell>
          <table:table-cell/>
          <table:table-cell table:style-name="ce111" table:formula="of:=HYPERLINK(&quot;https:/www.pcgamingwiki.com/wiki/&quot;&amp;SUBSTITUTE([.A12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The Darkness II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56M00S" calcext:value-type="time">
            <text:p>06:5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arkside Detective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2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Darkside Detective: A Fumble in the Dark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2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Deer </text:p>
          </table:table-cell>
          <table:table-cell office:value-type="string" calcext:value-type="string">
            <text:p>Dropped</text:p>
          </table:table-cell>
          <table:table-cell office:value-type="time" office:time-value="PT00H11M00S" calcext:value-type="time">
            <text:p>00:11</text:p>
          </table:table-cell>
          <table:table-cell/>
          <table:table-cell table:style-name="ce111" table:formula="of:=HYPERLINK(&quot;https:/www.pcgamingwiki.com/wiki/&quot;&amp;SUBSTITUTE([.A12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e Descendant </text:p>
          </table:table-cell>
          <table:table-cell office:value-type="string" calcext:value-type="string">
            <text:p>Pending</text:p>
          </table:table-cell>
          <table:table-cell office:value-type="time" office:time-value="PT05H41M00S" calcext:value-type="time">
            <text:p>05:4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Division</text:p>
          </table:table-cell>
          <table:table-cell office:value-type="string" calcext:value-type="string">
            <text:p>Pending</text:p>
          </table:table-cell>
          <table:table-cell office:value-type="time" office:time-value="PT22H00M00S" calcext:value-type="time">
            <text:p>22:00</text:p>
          </table:table-cell>
          <table:table-cell table:style-name="ce68"/>
          <table:table-cell table:style-name="ce111" table:formula="of:=HYPERLINK(&quot;https:/www.pcgamingwiki.com/wiki/&quot;&amp;SUBSTITUTE([.A12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7]&amp;&quot;+trailer&quot;;&quot;Trailer&quot;)" office:value-type="string" office:string-value="Trailer" calcext:value-type="string">
            <text:p>Trailer</text:p>
          </table:table-cell>
          <table:table-cell table:number-columns-repeated="8"/>
          <table:table-cell table:style-name="ce83" office:value-type="string" calcext:value-type="string">
            <text:p>U</text:p>
          </table:table-cell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Elder Scrolls IV: Obliv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8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End Is Nig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0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e Escapists</text:p>
          </table:table-cell>
          <table:table-cell office:value-type="string" calcext:value-type="string">
            <text:p>Pending</text:p>
          </table:table-cell>
          <table:table-cell office:value-type="time" office:time-value="PT21H00M00S" calcext:value-type="time">
            <text:p>2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Escapists 2</text:p>
          </table:table-cell>
          <table:table-cell office:value-type="string" calcext:value-type="string">
            <text:p>Pending</text:p>
          </table:table-cell>
          <table:table-cell office:value-type="time" office:time-value="PT33H00M00S" calcext:value-type="time">
            <text:p>33:00</text:p>
          </table:table-cell>
          <table:table-cell/>
          <table:table-cell table:style-name="ce111" table:formula="of:=HYPERLINK(&quot;https:/www.pcgamingwiki.com/wiki/&quot;&amp;SUBSTITUTE([.A12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he Expendabro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03M00S" calcext:value-type="time">
            <text:p>01:0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The Fall</text:p>
          </table:table-cell>
          <table:table-cell office:value-type="string" calcext:value-type="string">
            <text:p>Pending</text:p>
          </table:table-cell>
          <table:table-cell table:style-name="ce68" table:number-columns-repeated="2"/>
          <table:table-cell table:style-name="ce111" table:formula="of:=HYPERLINK(&quot;https:/www.pcgamingwiki.com/wiki/&quot;&amp;SUBSTITUTE([.A12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First Tre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4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Flame In The Floo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The Great Story Of A Mighty Hero Remastere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The House Of The Dead 2 And 3 Return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2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The House of the Dead: Overkill </text:p>
          </table:table-cell>
          <table:table-cell office:value-type="string" calcext:value-type="string">
            <text:p>Completed</text:p>
          </table:table-cell>
          <table:table-cell office:value-type="time" office:time-value="PT04H28M00S" calcext:value-type="time">
            <text:p>04:28</text:p>
          </table:table-cell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2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he Incredible Adventures of Van Helsing: Final Cut </text:p>
          </table:table-cell>
          <table:table-cell office:value-type="string" calcext:value-type="string">
            <text:p>Pending</text:p>
          </table:table-cell>
          <table:table-cell office:value-type="time" office:time-value="PT24H31M00S" calcext:value-type="time">
            <text:p>24:3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Inner Wor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Jackbox Party Pac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1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King of Fighters '98 Ultimate Match Final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King Of Fighters 2000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3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King Of Fighters 200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4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 King of Fighters 2002 Unlimited Matc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King of Fighters 97 Global Matc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King's Bird</text:p>
          </table:table-cell>
          <table:table-cell office:value-type="string" calcext:value-type="string">
            <text:p>Dropped</text:p>
          </table:table-cell>
          <table:table-cell office:value-type="time" office:time-value="PT10H00M00S" calcext:value-type="time">
            <text:p>10:00</text:p>
          </table:table-cell>
          <table:table-cell/>
          <table:table-cell table:style-name="ce111" table:formula="of:=HYPERLINK(&quot;https:/www.pcgamingwiki.com/wiki/&quot;&amp;SUBSTITUTE([.A12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Lakeview Cabin Collec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8]&amp;&quot;+trailer&quot;;&quot;Trailer&quot;)" office:value-type="string" office:string-value="Trailer" calcext:value-type="string">
            <text:p>Trail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Land of Dasthir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2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2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e Last Blade</text:p>
          </table:table-cell>
          <table:table-cell office:value-type="string" calcext:value-type="string">
            <text:p>Dropped</text:p>
          </table:table-cell>
          <table:table-cell office:value-type="time" office:time-value="PT01H30M00S" calcext:value-type="time">
            <text:p>01:30</text:p>
          </table:table-cell>
          <table:table-cell/>
          <table:table-cell table:style-name="ce111" table:formula="of:=HYPERLINK(&quot;https:/www.pcgamingwiki.com/wiki/&quot;&amp;SUBSTITUTE([.A12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Last Blade 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e Last Of Us</text:p>
          </table:table-cell>
          <table:table-cell office:value-type="string" calcext:value-type="string">
            <text:p>Pending</text:p>
          </table:table-cell>
          <table:table-cell office:value-type="time" office:time-value="PT15H30M00S" calcext:value-type="time">
            <text:p>15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 table:number-columns-repeated="4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Last Of Us 2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2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3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3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Last Tinker: City Of Color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he Legend of Zelda Twilight Princes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7H30M00S" calcext:value-type="time">
            <text:p>37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The Legend Of Zelda: Skyward Sword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9H00M00S" calcext:value-type="time">
            <text:p>39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The LEGO Movie Videogam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1H27M00S" calcext:value-type="time">
            <text:p>11:2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Lion's Song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Little Acre</text:p>
          </table:table-cell>
          <table:table-cell office:value-type="string" calcext:value-type="string">
            <text:p>Completed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3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Long Dar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Lord of the Rings: Conquest</text:p>
          </table:table-cell>
          <table:table-cell office:value-type="string" calcext:value-type="string">
            <text:p>Dropped</text:p>
          </table:table-cell>
          <table:table-cell table:style-name="ce125" table:number-columns-repeated="2"/>
          <table:table-cell table:style-name="ce111" table:formula="of:=HYPERLINK(&quot;https:/www.pcgamingwiki.com/wiki/&quot;&amp;SUBSTITUTE([.A12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1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/>
          <table:table-cell table:number-columns-repeated="1011"/>
        </table:table-row>
        <table:table-row table:style-name="ro3">
          <table:table-cell office:value-type="string" calcext:value-type="string">
            <text:p>The Marvellous Miss Take </text:p>
          </table:table-cell>
          <table:table-cell office:value-type="string" calcext:value-type="string">
            <text:p>Pending</text:p>
          </table:table-cell>
          <table:table-cell office:value-type="time" office:time-value="PT09H15M00S" calcext:value-type="time">
            <text:p>09:1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table:style-name="ce21" office:value-type="string" calcext:value-type="string">
            <text:p>The Messenger</text:p>
          </table:table-cell>
          <table:table-cell office:value-type="string" calcext:value-type="string">
            <text:p>Completed</text:p>
          </table:table-cell>
          <table:table-cell table:style-name="ce55" office:value-type="time" office:time-value="PT10H30M00S" calcext:value-type="time">
            <text:p>10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style-name="ce89" table:number-columns-repeated="5"/>
          <table:table-cell table:style-name="ce89" office:value-type="string" calcext:value-type="string">
            <text:p>T</text:p>
          </table:table-cell>
          <table:table-cell table:style-name="ce8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he Metronomicon</text:p>
          </table:table-cell>
          <table:table-cell office:value-type="string" calcext:value-type="string">
            <text:p>Dropped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11" table:formula="of:=HYPERLINK(&quot;https:/www.pcgamingwiki.com/wiki/&quot;&amp;SUBSTITUTE([.A12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Next Door </text:p>
          </table:table-cell>
          <table:table-cell office:value-type="string" calcext:value-type="string">
            <text:p>Dropped</text:p>
          </table:table-cell>
          <table:table-cell office:value-type="time" office:time-value="PT02H18M00S" calcext:value-type="time">
            <text:p>02:18</text:p>
          </table:table-cell>
          <table:table-cell/>
          <table:table-cell table:style-name="ce111" table:formula="of:=HYPERLINK(&quot;https:/www.pcgamingwiki.com/wiki/&quot;&amp;SUBSTITUTE([.A12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e Occupa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Original Strife: Veteran's Edition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Outer World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8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The Red Solstice </text:p>
          </table:table-cell>
          <table:table-cell office:value-type="string" calcext:value-type="string">
            <text:p>Pending</text:p>
          </table:table-cell>
          <table:table-cell office:value-type="time" office:time-value="PT15H15M00S" calcext:value-type="time">
            <text:p>15:1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4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Red Strings Club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Secret of Monkey Island: Special Edition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2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5"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Shivah </text:p>
          </table:table-cell>
          <table:table-cell office:value-type="string" calcext:value-type="string">
            <text:p>Pending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Silent Age </text:p>
          </table:table-cell>
          <table:table-cell office:value-type="string" calcext:value-type="string">
            <text:p>Completed</text:p>
          </table:table-cell>
          <table:table-cell office:value-type="time" office:time-value="PT03H22M00S" calcext:value-type="time">
            <text:p>03:22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e Spectrum Retreat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2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Stanley Parable (2013) </text:p>
          </table:table-cell>
          <table:table-cell office:value-type="string" calcext:value-type="string">
            <text:p>Dropped</text:p>
          </table:table-cell>
          <table:table-cell office:value-type="time" office:time-value="PT02H39M00S" calcext:value-type="time">
            <text:p>02:39</text:p>
          </table:table-cell>
          <table:table-cell/>
          <table:table-cell table:style-name="ce111" table:formula="of:=HYPERLINK(&quot;https:/www.pcgamingwiki.com/wiki/&quot;&amp;SUBSTITUTE([.A12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e Stillness of the Wi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he Swapper </text:p>
          </table:table-cell>
          <table:table-cell office:value-type="string" calcext:value-type="string">
            <text:p>Pending</text:p>
          </table:table-cell>
          <table:table-cell office:value-type="time" office:time-value="PT05H14M00S" calcext:value-type="time">
            <text:p>05:1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Talos Principle</text:p>
          </table:table-cell>
          <table:table-cell office:value-type="string" calcext:value-type="string">
            <text:p>Dropped</text:p>
          </table:table-cell>
          <table:table-cell office:value-type="time" office:time-value="PT16H00M00S" calcext:value-type="time">
            <text:p>16:00</text:p>
          </table:table-cell>
          <table:table-cell/>
          <table:table-cell table:style-name="ce111" table:formula="of:=HYPERLINK(&quot;https:/www.pcgamingwiki.com/wiki/&quot;&amp;SUBSTITUTE([.A12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Textorcist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2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5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 Tower of Elements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2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e Uncertain: Last Quiet Day</text:p>
          </table:table-cell>
          <table:table-cell office:value-type="string" calcext:value-type="string">
            <text:p>Completed</text:p>
          </table:table-cell>
          <table:table-cell office:value-type="time" office:time-value="PT03H00M00S" calcext:value-type="time">
            <text:p>03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The Vagran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1H27M00S" calcext:value-type="time">
            <text:p>11:27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2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The Vanishing of Ethan Carte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2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Walking Dead - A Telltale Games Series </text:p>
          </table:table-cell>
          <table:table-cell office:value-type="string" calcext:value-type="string">
            <text:p>Pending</text:p>
          </table:table-cell>
          <table:table-cell office:value-type="time" office:time-value="PT13H14M00S" calcext:value-type="time">
            <text:p>13:14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Walking Dead: Michonne </text:p>
          </table:table-cell>
          <table:table-cell office:value-type="string" calcext:value-type="string">
            <text:p>Pending</text:p>
          </table:table-cell>
          <table:table-cell office:value-type="time" office:time-value="PT04H01M00S" calcext:value-type="time">
            <text:p>04:0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he Walking Dead: Season 2 </text:p>
          </table:table-cell>
          <table:table-cell office:value-type="string" calcext:value-type="string">
            <text:p>Pending</text:p>
          </table:table-cell>
          <table:table-cell office:value-type="time" office:time-value="PT09H27M00S" calcext:value-type="time">
            <text:p>09:2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he Walking Vegetabl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Wanderer: Frankenstein's Creatur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he Warlock of Firetop Mountain </text:p>
          </table:table-cell>
          <table:table-cell office:value-type="string" calcext:value-type="string">
            <text:p>Dropped</text:p>
          </table:table-cell>
          <table:table-cell office:value-type="time" office:time-value="PT04H43M00S" calcext:value-type="time">
            <text:p>04:43</text:p>
          </table:table-cell>
          <table:table-cell/>
          <table:table-cell table:style-name="ce111" table:formula="of:=HYPERLINK(&quot;https:/www.pcgamingwiki.com/wiki/&quot;&amp;SUBSTITUTE([.A12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6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he Whispered World </text:p>
          </table:table-cell>
          <table:table-cell office:value-type="string" calcext:value-type="string">
            <text:p>Pending</text:p>
          </table:table-cell>
          <table:table-cell office:value-type="time" office:time-value="PT10H59M00S" calcext:value-type="time">
            <text:p>10:5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he Witcher 3 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5"/>
          <table:table-cell table:style-name="ce84" office:value-type="float" office:value="4" calcext:value-type="float">
            <text:p>4</text:p>
          </table:table-cell>
          <table:table-cell table:style-name="ce28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The Witcher: Enhanced Edition</text:p>
          </table:table-cell>
          <table:table-cell office:value-type="string" calcext:value-type="string">
            <text:p>Pending</text:p>
          </table:table-cell>
          <table:table-cell office:value-type="time" office:time-value="PT36H00M00S" calcext:value-type="time">
            <text:p>3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e Witness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The Wolf Among U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12M00S" calcext:value-type="time">
            <text:p>09:1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4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28" office:value-type="string" calcext:value-type="string">
            <text:p>E</text:p>
          </table:table-cell>
          <table:table-cell table:style-name="ce28" table:number-columns-repeated="4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World Next Door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2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heHunter: Call of the Wild™ 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himbleweed Park</text:p>
          </table:table-cell>
          <table:table-cell office:value-type="string" calcext:value-type="string">
            <text:p>Pending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his War Of Mine</text:p>
          </table:table-cell>
          <table:table-cell office:value-type="string" calcext:value-type="string">
            <text:p>Replayable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8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Thomas Was Alone </text:p>
          </table:table-cell>
          <table:table-cell office:value-type="string" calcext:value-type="string">
            <text:p>Completed</text:p>
          </table:table-cell>
          <table:table-cell office:value-type="time" office:time-value="PT03H43M00S" calcext:value-type="time">
            <text:p>03:43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7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Throne Rusher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string" calcext:value-type="string">
            <text:p>?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2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0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2">
          <table:table-cell office:value-type="string" calcext:value-type="string">
            <text:p>Tick Tock Isle </text:p>
          </table:table-cell>
          <table:table-cell office:value-type="string" calcext:value-type="string">
            <text:p>Completed</text:p>
          </table:table-cell>
          <table:table-cell office:value-type="time" office:time-value="PT01H36M00S" calcext:value-type="time">
            <text:p>01:36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2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cket to Ride </text:p>
          </table:table-cell>
          <table:table-cell office:value-type="string" calcext:value-type="string">
            <text:p>Dropped</text:p>
          </table:table-cell>
          <table:table-cell office:value-type="time" office:time-value="PT01H05M00S" calcext:value-type="time">
            <text:p>01:05</text:p>
          </table:table-cell>
          <table:table-cell/>
          <table:table-cell table:style-name="ce111" table:formula="of:=HYPERLINK(&quot;https:/www.pcgamingwiki.com/wiki/&quot;&amp;SUBSTITUTE([.A12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nboy </text:p>
          </table:table-cell>
          <table:table-cell office:value-type="string" calcext:value-type="string">
            <text:p>Dropped</text:p>
          </table:table-cell>
          <table:table-cell office:value-type="time" office:time-value="PT03H14M00S" calcext:value-type="time">
            <text:p>03:14</text:p>
          </table:table-cell>
          <table:table-cell/>
          <table:table-cell table:style-name="ce111" table:formula="of:=HYPERLINK(&quot;https:/www.pcgamingwiki.com/wiki/&quot;&amp;SUBSTITUTE([.A12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iny and Big: Grandpa's Leftovers </text:p>
          </table:table-cell>
          <table:table-cell office:value-type="string" calcext:value-type="string">
            <text:p>Pending</text:p>
          </table:table-cell>
          <table:table-cell office:value-type="time" office:time-value="PT03H01M00S" calcext:value-type="time">
            <text:p>03:0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table:style-name="ce7" office:value-type="string" calcext:value-type="string">
            <text:p>Tiny Robots Recharged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93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iny Tina's Assault on Dragon Keep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ny Troopers: Joint Ops</text:p>
          </table:table-cell>
          <table:table-cell office:value-type="string" calcext:value-type="string">
            <text:p>Dropped</text:p>
          </table:table-cell>
          <table:table-cell office:value-type="time" office:time-value="PT06H30M00S" calcext:value-type="time">
            <text:p>06:30</text:p>
          </table:table-cell>
          <table:table-cell/>
          <table:table-cell table:style-name="ce111" table:formula="of:=HYPERLINK(&quot;https:/www.pcgamingwiki.com/wiki/&quot;&amp;SUBSTITUTE([.A12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itan Attacks! </text:p>
          </table:table-cell>
          <table:table-cell office:value-type="string" calcext:value-type="string">
            <text:p>Pending</text:p>
          </table:table-cell>
          <table:table-cell office:value-type="time" office:time-value="PT02H29M00S" calcext:value-type="time">
            <text:p>02:29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itan Quest Anniversary Ed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89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Titan Souls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To the Moon </text:p>
          </table:table-cell>
          <table:table-cell office:value-type="string" calcext:value-type="string">
            <text:p>Pending</text:p>
          </table:table-cell>
          <table:table-cell office:value-type="time" office:time-value="PT04H07M00S" calcext:value-type="time">
            <text:p>04:0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oeJam &amp; Earl – Back In The Groov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2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ki Tori </text:p>
          </table:table-cell>
          <table:table-cell office:value-type="string" calcext:value-type="string">
            <text:p>Pending</text:p>
          </table:table-cell>
          <table:table-cell office:value-type="time" office:time-value="PT08H46M00S" calcext:value-type="time">
            <text:p>08:46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oki Tori 2+ </text:p>
          </table:table-cell>
          <table:table-cell office:value-type="string" calcext:value-type="string">
            <text:p>Pending</text:p>
          </table:table-cell>
          <table:table-cell office:value-type="time" office:time-value="PT11H17M00S" calcext:value-type="time">
            <text:p>11:1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om Clancy’s Ghost Rec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2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5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8"/>
          <table:table-cell table:style-name="ce84"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3">
          <table:table-cell office:value-type="string" calcext:value-type="string">
            <text:p>Tomb Raider - The Angel of Darkness (June 20, 2003)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2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6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omb Raider (1996)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2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mb Raider (2013) </text:p>
          </table:table-cell>
          <table:table-cell office:value-type="string" calcext:value-type="string">
            <text:p>Pending</text:p>
          </table:table-cell>
          <table:table-cell office:value-type="time" office:time-value="PT14H31M00S" calcext:value-type="time">
            <text:p>14:31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2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omb Raider 2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2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2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mb Raider 3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3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omb Raider 4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1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omb Raider 5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2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omb Raider Anniversary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3H00M00S" calcext:value-type="time">
            <text:p>1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Tonight We Riot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3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Tools Up!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3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oonstruck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6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orchlight </text:p>
          </table:table-cell>
          <table:table-cell office:value-type="string" calcext:value-type="string">
            <text:p>Pending</text:p>
          </table:table-cell>
          <table:table-cell office:value-type="time" office:time-value="PT19H05M00S" calcext:value-type="time">
            <text:p>19:0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orchlight II </text:p>
          </table:table-cell>
          <table:table-cell office:value-type="string" calcext:value-type="string">
            <text:p>Pending</text:p>
          </table:table-cell>
          <table:table-cell office:value-type="time" office:time-value="PT25H48M00S" calcext:value-type="time">
            <text:p>25:48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style-name="ce87"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table:number-columns-repeated="2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ormentor X Punisher </text:p>
          </table:table-cell>
          <table:table-cell office:value-type="string" calcext:value-type="string">
            <text:p>Dropped</text:p>
          </table:table-cell>
          <table:table-cell office:value-type="time" office:time-value="PT03H13M00S" calcext:value-type="time">
            <text:p>03:13</text:p>
          </table:table-cell>
          <table:table-cell/>
          <table:table-cell table:style-name="ce111" table:formula="of:=HYPERLINK(&quot;https:/www.pcgamingwiki.com/wiki/&quot;&amp;SUBSTITUTE([.A13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0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tal Annihilation: Commander Pack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0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tal Chaos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2">
          <table:table-cell office:value-type="string" calcext:value-type="string">
            <text:p>Total War: WARHAMMER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2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tally Accurate Battle Simulator</text:p>
          </table:table-cell>
          <table:table-cell office:value-type="string" calcext:value-type="string">
            <text:p>Dropped</text:p>
          </table:table-cell>
          <table:table-cell office:value-type="time" office:time-value="PT03H00M00S" calcext:value-type="time">
            <text:p>03:00</text:p>
          </table:table-cell>
          <table:table-cell/>
          <table:table-cell table:style-name="ce111" table:formula="of:=HYPERLINK(&quot;https:/www.pcgamingwiki.com/wiki/&quot;&amp;SUBSTITUTE([.A13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3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tally Accurate Battlegrounds </text:p>
          </table:table-cell>
          <table:table-cell office:value-type="string" calcext:value-type="string">
            <text:p>Dropped</text:p>
          </table:table-cell>
          <table:table-cell office:value-type="time" office:time-value="PT03H00M00S" calcext:value-type="time">
            <text:p>03:00</text:p>
          </table:table-cell>
          <table:table-cell/>
          <table:table-cell table:style-name="ce111" table:formula="of:=HYPERLINK(&quot;https:/www.pcgamingwiki.com/wiki/&quot;&amp;SUBSTITUTE([.A13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tally Reliable Delivery Service</text:p>
          </table:table-cell>
          <table:table-cell office:value-type="string" calcext:value-type="string">
            <text:p>Dropped</text:p>
          </table:table-cell>
          <table:table-cell office:value-type="time" office:time-value="PT01H00M00S" calcext:value-type="time">
            <text:p>01:00</text:p>
          </table:table-cell>
          <table:table-cell/>
          <table:table-cell table:style-name="ce111" table:formula="of:=HYPERLINK(&quot;https:/www.pcgamingwiki.com/wiki/&quot;&amp;SUBSTITUTE([.A13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5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er Of Time</text:p>
          </table:table-cell>
          <table:table-cell office:value-type="string" calcext:value-type="string">
            <text:p>Dropped</text:p>
          </table:table-cell>
          <table:table-cell office:value-type="time" office:time-value="PT36H30M00S" calcext:value-type="time">
            <text:p>36:30</text:p>
          </table:table-cell>
          <table:table-cell/>
          <table:table-cell table:style-name="ce111" table:formula="of:=HYPERLINK(&quot;https:/www.pcgamingwiki.com/wiki/&quot;&amp;SUBSTITUTE([.A13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6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erfall Ascension</text:p>
          </table:table-cell>
          <table:table-cell office:value-type="string" calcext:value-type="string">
            <text:p>Dropped</text:p>
          </table:table-cell>
          <table:table-cell office:value-type="time" office:time-value="PT03H30M00S" calcext:value-type="time">
            <text:p>03:30</text:p>
          </table:table-cell>
          <table:table-cell/>
          <table:table-cell table:style-name="ce111" table:formula="of:=HYPERLINK(&quot;https:/www.pcgamingwiki.com/wiki/&quot;&amp;SUBSTITUTE([.A13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wn of Night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3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OXIKK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3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1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ackmania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0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8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rackMania Nations Forever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34H23M00S" calcext:value-type="time">
            <text:p>34:23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Trackmania Remak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3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2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style-name="ce85"/>
          <table:table-cell table:number-columns-repeated="1008"/>
        </table:table-row>
        <table:table-row table:style-name="ro3">
          <table:table-cell office:value-type="string" calcext:value-type="string">
            <text:p>Transistor</text:p>
          </table:table-cell>
          <table:table-cell office:value-type="string" calcext:value-type="string">
            <text:p>Pending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7"/>
          <table:table-cell table:style-name="ce85"/>
          <table:table-cell table:number-columns-repeated="1008"/>
        </table:table-row>
        <table:table-row table:style-name="ro3">
          <table:table-cell table:style-name="ce7" office:value-type="string" calcext:value-type="string">
            <text:p>Transmissions: Element 120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1H24M00S" calcext:value-type="time">
            <text:p>01:2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RAUMA </text:p>
          </table:table-cell>
          <table:table-cell office:value-type="string" calcext:value-type="string">
            <text:p>Completed</text:p>
          </table:table-cell>
          <table:table-cell office:value-type="time" office:time-value="PT01H05M00S" calcext:value-type="time">
            <text:p>01:0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auma Center New Blood</text:p>
          </table:table-cell>
          <table:table-cell office:value-type="string" calcext:value-type="string">
            <text:p>Pending</text:p>
          </table:table-cell>
          <table:table-cell office:value-type="time" office:time-value="PT10H30M00S" calcext:value-type="time">
            <text:p>10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Trauma Team</text:p>
          </table:table-cell>
          <table:table-cell office:value-type="string" calcext:value-type="string">
            <text:p>Pending</text:p>
          </table:table-cell>
          <table:table-cell office:value-type="time" office:time-value="PT24H00M00S" calcext:value-type="time">
            <text:p>24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table:style-name="ce83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reachery in Beatdown Cit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easure Adventure Game</text:p>
          </table:table-cell>
          <table:table-cell office:value-type="string" calcext:value-type="string">
            <text:p>Completed</text:p>
          </table:table-cell>
          <table:table-cell office:value-type="time" office:time-value="PT16H00M00S" calcext:value-type="time">
            <text:p>16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2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Trials Rising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3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0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8"/>
          <table:table-cell table:style-name="ce84"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2">
          <table:table-cell office:value-type="string" calcext:value-type="string">
            <text:p>Trine </text:p>
          </table:table-cell>
          <table:table-cell office:value-type="string" calcext:value-type="string">
            <text:p>Completed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1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Trine 3: The Artifacts of Power </text:p>
          </table:table-cell>
          <table:table-cell office:value-type="string" calcext:value-type="string">
            <text:p>Pending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ivial Pursuit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3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Trolley Go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o 4 </text:p>
          </table:table-cell>
          <table:table-cell office:value-type="string" calcext:value-type="string">
            <text:p>Dropped</text:p>
          </table:table-cell>
          <table:table-cell office:value-type="time" office:time-value="PT54H38M00S" calcext:value-type="time">
            <text:p>54:38</text:p>
          </table:table-cell>
          <table:table-cell/>
          <table:table-cell table:style-name="ce111" table:formula="of:=HYPERLINK(&quot;https:/www.pcgamingwiki.com/wiki/&quot;&amp;SUBSTITUTE([.A13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ropico 5</text:p>
          </table:table-cell>
          <table:table-cell office:value-type="string" calcext:value-type="string">
            <text:p>Dropped</text:p>
          </table:table-cell>
          <table:table-cell table:style-name="ce68" table:number-columns-repeated="2"/>
          <table:table-cell table:style-name="ce111" table:formula="of:=HYPERLINK(&quot;https:/www.pcgamingwiki.com/wiki/&quot;&amp;SUBSTITUTE([.A13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Truberbrook</text:p>
          </table:table-cell>
          <table:table-cell office:value-type="string" calcext:value-type="string">
            <text:p>Pending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11" table:formula="of:=HYPERLINK(&quot;https:/www.pcgamingwiki.com/wiki/&quot;&amp;SUBSTITUTE([.A13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7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3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ruma Center Second Opinion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3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Tulpa </text:p>
          </table:table-cell>
          <table:table-cell office:value-type="string" calcext:value-type="string">
            <text:p>Completed</text:p>
          </table:table-cell>
          <table:table-cell office:value-type="time" office:time-value="PT01H47M00S" calcext:value-type="time">
            <text:p>01:4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3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rbo Pug </text:p>
          </table:table-cell>
          <table:table-cell office:value-type="string" calcext:value-type="string">
            <text:p>Dropped</text:p>
          </table:table-cell>
          <table:table-cell office:value-type="time" office:time-value="PT01H27M00S" calcext:value-type="time">
            <text:p>01:27</text:p>
          </table:table-cell>
          <table:table-cell/>
          <table:table-cell table:style-name="ce111" table:formula="of:=HYPERLINK(&quot;https:/www.pcgamingwiki.com/wiki/&quot;&amp;SUBSTITUTE([.A13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rbo Pug 3D </text:p>
          </table:table-cell>
          <table:table-cell office:value-type="string" calcext:value-type="string">
            <text:p>Dropped</text:p>
          </table:table-cell>
          <table:table-cell office:value-type="time" office:time-value="PT04H06M00S" calcext:value-type="time">
            <text:p>04:06</text:p>
          </table:table-cell>
          <table:table-cell/>
          <table:table-cell table:style-name="ce111" table:formula="of:=HYPERLINK(&quot;https:/www.pcgamingwiki.com/wiki/&quot;&amp;SUBSTITUTE([.A13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rbo Pug DX </text:p>
          </table:table-cell>
          <table:table-cell office:value-type="string" calcext:value-type="string">
            <text:p>Dropped</text:p>
          </table:table-cell>
          <table:table-cell office:value-type="time" office:time-value="PT01H38M00S" calcext:value-type="time">
            <text:p>01:38</text:p>
          </table:table-cell>
          <table:table-cell/>
          <table:table-cell table:style-name="ce111" table:formula="of:=HYPERLINK(&quot;https:/www.pcgamingwiki.com/wiki/&quot;&amp;SUBSTITUTE([.A13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rmoil</text:p>
          </table:table-cell>
          <table:table-cell office:value-type="string" calcext:value-type="string">
            <text:p>Completed</text:p>
          </table:table-cell>
          <table:table-cell office:value-type="time" office:time-value="PT20H00M00S" calcext:value-type="time">
            <text:p>20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rnip Boy Commits Tax Evas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rok</text:p>
          </table:table-cell>
          <table:table-cell office:value-type="string" calcext:value-type="string">
            <text:p>Completed</text:p>
          </table:table-cell>
          <table:table-cell office:value-type="time" office:time-value="PT08H30M00S" calcext:value-type="time">
            <text:p>08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urok 2: Seeds of Evil</text:p>
          </table:table-cell>
          <table:table-cell office:value-type="string" calcext:value-type="string">
            <text:p>Dropped</text:p>
          </table:table-cell>
          <table:table-cell office:value-type="time" office:time-value="PT10H00M00S" calcext:value-type="time">
            <text:p>10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winkle Star Sprites</text:p>
          </table:table-cell>
          <table:table-cell office:value-type="string" calcext:value-type="string">
            <text:p>Dropped</text:p>
          </table:table-cell>
          <table:table-cell office:value-type="time" office:time-value="PT01H30M00S" calcext:value-type="time">
            <text:p>01:30</text:p>
          </table:table-cell>
          <table:table-cell/>
          <table:table-cell table:style-name="ce111" table:formula="of:=HYPERLINK(&quot;https:/www.pcgamingwiki.com/wiki/&quot;&amp;SUBSTITUTE([.A13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Two Point Hospital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3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wo Worlds: Epic Edition </text:p>
          </table:table-cell>
          <table:table-cell office:value-type="string" calcext:value-type="string">
            <text:p>Dropped</text:p>
          </table:table-cell>
          <table:table-cell office:value-type="time" office:time-value="PT37H27M00S" calcext:value-type="time">
            <text:p>37:27</text:p>
          </table:table-cell>
          <table:table-cell/>
          <table:table-cell table:style-name="ce111" table:formula="of:=HYPERLINK(&quot;https:/www.pcgamingwiki.com/wiki/&quot;&amp;SUBSTITUTE([.A13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49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ype:Rider </text:p>
          </table:table-cell>
          <table:table-cell office:value-type="string" calcext:value-type="string">
            <text:p>Completed</text:p>
          </table:table-cell>
          <table:table-cell office:value-type="time" office:time-value="PT03H05M00S" calcext:value-type="time">
            <text:p>03:05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yranny - Commander Edition</text:p>
          </table:table-cell>
          <table:table-cell office:value-type="string" calcext:value-type="string">
            <text:p>Dropped</text:p>
          </table:table-cell>
          <table:table-cell office:value-type="time" office:time-value="PT20H30M00S" calcext:value-type="time">
            <text:p>20:30</text:p>
          </table:table-cell>
          <table:table-cell/>
          <table:table-cell table:style-name="ce111" table:formula="of:=HYPERLINK(&quot;https:/www.pcgamingwiki.com/wiki/&quot;&amp;SUBSTITUTE([.A13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Tyrian 2000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2]&amp;&quot;+trailer&quot;;&quot;Trailer&quot;)" office:value-type="string" office:string-value="Trailer" calcext:value-type="string">
            <text:p>Trailer</text:p>
          </table:table-cell>
          <table:table-cell table:number-columns-repeated="2"/>
          <table:table-cell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Ultima Underworld I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3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2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3">
          <table:table-cell table:style-name="ce7" office:value-type="string" calcext:value-type="string">
            <text:p>Ultima Underworld II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3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4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2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2">
          <table:table-cell office:value-type="string" calcext:value-type="string">
            <text:p>UltraStar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Y</text:p>
          </table:table-cell>
          <table:table-cell table:style-name="ce111" table:formula="of:=HYPERLINK(&quot;https:/www.pcgamingwiki.com/wiki/&quot;&amp;SUBSTITUTE([.A13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9"/>
          <table:table-cell table:style-name="ce68"/>
          <table:table-cell table:number-columns-repeated="1007"/>
        </table:table-row>
        <table:table-row table:style-name="ro3">
          <table:table-cell office:value-type="string" calcext:value-type="string">
            <text:p>Ultratron </text:p>
          </table:table-cell>
          <table:table-cell office:value-type="string" calcext:value-type="string">
            <text:p>Pending</text:p>
          </table:table-cell>
          <table:table-cell office:value-type="time" office:time-value="PT03H25M00S" calcext:value-type="time">
            <text:p>03:2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mbrella Corps </text:p>
          </table:table-cell>
          <table:table-cell office:value-type="string" calcext:value-type="string">
            <text:p>Dropped</text:p>
          </table:table-cell>
          <table:table-cell office:value-type="time" office:time-value="PT03H41M00S" calcext:value-type="time">
            <text:p>03:41</text:p>
          </table:table-cell>
          <table:table-cell/>
          <table:table-cell table:style-name="ce111" table:formula="of:=HYPERLINK(&quot;https:/www.pcgamingwiki.com/wiki/&quot;&amp;SUBSTITUTE([.A13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7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ncharted 2: Among Thieves</text:p>
          </table:table-cell>
          <table:table-cell office:value-type="string" calcext:value-type="string">
            <text:p>Completed</text:p>
          </table:table-cell>
          <table:table-cell table:style-name="ce68"/>
          <table:table-cell/>
          <table:table-cell table:style-name="ce111" table:formula="of:=HYPERLINK(&quot;https:/www.pcgamingwiki.com/wiki/&quot;&amp;SUBSTITUTE([.A13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8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ncharted 3: Drake's Deception</text:p>
          </table:table-cell>
          <table:table-cell office:value-type="string" calcext:value-type="string">
            <text:p>Completed</text:p>
          </table:table-cell>
          <table:table-cell table:number-columns-repeated="2"/>
          <table:table-cell table:style-name="ce111" table:formula="of:=HYPERLINK(&quot;https:/www.pcgamingwiki.com/wiki/&quot;&amp;SUBSTITUTE([.A13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59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ncharted 4</text:p>
          </table:table-cell>
          <table:table-cell office:value-type="string" calcext:value-type="string">
            <text:p>Pending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0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ncharted: Drake's Fortune</text:p>
          </table:table-cell>
          <table:table-cell office:value-type="string" calcext:value-type="string">
            <text:p>Completed</text:p>
          </table:table-cell>
          <table:table-cell table:style-name="ce68" table:number-columns-repeated="2"/>
          <table:table-cell table:style-name="ce111" table:formula="of:=HYPERLINK(&quot;https:/www.pcgamingwiki.com/wiki/&quot;&amp;SUBSTITUTE([.A13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1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68" table:number-columns-repeated="3"/>
          <table:table-cell office:value-type="float" office:value="3" calcext:value-type="float">
            <text:p>3</text:p>
          </table:table-cell>
          <table:table-cell table:style-name="ce68" table:number-columns-repeated="5"/>
          <table:table-cell table:number-columns-repeated="1008"/>
        </table:table-row>
        <table:table-row table:style-name="ro3">
          <table:table-cell office:value-type="string" calcext:value-type="string">
            <text:p>Uncharted: El Legado Perdido</text:p>
          </table:table-cell>
          <table:table-cell office:value-type="string" calcext:value-type="string">
            <text:p>Pending</text:p>
          </table:table-cell>
          <table:table-cell office:value-type="time" office:time-value="PT07H00M00S" calcext:value-type="time">
            <text:p>07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2]&amp;&quot;+trailer&quot;;&quot;Trailer&quot;)" office:value-type="string" office:string-value="Trailer" calcext:value-type="string">
            <text:p>Trailer</text:p>
          </table:table-cell>
          <table:table-cell table:number-columns-repeated="5"/>
          <table:table-cell table:style-name="ce83"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ndertal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UnEpic </text:p>
          </table:table-cell>
          <table:table-cell office:value-type="string" calcext:value-type="string">
            <text:p>Pending</text:p>
          </table:table-cell>
          <table:table-cell office:value-type="time" office:time-value="PT22H57M00S" calcext:value-type="time">
            <text:p>22:5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nknown Battle </text:p>
          </table:table-cell>
          <table:table-cell office:value-type="string" calcext:value-type="string">
            <text:p>Dropped</text:p>
          </table:table-cell>
          <table:table-cell office:value-type="time" office:time-value="PT09H36M00S" calcext:value-type="time">
            <text:p>09:36</text:p>
          </table:table-cell>
          <table:table-cell/>
          <table:table-cell table:style-name="ce111" table:formula="of:=HYPERLINK(&quot;https:/www.pcgamingwiki.com/wiki/&quot;&amp;SUBSTITUTE([.A13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nmemor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6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table:style-name="ce12" office:value-type="string" calcext:value-type="string">
            <text:p>Unreal Gol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7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42"/>
          <table:table-cell table:style-name="ce42" office:value-type="string" calcext:value-type="string">
            <text:p>G</text:p>
          </table:table-cell>
          <table:table-cell table:number-columns-repeated="3"/>
          <table:table-cell table:style-name="ce42" table:number-columns-repeated="2"/>
          <table:table-cell table:number-columns-repeated="1010"/>
        </table:table-row>
        <table:table-row table:style-name="ro3">
          <table:table-cell office:value-type="string" calcext:value-type="string">
            <text:p>Unreal Tournament 2003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13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8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Uplink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1H30M00S" calcext:value-type="time">
            <text:p>11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6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6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Urban Trial Playgrou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7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riel's Chasm 2: NX </text:p>
          </table:table-cell>
          <table:table-cell office:value-type="string" calcext:value-type="string">
            <text:p>Dropped</text:p>
          </table:table-cell>
          <table:table-cell office:value-type="time" office:time-value="PT00H32M00S" calcext:value-type="time">
            <text:p>00:32</text:p>
          </table:table-cell>
          <table:table-cell/>
          <table:table-cell table:style-name="ce111" table:formula="of:=HYPERLINK(&quot;https:/www.pcgamingwiki.com/wiki/&quot;&amp;SUBSTITUTE([.A137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Uurnog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7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A-11 Hall-A: Cyberpunk Bartender Action </text:p>
          </table:table-cell>
          <table:table-cell office:value-type="string" calcext:value-type="string">
            <text:p>Pending</text:p>
          </table:table-cell>
          <table:table-cell office:value-type="time" office:time-value="PT12H30M00S" calcext:value-type="time">
            <text:p>1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7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ampyr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7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4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ne</text:p>
          </table:table-cell>
          <table:table-cell office:value-type="string" calcext:value-type="string">
            <text:p>Dropped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7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Velvet Assassi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0H44M00S" calcext:value-type="time">
            <text:p>10:4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7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6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7" office:value-type="string" calcext:value-type="string">
            <text:p>Venetica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37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Vessel </text:p>
          </table:table-cell>
          <table:table-cell office:value-type="string" calcext:value-type="string">
            <text:p>Pending</text:p>
          </table:table-cell>
          <table:table-cell office:value-type="time" office:time-value="PT11H47M00S" calcext:value-type="time">
            <text:p>11:47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7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ckinachi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37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79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ictor Vran Overkill Edition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8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iking: Battle for Asgard </text:p>
          </table:table-cell>
          <table:table-cell office:value-type="string" calcext:value-type="string">
            <text:p>Dropped</text:p>
          </table:table-cell>
          <table:table-cell office:value-type="time" office:time-value="PT16H35M00S" calcext:value-type="time">
            <text:p>16:35</text:p>
          </table:table-cell>
          <table:table-cell/>
          <table:table-cell table:style-name="ce111" table:formula="of:=HYPERLINK(&quot;https:/www.pcgamingwiki.com/wiki/&quot;&amp;SUBSTITUTE([.A138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irtua Cop 2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8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2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scera Cleanup Detail: Shadow Warrior </text:p>
          </table:table-cell>
          <table:table-cell office:value-type="string" calcext:value-type="string">
            <text:p>Completed</text:p>
          </table:table-cell>
          <table:table-cell office:value-type="time" office:time-value="PT01H58M00S" calcext:value-type="time">
            <text:p>01:58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8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ituaverse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38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ve le Roi </text:p>
          </table:table-cell>
          <table:table-cell office:value-type="string" calcext:value-type="string">
            <text:p>Dropped</text:p>
          </table:table-cell>
          <table:table-cell office:value-type="time" office:time-value="PT02H48M00S" calcext:value-type="time">
            <text:p>02:48</text:p>
          </table:table-cell>
          <table:table-cell/>
          <table:table-cell table:style-name="ce111" table:formula="of:=HYPERLINK(&quot;https:/www.pcgamingwiki.com/wiki/&quot;&amp;SUBSTITUTE([.A138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Void Bastards</text:p>
          </table:table-cell>
          <table:table-cell office:value-type="string" calcext:value-type="string">
            <text:p>Pending</text:p>
          </table:table-cell>
          <table:table-cell table:style-name="ce68"/>
          <table:table-cell table:style-name="ce61"/>
          <table:table-cell table:style-name="ce111" table:formula="of:=HYPERLINK(&quot;https:/www.pcgamingwiki.com/wiki/&quot;&amp;SUBSTITUTE([.A138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ostok Inc.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38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12" office:value-type="string" calcext:value-type="string">
            <text:p>Voxatron</text:p>
          </table:table-cell>
          <table:table-cell table:style-name="ce42" office:value-type="string" calcext:value-type="string">
            <text:p>?</text:p>
          </table:table-cell>
          <table:table-cell table:style-name="ce67" office:value-type="time" office:time-value="PT01H00M00S" calcext:value-type="time">
            <text:p>01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8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8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L</text:p>
          </table:table-cell>
          <table:table-cell table:style-name="ce42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VVVVVV </text:p>
          </table:table-cell>
          <table:table-cell office:value-type="string" calcext:value-type="string">
            <text:p>Completed</text:p>
          </table:table-cell>
          <table:table-cell office:value-type="time" office:time-value="PT02H59M00S" calcext:value-type="time">
            <text:p>02:59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38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8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aking Mars </text:p>
          </table:table-cell>
          <table:table-cell office:value-type="string" calcext:value-type="string">
            <text:p>Pending</text:p>
          </table:table-cell>
          <table:table-cell office:value-type="time" office:time-value="PT08H03M00S" calcext:value-type="time">
            <text:p>08:0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9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Wallace &amp; Gromit Ep 1: Fright of the Bumblebee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46M00S" calcext:value-type="time">
            <text:p>02:4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9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table:style-name="ce7" office:value-type="string" calcext:value-type="string">
            <text:p>Wallace &amp; Gromit Ep 2: The Last Resort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14M00S" calcext:value-type="time">
            <text:p>02:1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9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table:style-name="ce7" office:value-type="string" calcext:value-type="string">
            <text:p>Wallace &amp; Gromit Ep 3: Muzzled!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16M00S" calcext:value-type="time">
            <text:p>02:16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9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3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table:style-name="ce7" office:value-type="string" calcext:value-type="string">
            <text:p>Wallace &amp; Gromit Ep 4: The Bogey Man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22M00S" calcext:value-type="time">
            <text:p>02:22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9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WarCraft 3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1" table:formula="of:=HYPERLINK(&quot;https:/www.pcgamingwiki.com/wiki/&quot;&amp;SUBSTITUTE([.A139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5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rframe </text:p>
          </table:table-cell>
          <table:table-cell office:value-type="string" calcext:value-type="string">
            <text:p>Dropped</text:p>
          </table:table-cell>
          <table:table-cell office:value-type="time" office:time-value="PT353H20M00S" calcext:value-type="time">
            <text:p>353:20</text:p>
          </table:table-cell>
          <table:table-cell/>
          <table:table-cell table:style-name="ce111" table:formula="of:=HYPERLINK(&quot;https:/www.pcgamingwiki.com/wiki/&quot;&amp;SUBSTITUTE([.A139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Warhammer 40,000: Space Marine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28M00S" calcext:value-type="time">
            <text:p>08:28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39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Wario Land: The Shake Dimension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9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table:style-name="ce32" office:value-type="string" calcext:value-type="string">
            <text:p>WarioWare: Smooth Moves</text:p>
          </table:table-cell>
          <table:table-cell office:value-type="string" calcext:value-type="string">
            <text:p>Replayable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39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39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Warriors of Vilvatikta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40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RSAW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0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1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arsow</text:p>
          </table:table-cell>
          <table:table-cell office:value-type="string" calcext:value-type="string">
            <text:p>Pending</text:p>
          </table:table-cell>
          <table:table-cell table:number-columns-repeated="2" office:value-type="string" calcext:value-type="string">
            <text:p>?</text:p>
          </table:table-cell>
          <table:table-cell table:style-name="ce111" table:formula="of:=HYPERLINK(&quot;https:/www.pcgamingwiki.com/wiki/&quot;&amp;SUBSTITUTE([.A140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table:style-name="ce83" office:value-type="string" calcext:value-type="string">
            <text:p>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asteland </text:p>
          </table:table-cell>
          <table:table-cell office:value-type="string" calcext:value-type="string">
            <text:p>Dropped</text:p>
          </table:table-cell>
          <table:table-cell office:value-type="time" office:time-value="PT34H00M00S" calcext:value-type="time">
            <text:p>34:00</text:p>
          </table:table-cell>
          <table:table-cell/>
          <table:table-cell table:style-name="ce111" table:formula="of:=HYPERLINK(&quot;https:/www.pcgamingwiki.com/wiki/&quot;&amp;SUBSTITUTE([.A140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asteland Angel </text:p>
          </table:table-cell>
          <table:table-cell office:value-type="string" calcext:value-type="string">
            <text:p>Pending</text:p>
          </table:table-cell>
          <table:table-cell office:value-type="time" office:time-value="PT03H13M00S" calcext:value-type="time">
            <text:p>03:13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0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atch_Dogs</text:p>
          </table:table-cell>
          <table:table-cell office:value-type="string" calcext:value-type="string">
            <text:p>Pending</text:p>
          </table:table-cell>
          <table:table-cell office:value-type="time" office:time-value="PT19H00M00S" calcext:value-type="time">
            <text:p>19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0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5]&amp;&quot;+trailer&quot;;&quot;Trailer&quot;)" office:value-type="string" office:string-value="Trailer" calcext:value-type="string">
            <text:p>Trailer</text:p>
          </table:table-cell>
          <table:table-cell/>
          <table:table-cell table:style-name="ce83" office:value-type="string" calcext:value-type="string">
            <text:p>E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Watch_Dogs 2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9H00M00S" calcext:value-type="time">
            <text:p>19:00</text:p>
          </table:table-cell>
          <table:table-cell table:style-name="ce74"/>
          <table:table-cell table:style-name="ce111" table:formula="of:=HYPERLINK(&quot;https:/www.pcgamingwiki.com/wiki/&quot;&amp;SUBSTITUTE([.A140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6]&amp;&quot;+trailer&quot;;&quot;Trailer&quot;)" office:value-type="string" office:string-value="Trailer" calcext:value-type="string">
            <text:p>Trailer</text:p>
          </table:table-cell>
          <table:table-cell table:style-name="ce28"/>
          <table:table-cell table:style-name="ce84" office:value-type="string" calcext:value-type="string">
            <text:p>E</text:p>
          </table:table-cell>
          <table:table-cell table:style-name="ce28" table:number-columns-repeated="6"/>
          <table:table-cell office:value-type="string" calcext:value-type="string">
            <text:p>U</text:p>
          </table:table-cell>
          <table:table-cell table:style-name="ce28"/>
          <table:table-cell table:number-columns-repeated="1008"/>
        </table:table-row>
        <table:table-row table:style-name="ro2">
          <table:table-cell office:value-type="string" calcext:value-type="string">
            <text:p>Wet</text:p>
          </table:table-cell>
          <table:table-cell office:value-type="string" calcext:value-type="string">
            <text:p>Completed</text:p>
          </table:table-cell>
          <table:table-cell table:style-name="ce125"/>
          <table:table-cell/>
          <table:table-cell table:style-name="ce111" table:formula="of:=HYPERLINK(&quot;https:/www.pcgamingwiki.com/wiki/&quot;&amp;SUBSTITUTE([.A140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7]&amp;&quot;+trailer&quot;;&quot;Trailer&quot;)" office:value-type="string" office:string-value="Trailer" calcext:value-type="string">
            <text:p>Trail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table:style-name="ce68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What Remains Of Edith Finch</text:p>
          </table:table-cell>
          <table:table-cell office:value-type="string" calcext:value-type="string">
            <text:p>Completed</text:p>
          </table:table-cell>
          <table:table-cell/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0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When Ski Lifts Go Wrong</text:p>
          </table:table-cell>
          <table:table-cell office:value-type="string" calcext:value-type="string">
            <text:p>Pending</text:p>
          </table:table-cell>
          <table:table-cell office:value-type="time" office:time-value="PT02H00M00S" calcext:value-type="time">
            <text:p>02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0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0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3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hile True: learn()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1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Whiskey &amp; Zombies: Great Southern Zombie Escap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41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 table:number-columns-repeated="6"/>
          <table:table-cell table:style-name="ce84" office:value-type="string" calcext:value-type="string">
            <text:p>T</text:p>
          </table:table-cell>
          <table:table-cell table:style-name="ce28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ispering Willows</text:p>
          </table:table-cell>
          <table:table-cell office:value-type="string" calcext:value-type="string">
            <text:p>Completed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41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hispers Of A Machine</text:p>
          </table:table-cell>
          <table:table-cell office:value-type="string" calcext:value-type="string">
            <text:p>Pending</text:p>
          </table:table-cell>
          <table:table-cell office:value-type="time" office:time-value="PT08H00M00S" calcext:value-type="time">
            <text:p>08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1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3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3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hite Night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1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Wii Party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3H00M00S" calcext:value-type="time">
            <text:p>0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1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5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Wii Play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4H00M00S" calcext:value-type="time">
            <text:p>04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1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6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Wii Sport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8H00M00S" calcext:value-type="time">
            <text:p>08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1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7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Wii Sports Resort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1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Wilmot's Warehous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1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19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dboun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2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0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indosill </text:p>
          </table:table-cell>
          <table:table-cell office:value-type="string" calcext:value-type="string">
            <text:p>Completed</text:p>
          </table:table-cell>
          <table:table-cell office:value-type="time" office:time-value="PT00H37M00S" calcext:value-type="time">
            <text:p>00:37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42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1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Windowframe</text:p>
          </table:table-cell>
          <table:table-cell office:value-type="string" calcext:value-type="string">
            <text:p>Pending</text:p>
          </table:table-cell>
          <table:table-cell office:value-type="time" office:time-value="PT01H00M00S" calcext:value-type="time">
            <text:p>01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2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2]&amp;&quot;+trailer&quot;;&quot;Trailer&quot;)" office:value-type="string" office:string-value="Trailer" calcext:value-type="string">
            <text:p>Trailer</text:p>
          </table:table-cell>
          <table:table-cell table:style-name="ce83"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Wings Of Vi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23H00M00S" calcext:value-type="time">
            <text:p>23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2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Witch It 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42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tcheye</text:p>
          </table:table-cell>
          <table:table-cell office:value-type="string" calcext:value-type="string">
            <text:p>Dropped</text:p>
          </table:table-cell>
          <table:table-cell office:value-type="string" calcext:value-type="string">
            <text:p>?</text:p>
          </table:table-cell>
          <table:table-cell/>
          <table:table-cell table:style-name="ce111" table:formula="of:=HYPERLINK(&quot;https:/www.pcgamingwiki.com/wiki/&quot;&amp;SUBSTITUTE([.A142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Wizard of Legend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42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number-columns-repeated="6"/>
          <table:table-cell table:style-name="ce83"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izardry 6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2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izardry 7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2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8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izardry 8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2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29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izorb </text:p>
          </table:table-cell>
          <table:table-cell office:value-type="string" calcext:value-type="string">
            <text:p>Dropped</text:p>
          </table:table-cell>
          <table:table-cell office:value-type="time" office:time-value="PT05H33M00S" calcext:value-type="time">
            <text:p>05:33</text:p>
          </table:table-cell>
          <table:table-cell/>
          <table:table-cell table:style-name="ce111" table:formula="of:=HYPERLINK(&quot;https:/www.pcgamingwiki.com/wiki/&quot;&amp;SUBSTITUTE([.A143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0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Wolfenstein: The New Order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43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84" office:value-type="string" calcext:value-type="string">
            <text:p>E</text:p>
          </table:table-cell>
          <table:table-cell table:style-name="ce28" table:number-columns-repeated="8"/>
          <table:table-cell table:number-columns-repeated="1008"/>
        </table:table-row>
        <table:table-row table:style-name="ro2">
          <table:table-cell office:value-type="string" calcext:value-type="string">
            <text:p>Wonder Boy</text:p>
          </table:table-cell>
          <table:table-cell office:value-type="string" calcext:value-type="string">
            <text:p>Dropped</text:p>
          </table:table-cell>
          <table:table-cell office:value-type="time" office:time-value="PT02H30M00S" calcext:value-type="time">
            <text:p>02:3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3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2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oodle Tree </text:p>
          </table:table-cell>
          <table:table-cell office:value-type="string" calcext:value-type="string">
            <text:p>Dropped</text:p>
          </table:table-cell>
          <table:table-cell office:value-type="time" office:time-value="PT01H29M00S" calcext:value-type="time">
            <text:p>01:29</text:p>
          </table:table-cell>
          <table:table-cell/>
          <table:table-cell table:style-name="ce111" table:formula="of:=HYPERLINK(&quot;https:/www.pcgamingwiki.com/wiki/&quot;&amp;SUBSTITUTE([.A143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3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World End Economica: Episode 1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9H14M00S" calcext:value-type="time">
            <text:p>09:1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3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4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 table:number-columns-repeated="5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World of Goo </text:p>
          </table:table-cell>
          <table:table-cell office:value-type="string" calcext:value-type="string">
            <text:p>Pending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3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rld War Z</text:p>
          </table:table-cell>
          <table:table-cell office:value-type="string" calcext:value-type="string">
            <text:p>Dropped</text:p>
          </table:table-cell>
          <table:table-cell office:value-type="time" office:time-value="PT11H30M00S" calcext:value-type="time">
            <text:p>11:30</text:p>
          </table:table-cell>
          <table:table-cell/>
          <table:table-cell table:style-name="ce111" table:formula="of:=HYPERLINK(&quot;https:/www.pcgamingwiki.com/wiki/&quot;&amp;SUBSTITUTE([.A143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6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rld War Z: Aftermath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3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Worms : A Space Oddity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0H00M00S" calcext:value-type="time">
            <text:p>10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3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8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Worms 3D</text:p>
          </table:table-cell>
          <table:table-cell office:value-type="string" calcext:value-type="string">
            <text:p>?</text:p>
          </table:table-cell>
          <table:table-cell/>
          <table:table-cell table:style-name="ce74"/>
          <table:table-cell table:style-name="ce111" table:formula="of:=HYPERLINK(&quot;https:/www.pcgamingwiki.com/wiki/&quot;&amp;SUBSTITUTE([.A143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39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Worms Battle Island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6H30M00S" calcext:value-type="time">
            <text:p>06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4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0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3">
          <table:table-cell table:style-name="ce7" office:value-type="string" calcext:value-type="string">
            <text:p>Worms Rumble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44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1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office:value-type="string" calcext:value-type="string">
            <text:p>Worms: Reloaded (Armaggedon)</text:p>
          </table:table-cell>
          <table:table-cell office:value-type="string" calcext:value-type="string">
            <text:p>Pending</text:p>
          </table:table-cell>
          <table:table-cell office:value-type="time" office:time-value="PT17H05M00S" calcext:value-type="time">
            <text:p>17:05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4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2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 table:number-columns-repeated="5"/>
          <table:table-cell table:style-name="ce83"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WRATH: Aeon of Rui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44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3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WRC 7 FIA World Rally Championship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4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4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RC 8 FIA World Rally Championship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4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5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Wurm Unlimited </text:p>
          </table:table-cell>
          <table:table-cell office:value-type="string" calcext:value-type="string">
            <text:p>Dropped</text:p>
          </table:table-cell>
          <table:table-cell office:value-type="time" office:time-value="PT1588H00M00S" calcext:value-type="time">
            <text:p>1588:00</text:p>
          </table:table-cell>
          <table:table-cell/>
          <table:table-cell table:style-name="ce111" table:formula="of:=HYPERLINK(&quot;https:/www.pcgamingwiki.com/wiki/&quot;&amp;SUBSTITUTE([.A144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X-Blades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7H00M00S" calcext:value-type="time">
            <text:p>07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4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7]&amp;&quot;+trailer&quot;;&quot;Trailer&quot;)" office:value-type="string" office:string-value="Trailer" calcext:value-type="string">
            <text:p>Trailer</text:p>
          </table:table-cell>
          <table:table-cell table:style-name="ce28" table:number-columns-repeated="6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X-COM: UFO Defense </text:p>
          </table:table-cell>
          <table:table-cell office:value-type="string" calcext:value-type="string">
            <text:p>Dropped</text:p>
          </table:table-cell>
          <table:table-cell office:value-type="time" office:time-value="PT41H58M00S" calcext:value-type="time">
            <text:p>41:58</text:p>
          </table:table-cell>
          <table:table-cell/>
          <table:table-cell table:style-name="ce111" table:formula="of:=HYPERLINK(&quot;https:/www.pcgamingwiki.com/wiki/&quot;&amp;SUBSTITUTE([.A144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8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7" office:value-type="string" calcext:value-type="string">
            <text:p>X-Morph: Defense Complete Edition</text:p>
          </table:table-cell>
          <table:table-cell table:style-name="ce28" office:value-type="string" calcext:value-type="string">
            <text:p>?</text:p>
          </table:table-cell>
          <table:table-cell table:style-name="ce53"/>
          <table:table-cell table:style-name="ce74"/>
          <table:table-cell table:style-name="ce111" table:formula="of:=HYPERLINK(&quot;https:/www.pcgamingwiki.com/wiki/&quot;&amp;SUBSTITUTE([.A144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49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 table:style-name="ce28"/>
          <table:table-cell table:style-name="ce84" office:value-type="string" calcext:value-type="string">
            <text:p>G</text:p>
          </table:table-cell>
          <table:table-cell table:style-name="ce28" table:number-columns-repeated="7"/>
          <table:table-cell table:number-columns-repeated="1008"/>
        </table:table-row>
        <table:table-row table:style-name="ro3">
          <table:table-cell office:value-type="string" calcext:value-type="string">
            <text:p>XCOM 2</text:p>
          </table:table-cell>
          <table:table-cell office:value-type="string" calcext:value-type="string">
            <text:p>Pending</text:p>
          </table:table-cell>
          <table:table-cell table:number-columns-repeated="2"/>
          <table:table-cell table:style-name="ce111" table:formula="of:=HYPERLINK(&quot;https:/www.pcgamingwiki.com/wiki/&quot;&amp;SUBSTITUTE([.A145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0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1016"/>
        </table:table-row>
        <table:table-row table:style-name="ro3">
          <table:table-cell table:style-name="ce7" office:value-type="string" calcext:value-type="string">
            <text:p>Xenonauts 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40H44M00S" calcext:value-type="time">
            <text:p>40:44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5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L</text:p>
          </table:table-cell>
          <table:table-cell table:style-name="ce28"/>
          <table:table-cell table:style-name="ce28" office:value-type="string" calcext:value-type="string">
            <text:p>G</text:p>
          </table:table-cell>
          <table:table-cell table:style-name="ce28" table:number-columns-repeated="3"/>
          <table:table-cell table:style-name="ce84" office:value-type="string" calcext:value-type="string">
            <text:p>S</text:p>
          </table:table-cell>
          <table:table-cell table:style-name="ce28" table:number-columns-repeated="3"/>
          <table:table-cell table:number-columns-repeated="1008"/>
        </table:table-row>
        <table:table-row table:style-name="ro3">
          <table:table-cell table:style-name="ce33" office:value-type="string" calcext:value-type="string">
            <text:p>XIII</text:p>
          </table:table-cell>
          <table:table-cell office:value-type="string" calcext:value-type="string">
            <text:p>?</text:p>
          </table:table-cell>
          <table:table-cell table:style-name="ce68" table:number-columns-repeated="2"/>
          <table:table-cell table:style-name="ce111" table:formula="of:=HYPERLINK(&quot;https:/www.pcgamingwiki.com/wiki/&quot;&amp;SUBSTITUTE([.A145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2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W</text:p>
          </table:table-cell>
          <table:table-cell/>
          <table:table-cell table:style-name="ce84" office:value-type="string" calcext:value-type="string">
            <text:p>G</text:p>
          </table:table-cell>
          <table:table-cell table:number-columns-repeated="1015"/>
        </table:table-row>
        <table:table-row table:style-name="ro3">
          <table:table-cell table:style-name="ce7" office:value-type="string" calcext:value-type="string">
            <text:p>Xmas Shooting – Scramble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02H30M00S" calcext:value-type="time">
            <text:p>02:3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5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3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</text:p>
          </table:table-cell>
          <table:table-cell table:style-name="ce28" table:number-columns-repeated="7"/>
          <table:table-cell table:number-columns-repeated="1010"/>
        </table:table-row>
        <table:table-row table:style-name="ro3">
          <table:table-cell office:value-type="string" calcext:value-type="string">
            <text:p>Yaiba: Ninja Gaiden Z</text:p>
          </table:table-cell>
          <table:table-cell office:value-type="string" calcext:value-type="string">
            <text:p>Pending</text:p>
          </table:table-cell>
          <table:table-cell table:style-name="ce125"/>
          <table:table-cell/>
          <table:table-cell table:style-name="ce111" table:formula="of:=HYPERLINK(&quot;https:/www.pcgamingwiki.com/wiki/&quot;&amp;SUBSTITUTE([.A145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4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</text:p>
          </table:table-cell>
          <table:table-cell table:number-columns-repeated="3"/>
          <table:table-cell table:style-name="ce83" office:value-type="float" office:value="3" calcext:value-type="float">
            <text:p>3</text:p>
          </table:table-cell>
          <table:table-cell/>
          <table:table-cell table:style-name="ce68" table:number-columns-repeated="2"/>
          <table:table-cell table:number-columns-repeated="1010"/>
        </table:table-row>
        <table:table-row table:style-name="ro2">
          <table:table-cell office:value-type="string" calcext:value-type="string">
            <text:p>Yet Another Zombie Defense </text:p>
          </table:table-cell>
          <table:table-cell office:value-type="string" calcext:value-type="string">
            <text:p>Dropped</text:p>
          </table:table-cell>
          <table:table-cell office:value-type="time" office:time-value="PT02H41M00S" calcext:value-type="time">
            <text:p>02:41</text:p>
          </table:table-cell>
          <table:table-cell/>
          <table:table-cell table:style-name="ce111" table:formula="of:=HYPERLINK(&quot;https:/www.pcgamingwiki.com/wiki/&quot;&amp;SUBSTITUTE([.A145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5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Yoku's Island Express!</text:p>
          </table:table-cell>
          <table:table-cell office:value-type="string" calcext:value-type="string">
            <text:p>Completed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45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6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no and the Celestial Elephants</text:p>
          </table:table-cell>
          <table:table-cell office:value-type="string" calcext:value-type="string">
            <text:p>Dropped</text:p>
          </table:table-cell>
          <table:table-cell office:value-type="time" office:time-value="PT05H30M00S" calcext:value-type="time">
            <text:p>05:30</text:p>
          </table:table-cell>
          <table:table-cell/>
          <table:table-cell table:style-name="ce111" table:formula="of:=HYPERLINK(&quot;https:/www.pcgamingwiki.com/wiki/&quot;&amp;SUBSTITUTE([.A145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7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Yooka-Laylee</text:p>
          </table:table-cell>
          <table:table-cell office:value-type="string" calcext:value-type="string">
            <text:p>Pending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5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8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83"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office:value-type="string" calcext:value-type="string">
            <text:p>Yooka-Laylee and the Impossible Lair</text:p>
          </table:table-cell>
          <table:table-cell office:value-type="string" calcext:value-type="string">
            <text:p>Pending</text:p>
          </table:table-cell>
          <table:table-cell office:value-type="time" office:time-value="PT15H00M00S" calcext:value-type="time">
            <text:p>15:00</text:p>
          </table:table-cell>
          <table:table-cell office:value-type="string" calcext:value-type="string">
            <text:p>?</text:p>
          </table:table-cell>
          <table:table-cell table:style-name="ce111" table:formula="of:=HYPERLINK(&quot;https:/www.pcgamingwiki.com/wiki/&quot;&amp;SUBSTITUTE([.A1459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59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</text:p>
          </table:table-cell>
          <table:table-cell table:style-name="ce83"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outubers Life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60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0]&amp;&quot;+trailer&quot;;&quot;Trailer&quot;)" office:value-type="string" office:string-value="Trailer" calcext:value-type="string">
            <text:p>Trailer</text:p>
          </table:table-cell>
          <table:table-cell table:number-columns-repeated="7"/>
          <table:table-cell office:value-type="string" calcext:value-type="string">
            <text:p>T</text:p>
          </table:table-cell>
          <table:table-cell table:number-columns-repeated="1010"/>
        </table:table-row>
        <table:table-row table:style-name="ro3">
          <table:table-cell table:style-name="ce7" office:value-type="string" calcext:value-type="string">
            <text:p>Zack and Wiki</text:p>
          </table:table-cell>
          <table:table-cell table:style-name="ce28" office:value-type="string" calcext:value-type="string">
            <text:p>?</text:p>
          </table:table-cell>
          <table:table-cell table:style-name="ce53" office:value-type="time" office:time-value="PT15H00M00S" calcext:value-type="time">
            <text:p>15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61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1]&amp;&quot;+trailer&quot;;&quot;Trailer&quot;)" office:value-type="string" office:string-value="Trailer" calcext:value-type="string">
            <text:p>Trailer</text:p>
          </table:table-cell>
          <table:table-cell table:style-name="ce28" office:value-type="string" calcext:value-type="string">
            <text:p>B</text:p>
          </table:table-cell>
          <table:table-cell table:style-name="ce28" table:number-columns-repeated="8"/>
          <table:table-cell table:style-name="ce84" office:value-type="string" calcext:value-type="string">
            <text:p>W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Zen Bound 2 </text:p>
          </table:table-cell>
          <table:table-cell office:value-type="string" calcext:value-type="string">
            <text:p>Dropped</text:p>
          </table:table-cell>
          <table:table-cell office:value-type="time" office:time-value="PT08H38M00S" calcext:value-type="time">
            <text:p>08:38</text:p>
          </table:table-cell>
          <table:table-cell/>
          <table:table-cell table:style-name="ce111" table:formula="of:=HYPERLINK(&quot;https:/www.pcgamingwiki.com/wiki/&quot;&amp;SUBSTITUTE([.A1462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2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3">
          <table:table-cell table:style-name="ce12" office:value-type="string" calcext:value-type="string">
            <text:p>Zen Puzzle Garden</text:p>
          </table:table-cell>
          <table:table-cell table:style-name="ce42" office:value-type="string" calcext:value-type="string">
            <text:p>?</text:p>
          </table:table-cell>
          <table:table-cell table:style-name="ce67" office:value-type="time" office:time-value="PT10H00M00S" calcext:value-type="time">
            <text:p>10:00</text:p>
          </table:table-cell>
          <table:table-cell table:style-name="ce74" office:value-type="string" calcext:value-type="string">
            <text:p>?</text:p>
          </table:table-cell>
          <table:table-cell table:style-name="ce111" table:formula="of:=HYPERLINK(&quot;https:/www.pcgamingwiki.com/wiki/&quot;&amp;SUBSTITUTE([.A1463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3]&amp;&quot;+trailer&quot;;&quot;Trailer&quot;)" office:value-type="string" office:string-value="Trailer" calcext:value-type="string">
            <text:p>Trailer</text:p>
          </table:table-cell>
          <table:table-cell table:style-name="ce84" office:value-type="string" calcext:value-type="string">
            <text:p>BWL</text:p>
          </table:table-cell>
          <table:table-cell table:style-name="ce42" table:number-columns-repeated="9"/>
          <table:table-cell table:number-columns-repeated="1008"/>
        </table:table-row>
        <table:table-row table:style-name="ro2">
          <table:table-cell office:value-type="string" calcext:value-type="string">
            <text:p>Zeno Clash II </text:p>
          </table:table-cell>
          <table:table-cell office:value-type="string" calcext:value-type="string">
            <text:p>Dropped</text:p>
          </table:table-cell>
          <table:table-cell office:value-type="time" office:time-value="PT06H37M00S" calcext:value-type="time">
            <text:p>06:37</text:p>
          </table:table-cell>
          <table:table-cell/>
          <table:table-cell table:style-name="ce111" table:formula="of:=HYPERLINK(&quot;https:/www.pcgamingwiki.com/wiki/&quot;&amp;SUBSTITUTE([.A1464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4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Ziggurat</text:p>
          </table:table-cell>
          <table:table-cell office:value-type="string" calcext:value-type="string">
            <text:p>Replayable</text:p>
          </table:table-cell>
          <table:table-cell office:value-type="time" office:time-value="PT03H12M00S" calcext:value-type="time">
            <text:p>03:12</text:p>
          </table:table-cell>
          <table:table-cell office:value-type="string" calcext:value-type="string">
            <text:p>N</text:p>
          </table:table-cell>
          <table:table-cell table:style-name="ce111" table:formula="of:=HYPERLINK(&quot;https:/www.pcgamingwiki.com/wiki/&quot;&amp;SUBSTITUTE([.A1465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5]&amp;&quot;+trailer&quot;;&quot;Trailer&quot;)" office:value-type="string" office:string-value="Trailer" calcext:value-type="string">
            <text:p>Trailer</text:p>
          </table:table-cell>
          <table:table-cell office:value-type="string" calcext:value-type="string">
            <text:p>BWL</text:p>
          </table:table-cell>
          <table:table-cell/>
          <table:table-cell office:value-type="string" calcext:value-type="string">
            <text:p>G</text:p>
          </table:table-cell>
          <table:table-cell table:number-columns-repeated="7"/>
          <table:table-cell table:style-name="ce68"/>
          <table:table-cell table:number-columns-repeated="1007"/>
        </table:table-row>
        <table:table-row table:style-name="ro2">
          <table:table-cell office:value-type="string" calcext:value-type="string">
            <text:p>Zombie Driver HD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66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6]&amp;&quot;+trailer&quot;;&quot;Trailer&quot;)" office:value-type="string" office:string-value="Trailer" calcext:value-type="string">
            <text:p>Trailer</text:p>
          </table:table-cell>
          <table:table-cell table:number-columns-repeated="6"/>
          <table:table-cell office:value-type="string" calcext:value-type="string">
            <text:p>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ient Enemy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67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7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lling Floor 2</text:p>
          </table:table-cell>
          <table:table-cell office:value-type="string" calcext:value-type="string">
            <text:p>Dropped</text:p>
          </table:table-cell>
          <table:table-cell table:number-columns-repeated="2"/>
          <table:table-cell table:style-name="ce111" table:formula="of:=HYPERLINK(&quot;https:/www.pcgamingwiki.com/wiki/&quot;&amp;SUBSTITUTE([.A1468];&quot; &quot;;&quot;_&quot;);&quot;PCGW&quot;)" office:value-type="string" office:string-value="PCGW" calcext:value-type="string">
            <text:p>PCGW</text:p>
          </table:table-cell>
          <table:table-cell table:style-name="ce121" table:formula="of:=HYPERLINK(&quot;https://www.youtube.com/results?search_query=&quot;&amp;[.A1468]&amp;&quot;+trailer&quot;;&quot;Trailer&quot;)" office:value-type="string" office:string-value="Trailer" calcext:value-type="string">
            <text:p>Trailer</text:p>
          </table:table-cell>
          <table:table-cell/>
          <table:table-cell office:value-type="string" calcext:value-type="string">
            <text:p>E</text:p>
          </table:table-cell>
          <table:table-cell table:number-columns-repeated="1016"/>
        </table:table-row>
        <table:table-row table:style-name="ro1" table:number-rows-repeated="104710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Backlog.A1:Backlog.AMJ1048576">
            <calcext:condition calcext:apply-style-name="** Completed" calcext:value="formula-is([.$B1]=&quot;Completed&quot;)" calcext:base-cell-address="Backlog.A1"/>
            <calcext:condition calcext:apply-style-name="** Dropped" calcext:value="formula-is([.$B1]=&quot;Dropped&quot;)" calcext:base-cell-address="Backlog.A1"/>
            <calcext:condition calcext:apply-style-name="** Replayable" calcext:value="formula-is([.$B1]=&quot;Replayable&quot;)" calcext:base-cell-address="Backlog.A1"/>
            <calcext:condition calcext:apply-style-name="** Pending" calcext:value="formula-is([.$B1]=&quot;Pending&quot;)" calcext:base-cell-address="Backlog.A1"/>
            <calcext:condition calcext:apply-style-name="** ?" calcext:value="formula-is([.$B1]=&quot;?&quot;)" calcext:base-cell-address="Backlog.A1"/>
          </calcext:conditional-format>
        </calcext:conditional-formats>
      </table:table>
      <table:table table:name="Stats" table:style-name="ta1">
        <table:table-column table:style-name="co14" table:number-columns-repeated="9" table:default-cell-style-name="Default"/>
        <table:table-row table:style-name="ro1">
          <table:table-cell table:number-columns-repeated="9"/>
        </table:table-row>
        <table:table-row table:style-name="ro4">
          <table:table-cell/>
          <table:table-cell table:style-name="ce178" office:value-type="string" calcext:value-type="string" table:number-columns-spanned="4" table:number-rows-spanned="1">
            <text:p>Stats</text:p>
          </table:table-cell>
          <table:covered-table-cell table:number-columns-repeated="3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Status</text:p>
          </table:table-cell>
          <table:table-cell table:style-name="ce186" office:value-type="string" calcext:value-type="string">
            <text:p>Number</text:p>
          </table:table-cell>
          <table:table-cell table:style-name="ce186" office:value-type="string" calcext:value-type="string">
            <text:p>Percentage</text:p>
          </table:table-cell>
          <table:table-cell table:style-name="ce186" office:value-type="string" calcext:value-type="string">
            <text:p>Days</text:p>
          </table:table-cell>
          <table:table-cell table:number-columns-repeated="4"/>
        </table:table-row>
        <table:table-row table:style-name="ro1">
          <table:table-cell/>
          <table:table-cell table:style-name="ce180" office:value-type="string" calcext:value-type="string">
            <text:p>Completed</text:p>
          </table:table-cell>
          <table:table-cell table:style-name="ce187" table:formula="of:=COUNTIF([Backlog.B$1:.B$1048576];&quot;=Completed&quot;)" office:value-type="float" office:value="173" calcext:value-type="float">
            <text:p>173</text:p>
          </table:table-cell>
          <table:table-cell table:style-name="ce190" table:formula="of:=[.C7]/[.C$12]" office:value-type="percentage" office:value="0.117927743694615" calcext:value-type="percentage">
            <text:p>11,79%</text:p>
          </table:table-cell>
          <table:table-cell table:style-name="ce195" table:formula="of:=SUMIF([Backlog.B$1:.B$1048576];&quot;=Completed&quot;;[Backlog.C$1:.C$1048576])" office:value-type="float" office:value="31.4131944444444" calcext:value-type="float">
            <text:p>31,41</text:p>
          </table:table-cell>
          <table:table-cell table:style-name="ce201"/>
          <table:table-cell table:number-columns-repeated="3"/>
        </table:table-row>
        <table:table-row table:style-name="ro1">
          <table:table-cell/>
          <table:table-cell table:style-name="ce181" office:value-type="string" calcext:value-type="string">
            <text:p>Dropped</text:p>
          </table:table-cell>
          <table:table-cell table:style-name="ce102" table:formula="of:=COUNTIF([Backlog.B$1:.B$1048576];&quot;=Dropped&quot;)" office:value-type="float" office:value="610" calcext:value-type="float">
            <text:p>610</text:p>
          </table:table-cell>
          <table:table-cell table:style-name="ce191" table:formula="of:=[.C8]/[.C$12]" office:value-type="percentage" office:value="0.415814587593729" calcext:value-type="percentage">
            <text:p>41,58%</text:p>
          </table:table-cell>
          <table:table-cell table:style-name="ce196" table:formula="of:=SUMIF([Backlog.B$1:.B$1048576];&quot;=Dropped&quot;;[Backlog.C$1:.C$1048576])" office:value-type="float" office:value="244.946527777778" calcext:value-type="float">
            <text:p>244,95</text:p>
          </table:table-cell>
          <table:table-cell table:number-columns-repeated="4"/>
        </table:table-row>
        <table:table-row table:style-name="ro1">
          <table:table-cell/>
          <table:table-cell table:style-name="ce182" office:value-type="string" calcext:value-type="string">
            <text:p>Replayable</text:p>
          </table:table-cell>
          <table:table-cell table:style-name="ce113" table:formula="of:=COUNTIF([Backlog.B$1:.B$1048576];&quot;=Replayable&quot;)" office:value-type="float" office:value="39" calcext:value-type="float">
            <text:p>39</text:p>
          </table:table-cell>
          <table:table-cell table:style-name="ce192" table:formula="of:=[.C9]/[.C$12]" office:value-type="percentage" office:value="0.0265848670756646" calcext:value-type="percentage">
            <text:p>2,66%</text:p>
          </table:table-cell>
          <table:table-cell table:style-name="ce197" table:formula="of:=SUMIF([Backlog.B$1:.B$1048576];&quot;=Replayable&quot;;[Backlog.C$1:.C$1048576])" office:value-type="float" office:value="5.17222222222222" calcext:value-type="float">
            <text:p>5,17</text:p>
          </table:table-cell>
          <table:table-cell table:number-columns-repeated="4"/>
        </table:table-row>
        <table:table-row table:style-name="ro1">
          <table:table-cell/>
          <table:table-cell table:style-name="ce183" office:value-type="string" calcext:value-type="string">
            <text:p>Pending</text:p>
          </table:table-cell>
          <table:table-cell table:style-name="ce123" table:formula="of:=COUNTIF([Backlog.B$1:.B$1048576];&quot;=Pending&quot;)" office:value-type="float" office:value="364" calcext:value-type="float">
            <text:p>364</text:p>
          </table:table-cell>
          <table:table-cell table:style-name="ce193" table:formula="of:=[.C10]/[.C$12]" office:value-type="percentage" office:value="0.248125426039536" calcext:value-type="percentage">
            <text:p>24,81%</text:p>
          </table:table-cell>
          <table:table-cell table:style-name="ce198" table:formula="of:=SUMIF([Backlog.B$1:.B$1048576];&quot;=Pending&quot;;[Backlog.C$1:.C$1048576])" office:value-type="float" office:value="109.721527777778" calcext:value-type="float">
            <text:p>109,72</text:p>
          </table:table-cell>
          <table:table-cell/>
          <table:table-cell table:style-name="ce202"/>
          <table:table-cell table:number-columns-repeated="2"/>
        </table:table-row>
        <table:table-row table:style-name="ro1">
          <table:table-cell/>
          <table:table-cell table:style-name="ce184" office:value-type="string" calcext:value-type="string">
            <text:p>?</text:p>
          </table:table-cell>
          <table:table-cell table:style-name="ce188" table:formula="of:=COUNTIF([Backlog.B$1:.B$1048576];&quot;=?&quot;)" office:value-type="float" office:value="281" calcext:value-type="float">
            <text:p>281</text:p>
          </table:table-cell>
          <table:table-cell table:style-name="ce194" table:formula="of:=[.C11]/[.C$12]" office:value-type="percentage" office:value="0.191547375596455" calcext:value-type="percentage">
            <text:p>19,15%</text:p>
          </table:table-cell>
          <table:table-cell table:style-name="ce199" table:formula="of:=SUMIF([Backlog.B$1:.B$1048576];&quot;=?&quot;;[Backlog.C$1:.C$1048576])" office:value-type="float" office:value="81.0229166666667" calcext:value-type="float">
            <text:p>81,02</text:p>
          </table:table-cell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Total</text:p>
          </table:table-cell>
          <table:table-cell table:style-name="ce189" table:formula="of:=SUM([.C7:.C11])" office:value-type="float" office:value="1467" calcext:value-type="float">
            <text:p>1467</text:p>
          </table:table-cell>
          <table:table-cell table:style-name="ce189"/>
          <table:table-cell table:style-name="ce200" table:formula="of:=SUM([.E7:.E11])" office:value-type="float" office:value="472.276388888889" calcext:value-type="float">
            <text:p>472,28</text:p>
          </table:table-cell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11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7"/>
          <table:table-cell table:style-name="ce24" table:number-columns-repeated="2"/>
          <table:table-cell table:style-name="ce146"/>
          <table:table-cell table:style-name="ce156"/>
          <table:table-cell table:style-name="ce170"/>
        </table:table-row>
      </table:table>
      <table:named-expressions/>
      <table:database-ranges>
        <table:database-range table:name="__Anonymous_Sheet_DB__0" table:target-range-address="Backlog.A1:Backlog.P146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0"/>
    </number:number-style>
    <number:time-style style:name="N107" number:title="Definido por el usuario" number:truncate-on-overflow="false">
      <number:hours number:style="long"/>
      <number:text>:</number:text>
      <number:minutes number:style="long"/>
    </number:time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6">
      <style:text-properties fo:color="#ffff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6P0"/>
    </number:currency-style>
    <number:number-style style:name="N117P0" style:volatile="true">
      <number:number number:decimal-places="2" number:min-decimal-places="2" number:min-integer-digits="1"/>
    </number:number-style>
    <number:number-style style:name="N117">
      <style:text-properties fo:color="#ff0000"/>
      <number:text>-</number:text>
      <number:number number:decimal-places="2" number:min-decimal-places="2" number:min-integer-digits="1"/>
      <style:map style:condition="value()&gt;=0" style:apply-style-name="N117P0"/>
    </number:number-style>
    <number:number-style style:name="N118">
      <number:number number:decimal-places="2" number:min-decimal-places="2" number:min-integer-digits="1"/>
      <number:text> D</number:text>
    </number:number-style>
    <number:percentage-style style:name="N119">
      <number:number number:decimal-places="2" number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Replayable" style:family="table-cell" style:parent-style-name="Default">
      <style:table-cell-properties fo:background-color="#00ccff" style:text-align-source="fix" style:repeat-content="false"/>
      <style:paragraph-properties fo:text-align="center" fo:margin-left="0cm"/>
    </style:style>
    <style:style style:name="_2a__2a__20__3f_" style:display-name="** ?" style:family="table-cell" style:parent-style-name="Default">
      <style:table-cell-properties fo:background-color="#d3d3d3" style:diagonal-bl-tr="none" style:diagonal-tl-br="none"/>
    </style:style>
    <style:style style:name="_2a__2a__20_Play_20_Here" style:display-name="** Play Here" style:family="table-cell" style:parent-style-name="Default">
      <style:table-cell-properties style:diagonal-bl-tr="none" style:diagonal-tl-br="none" style:text-align-source="fix" style:repeat-content="false" fo:background-color="transparent" fo:border="2.01pt solid #cc0000"/>
      <style:paragraph-properties fo:text-align="center"/>
      <style:text-properties fo:color="#cc0000" fo:font-size="14pt" fo:font-weight="bold"/>
    </style:style>
    <style:style style:name="_2a__2a__20_Dropped" style:display-name="** Dropped" style:family="table-cell" style:parent-style-name="Default">
      <style:table-cell-properties fo:background-color="#000000"/>
    </style:style>
    <style:style style:name="_2a__2a__20_Pending" style:display-name="** Pending" style:family="table-cell" style:parent-style-name="Default">
      <style:table-cell-properties fo:background-color="#ffd320"/>
    </style:style>
    <style:style style:name="_2a__2a__20_Completed" style:display-name="** Completed" style:family="table-cell" style:parent-style-name="Default">
      <style:table-cell-properties fo:background-color="#00ff00"/>
    </style:style>
    <style:style style:name="_2a__2a__20_Replayable" style:display-name="** Replayable" style:family="table-cell" style:parent-style-name="Default">
      <style:table-cell-properties fo:background-color="#00cc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9">00/00/0000</text:date>, <text:time style:data-style-name="N2" text:time-value="16:18:01.37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09T18:46:30.405000000</dc:date>
    <meta:editing-duration>P502DT9H26M56S</meta:editing-duration>
    <meta:editing-cycles>788</meta:editing-cycles>
    <meta:generator>LibreOffice/7.2.5.2$Windows_X86_64 LibreOffice_project/499f9727c189e6ef3471021d6132d4c694f357e5</meta:generator>
    <meta:document-statistic meta:table-count="2" meta:cell-count="9520" meta:object-count="0"/>
  </office:meta>
</office:document-meta>
</file>